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09bdc3" officeooo:paragraph-rsid="0009bdc3" style:font-size-asian="10.5pt" style:font-size-complex="12pt"/>
    </style:style>
    <style:style style:name="P3" style:family="paragraph" style:parent-style-name="Standard">
      <style:text-properties fo:font-size="20pt" officeooo:rsid="0009bdc3" officeooo:paragraph-rsid="0009bdc3" style:font-size-asian="17.5pt" style:font-size-complex="20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9bdc3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 <text:s text:c="16"/><text:span text:style-name="T2">Project</text:span></text:p>
      <text:p text:style-name="P3">Program 1:</text:p>
      <text:p text:style-name="P1"/>
      <text:p text:style-name="P1">import javax.sound.sampled.LineUnavailableException;</text:p>
      <text:p text:style-name="P1">import javax.sound.sampled.UnsupportedAudioFileException;</text:p>
      <text:p text:style-name="P1">import javax.swing.*;</text:p>
      <text:p text:style-name="P1">import java.awt.*;</text:p>
      <text:p text:style-name="P1">import java.awt.event.ActionEvent;</text:p>
      <text:p text:style-name="P1">import java.awt.event.ActionListener;</text:p>
      <text:p text:style-name="P1">import java.io.File;</text:p>
      <text:p text:style-name="P1">import java.io.IOException;</text:p>
      <text:p text:style-name="P1">import java.net.URISyntaxException;</text:p>
      <text:p text:style-name="P1">import java.net.URL;</text:p>
      <text:p text:style-name="P1">import java.nio.file.Paths;</text:p>
      <text:p text:style-name="P1"/>
      <text:p text:style-name="P1">public class Loading {</text:p>
      <text:p text:style-name="P1"><text:s text:c="4"/>int x=1;</text:p>
      <text:p text:style-name="P1"><text:s text:c="4"/>JLabel label2;</text:p>
      <text:p text:style-name="P1"><text:s text:c="4"/>File filedd;</text:p>
      <text:p text:style-name="P1"><text:s text:c="4"/>Loading() {</text:p>
      <text:p text:style-name="P1"><text:s text:c="8"/>URL urll = MyLoginGUI.class.getProtectionDomain().getCodeSource().getLocation();</text:p>
      <text:p text:style-name="P1"><text:s text:c="8"/>File filed = null;</text:p>
      <text:p text:style-name="P1"><text:s text:c="8"/>try {</text:p>
      <text:p text:style-name="P1"><text:s text:c="12"/>filed = Paths.get(urll.toURI()).toFile();</text:p>
      <text:p text:style-name="P1"><text:s text:c="8"/>} catch (URISyntaxException ex) {</text:p>
      <text:p text:style-name="P1"><text:s text:c="12"/>throw new RuntimeException(ex);</text:p>
      <text:p text:style-name="P1"><text:s text:c="8"/>}</text:p>
      <text:p text:style-name="P1"><text:s text:c="8"/>String pathd = filed.getAbsolutePath();</text:p>
      <text:p text:style-name="P1"><text:s text:c="8"/>filedd=new File(pathd+"/Application Data");</text:p>
      <text:p text:style-name="P1"><text:s text:c="8"/>JWindow window = new JWindow();</text:p>
      <text:p text:style-name="P1"><text:s text:c="8"/>window.setLayout(null);</text:p>
      <text:p text:style-name="P1"><text:s text:c="8"/>window.setSize(500, 525);</text:p>
      <text:p text:style-name="P1"><text:s text:c="8"/>window.setLocationRelativeTo(null);</text:p>
      <text:p text:style-name="P1"><text:s text:c="8"/>window.setVisible(true);</text:p>
      <text:p text:style-name="P1"/>
      <text:p text:style-name="P1"><text:s text:c="8"/>JPanel panel = new JPanel() {</text:p>
      <text:p text:style-name="P1"><text:s text:c="8"/>@Override</text:p>
      <text:p text:style-name="P1"><text:s text:c="8"/>protected void paintComponent(Graphics g) {</text:p>
      <text:p text:style-name="P1"><text:s text:c="12"/>super.paintComponent(g);</text:p>
      <text:p text:style-name="P1"><text:s text:c="12"/>// Draw the image on the panel</text:p>
      <text:p text:style-name="P1"><text:s text:c="12"/>ImageIcon imageIcon = new ImageIcon(filedd+"/Loadingpic.PNG");</text:p>
      <text:p text:style-name="P1"><text:s text:c="12"/>Image image = imageIcon.getImage();</text:p>
      <text:p text:style-name="P1"><text:s text:c="12"/>g.drawImage(image, 0, 0, getWidth(), getHeight(), null);</text:p>
      <text:p text:style-name="P1"><text:s text:c="8"/>}</text:p>
      <text:p text:style-name="P1"><text:s text:c="4"/>};</text:p>
      <text:p text:style-name="P1"/>
      <text:p text:style-name="P1"><text:soft-page-break/><text:s text:c="8"/>panel.setSize(500, 500);</text:p>
      <text:p text:style-name="P1"><text:s text:c="8"/>panel.setBackground(Color.black);</text:p>
      <text:p text:style-name="P1"><text:s text:c="8"/>window.add(panel);</text:p>
      <text:p text:style-name="P1"><text:s text:c="8"/>panel.setLayout(null);</text:p>
      <text:p text:style-name="P1"/>
      <text:p text:style-name="P1"/>
      <text:p text:style-name="P1"><text:s text:c="8"/>JProgressBar jProgressBar=new JProgressBar();</text:p>
      <text:p text:style-name="P1"><text:s text:c="8"/>jProgressBar.setMaximum(100);</text:p>
      <text:p text:style-name="P1"><text:s text:c="8"/>jProgressBar.setBorderPainted(false);</text:p>
      <text:p text:style-name="P1"><text:s text:c="8"/>jProgressBar.setMinimum(0);</text:p>
      <text:p text:style-name="P1"><text:s text:c="8"/>jProgressBar.setBounds(0, 500, 500, 25);</text:p>
      <text:p text:style-name="P1"><text:s text:c="8"/>jProgressBar.setStringPainted(true);</text:p>
      <text:p text:style-name="P1"><text:s text:c="8"/>jProgressBar.setPreferredSize(new Dimension(100, 15));</text:p>
      <text:p text:style-name="P1"><text:s text:c="8"/>jProgressBar.setBackground(new Color(14, 14, 14));</text:p>
      <text:p text:style-name="P1"><text:s text:c="8"/>jProgressBar.setForeground(new Color(248, 199, 5));</text:p>
      <text:p text:style-name="P1"/>
      <text:p text:style-name="P1"><text:s text:c="8"/>window.revalidate();</text:p>
      <text:p text:style-name="P1"><text:s text:c="8"/>window.add(jProgressBar);</text:p>
      <text:p text:style-name="P1"/>
      <text:p text:style-name="P1"><text:s text:c="8"/>Timer timer = new Timer(20, new ActionListener() {</text:p>
      <text:p text:style-name="P1"/>
      <text:p text:style-name="P1"><text:s text:c="12"/>@Override</text:p>
      <text:p text:style-name="P1"><text:s text:c="12"/>public void actionPerformed(ActionEvent e) {</text:p>
      <text:p text:style-name="P1"><text:s text:c="16"/>if (x==35){</text:p>
      <text:p text:style-name="P1"><text:s text:c="20"/>try {</text:p>
      <text:p text:style-name="P1"><text:s text:c="24"/>Thread.sleep(800);</text:p>
      <text:p text:style-name="P1"><text:s text:c="20"/>} catch (InterruptedException ex) {</text:p>
      <text:p text:style-name="P1"><text:s text:c="24"/>throw new RuntimeException(ex);</text:p>
      <text:p text:style-name="P1"><text:s text:c="20"/>}</text:p>
      <text:p text:style-name="P1"><text:s text:c="16"/>}</text:p>
      <text:p text:style-name="P1"/>
      <text:p text:style-name="P1"><text:s text:c="16"/>if (x==80){</text:p>
      <text:p text:style-name="P1"><text:s text:c="20"/>try {</text:p>
      <text:p text:style-name="P1"><text:s text:c="24"/>Thread.sleep(400);</text:p>
      <text:p text:style-name="P1"><text:s text:c="20"/>} catch (InterruptedException ex) {</text:p>
      <text:p text:style-name="P1"><text:s text:c="24"/>throw new RuntimeException(ex);</text:p>
      <text:p text:style-name="P1"><text:s text:c="20"/>}</text:p>
      <text:p text:style-name="P1"><text:s text:c="16"/>}</text:p>
      <text:p text:style-name="P1"><text:s text:c="16"/>jProgressBar.setString("Redirecting "+x+"%");</text:p>
      <text:p text:style-name="P1"><text:s text:c="16"/>jProgressBar.setValue(x);</text:p>
      <text:p text:style-name="P1"><text:s text:c="16"/>if (x==100){window.dispose();</text:p>
      <text:p text:style-name="P1"><text:s text:c="20"/>try {</text:p>
      <text:p text:style-name="P1"><text:s text:c="24"/>new MyLoginGUI(1);</text:p>
      <text:p text:style-name="P1"><text:s text:c="20"/>} catch (LineUnavailableException ex) {</text:p>
      <text:p text:style-name="P1"><text:s text:c="24"/>throw new RuntimeException(ex);</text:p>
      <text:p text:style-name="P1"><text:s text:c="20"/>} catch (IOException ex) {</text:p>
      <text:p text:style-name="P1"><text:s text:c="24"/>throw new RuntimeException(ex);</text:p>
      <text:p text:style-name="P1"><text:s text:c="20"/>} catch (UnsupportedAudioFileException ex) {</text:p>
      <text:p text:style-name="P1"><text:s text:c="24"/>throw new RuntimeException(ex);</text:p>
      <text:p text:style-name="P1"><text:soft-page-break/><text:s text:c="20"/>}</text:p>
      <text:p text:style-name="P1"><text:s text:c="16"/>}</text:p>
      <text:p text:style-name="P1"><text:s text:c="16"/>x++;</text:p>
      <text:p text:style-name="P1"><text:s text:c="12"/>}</text:p>
      <text:p text:style-name="P1"><text:s text:c="8"/>});</text:p>
      <text:p text:style-name="P1"><text:s text:c="4"/>timer.start();</text:p>
      <text:p text:style-name="P1"/>
      <text:p text:style-name="P1"><text:s text:c="5"/>}</text:p>
      <text:p text:style-name="P1"/>
      <text:p text:style-name="P1"><text:s text:c="4"/>public static void main(String[] args) {</text:p>
      <text:p text:style-name="P1"><text:s text:c="8"/>new Loading();</text:p>
      <text:p text:style-name="P1"><text:s text:c="4"/>}</text:p>
      <text:p text:style-name="P1">}</text:p>
      <text:p text:style-name="P1"/>
      <text:p text:style-name="P3">Program 2:</text:p>
      <text:p text:style-name="P3"/>
      <text:p text:style-name="P2">import javax.sound.sampled.LineUnavailableException;</text:p>
      <text:p text:style-name="P2">import javax.sound.sampled.UnsupportedAudioFileException;</text:p>
      <text:p text:style-name="P2">import javax.swing.*;</text:p>
      <text:p text:style-name="P2">import java.awt.*;</text:p>
      <text:p text:style-name="P2">import java.awt.event.ActionEvent;</text:p>
      <text:p text:style-name="P2">import java.awt.event.ActionListener;</text:p>
      <text:p text:style-name="P2">import java.beans.PropertyChangeListener;</text:p>
      <text:p text:style-name="P2">import java.io.File;</text:p>
      <text:p text:style-name="P2">import java.io.IOException;</text:p>
      <text:p text:style-name="P2">import java.net.URISyntaxException;</text:p>
      <text:p text:style-name="P2">import java.net.URL;</text:p>
      <text:p text:style-name="P2">import java.nio.file.Paths;</text:p>
      <text:p text:style-name="P2"/>
      <text:p text:style-name="P2">public class Loading1 {</text:p>
      <text:p text:style-name="P2"><text:s text:c="4"/>int x=1;</text:p>
      <text:p text:style-name="P2"><text:s text:c="4"/>JLabel label2;</text:p>
      <text:p text:style-name="P2"><text:s text:c="4"/>File filedd;</text:p>
      <text:p text:style-name="P2"><text:s text:c="4"/>Loading1() {</text:p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><text:s text:c="8"/>JWindow window = new JWindow();</text:p>
      <text:p text:style-name="P2"><text:s text:c="8"/>window.setLayout(null);</text:p>
      <text:p text:style-name="P2"><text:s text:c="8"/>window.setSize(500, 525);</text:p>
      <text:p text:style-name="P2"><text:s text:c="8"/>window.setLocationRelativeTo(null);</text:p>
      <text:p text:style-name="P2"><text:soft-page-break/><text:s text:c="8"/>window.setVisible(true);</text:p>
      <text:p text:style-name="P2"/>
      <text:p text:style-name="P2"><text:s text:c="8"/>JPanel panel = new JPanel() 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studentloading.PN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/>
      <text:p text:style-name="P2"><text:s text:c="8"/>panel.setSize(500, 500);</text:p>
      <text:p text:style-name="P2"><text:s text:c="8"/>panel.setBackground(Color.black);</text:p>
      <text:p text:style-name="P2"><text:s text:c="8"/>window.add(panel);</text:p>
      <text:p text:style-name="P2"><text:s text:c="8"/>panel.setLayout(null);</text:p>
      <text:p text:style-name="P2"/>
      <text:p text:style-name="P2"/>
      <text:p text:style-name="P2"><text:s text:c="8"/>JProgressBar jProgressBar=new JProgressBar();</text:p>
      <text:p text:style-name="P2"><text:s text:c="8"/>jProgressBar.setMaximum(100);</text:p>
      <text:p text:style-name="P2"><text:s text:c="8"/>jProgressBar.setBorderPainted(false);</text:p>
      <text:p text:style-name="P2"><text:s text:c="8"/>jProgressBar.setMinimum(0);</text:p>
      <text:p text:style-name="P2"><text:s text:c="8"/>jProgressBar.setBounds(0, 500, 500, 25);</text:p>
      <text:p text:style-name="P2"><text:s text:c="8"/>jProgressBar.setStringPainted(true);</text:p>
      <text:p text:style-name="P2"><text:s text:c="8"/>jProgressBar.setPreferredSize(new Dimension(100, 15));</text:p>
      <text:p text:style-name="P2"><text:s text:c="8"/>jProgressBar.setBackground(new Color(14, 14, 14));</text:p>
      <text:p text:style-name="P2"><text:s text:c="8"/>jProgressBar.setForeground(new Color(248, 199, 5));</text:p>
      <text:p text:style-name="P2"/>
      <text:p text:style-name="P2"><text:s text:c="8"/>window.revalidate();</text:p>
      <text:p text:style-name="P2"><text:s text:c="8"/>window.add(jProgressBar);</text:p>
      <text:p text:style-name="P2"/>
      <text:p text:style-name="P2"><text:s text:c="8"/>Timer timer = new Timer(20, new ActionListener() {</text:p>
      <text:p text:style-name="P2"/>
      <text:p text:style-name="P2"><text:s text:c="12"/>@Override</text:p>
      <text:p text:style-name="P2"><text:s text:c="12"/>public void actionPerformed(ActionEvent e) {</text:p>
      <text:p text:style-name="P2"><text:s text:c="16"/>if (x==35){</text:p>
      <text:p text:style-name="P2"><text:s text:c="20"/>try {</text:p>
      <text:p text:style-name="P2"><text:s text:c="24"/>Thread.sleep(800);</text:p>
      <text:p text:style-name="P2"><text:s text:c="20"/>} catch (InterruptedException ex) {</text:p>
      <text:p text:style-name="P2"><text:s text:c="24"/>throw new RuntimeException(ex);</text:p>
      <text:p text:style-name="P2"><text:s text:c="20"/>}</text:p>
      <text:p text:style-name="P2"><text:s text:c="16"/>}</text:p>
      <text:p text:style-name="P2"/>
      <text:p text:style-name="P2"><text:s text:c="16"/>if (x==80){</text:p>
      <text:p text:style-name="P2"><text:s text:c="20"/>try {</text:p>
      <text:p text:style-name="P2"><text:s text:c="24"/>Thread.sleep(400);</text:p>
      <text:p text:style-name="P2"><text:s text:c="20"/>} catch (InterruptedException ex) {</text:p>
      <text:p text:style-name="P2"><text:s text:c="24"/>throw new RuntimeException(ex);</text:p>
      <text:p text:style-name="P2"><text:soft-page-break/><text:s text:c="20"/>}</text:p>
      <text:p text:style-name="P2"><text:s text:c="16"/>}</text:p>
      <text:p text:style-name="P2"><text:s text:c="16"/>jProgressBar.setString("Redirecting "+x+"%");</text:p>
      <text:p text:style-name="P2"><text:s text:c="16"/>jProgressBar.setValue(x);</text:p>
      <text:p text:style-name="P2"><text:s text:c="16"/>if (x==100){</text:p>
      <text:p text:style-name="P2"><text:s text:c="20"/>window.dispose();</text:p>
      <text:p text:style-name="P2"><text:s text:c="20"/>try {</text:p>
      <text:p text:style-name="P2"><text:s text:c="24"/>new STUDENT();</text:p>
      <text:p text:style-name="P2"><text:s text:c="20"/>} catch (LineUnavailableException ex) {</text:p>
      <text:p text:style-name="P2"><text:s text:c="24"/>throw new RuntimeException(ex);</text:p>
      <text:p text:style-name="P2"><text:s text:c="20"/>} catch (IOException ex) {</text:p>
      <text:p text:style-name="P2"><text:s text:c="24"/>throw new RuntimeException(ex);</text:p>
      <text:p text:style-name="P2"><text:s text:c="20"/>} catch (UnsupportedAudioFileException ex) {</text:p>
      <text:p text:style-name="P2"><text:s text:c="24"/>throw new RuntimeException(ex);</text:p>
      <text:p text:style-name="P2"><text:s text:c="20"/>}</text:p>
      <text:p text:style-name="P2"><text:s text:c="16"/>}</text:p>
      <text:p text:style-name="P2"><text:s text:c="16"/>x++;</text:p>
      <text:p text:style-name="P2"><text:s text:c="12"/>}</text:p>
      <text:p text:style-name="P2"><text:s text:c="8"/>});</text:p>
      <text:p text:style-name="P2"><text:s text:c="8"/>timer.start();</text:p>
      <text:p text:style-name="P2"/>
      <text:p text:style-name="P2"><text:s text:c="4"/>}</text:p>
      <text:p text:style-name="P2"/>
      <text:p text:style-name="P2"><text:s text:c="4"/>public static void main(String[] args) {</text:p>
      <text:p text:style-name="P2"><text:s text:c="8"/>new Loading1();</text:p>
      <text:p text:style-name="P2"><text:s text:c="4"/>}</text:p>
      <text:p text:style-name="P2">}</text:p>
      <text:p text:style-name="P2"/>
      <text:p text:style-name="P3">Program 3:</text:p>
      <text:p text:style-name="P3"/>
      <text:p text:style-name="P2">import javax.sound.sampled.LineUnavailableException;</text:p>
      <text:p text:style-name="P2">import javax.sound.sampled.UnsupportedAudioFileException;</text:p>
      <text:p text:style-name="P2">import javax.swing.*;</text:p>
      <text:p text:style-name="P2">import java.awt.*;</text:p>
      <text:p text:style-name="P2">import java.awt.event.ActionEvent;</text:p>
      <text:p text:style-name="P2">import java.awt.event.ActionListener;</text:p>
      <text:p text:style-name="P2">import java.beans.PropertyChangeListener;</text:p>
      <text:p text:style-name="P2">import java.io.File;</text:p>
      <text:p text:style-name="P2">import java.io.IOException;</text:p>
      <text:p text:style-name="P2">import java.net.URISyntaxException;</text:p>
      <text:p text:style-name="P2">import java.net.URL;</text:p>
      <text:p text:style-name="P2">import java.nio.file.Paths;</text:p>
      <text:p text:style-name="P2"/>
      <text:p text:style-name="P2">public class Loading2 {</text:p>
      <text:p text:style-name="P2"><text:s text:c="4"/>int x=1;</text:p>
      <text:p text:style-name="P2"><text:s text:c="4"/>JLabel label2;</text:p>
      <text:p text:style-name="P2"><text:s text:c="4"/>File filedd;</text:p>
      <text:p text:style-name="P2"><text:soft-page-break/><text:s text:c="4"/>Loading2() {</text:p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><text:s text:c="8"/>JWindow window = new JWindow();</text:p>
      <text:p text:style-name="P2"><text:s text:c="8"/>window.setLayout(null);</text:p>
      <text:p text:style-name="P2"><text:s text:c="8"/>window.setSize(500, 525);</text:p>
      <text:p text:style-name="P2"><text:s text:c="8"/>window.setLocationRelativeTo(null);</text:p>
      <text:p text:style-name="P2"><text:s text:c="8"/>window.setVisible(true);</text:p>
      <text:p text:style-name="P2"/>
      <text:p text:style-name="P2"><text:s text:c="8"/>JPanel panel = new JPanel() 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facultyloading.PN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/>
      <text:p text:style-name="P2"><text:s text:c="8"/>panel.setSize(500, 500);</text:p>
      <text:p text:style-name="P2"><text:s text:c="8"/>panel.setBackground(Color.black);</text:p>
      <text:p text:style-name="P2"><text:s text:c="8"/>window.add(panel);</text:p>
      <text:p text:style-name="P2"><text:s text:c="8"/>panel.setLayout(null);</text:p>
      <text:p text:style-name="P2"/>
      <text:p text:style-name="P2"/>
      <text:p text:style-name="P2"><text:s text:c="8"/>JProgressBar jProgressBar=new JProgressBar();</text:p>
      <text:p text:style-name="P2"><text:s text:c="8"/>jProgressBar.setMaximum(100);</text:p>
      <text:p text:style-name="P2"><text:s text:c="8"/>jProgressBar.setBorderPainted(false);</text:p>
      <text:p text:style-name="P2"><text:s text:c="8"/>jProgressBar.setMinimum(0);</text:p>
      <text:p text:style-name="P2"><text:s text:c="8"/>jProgressBar.setBounds(0, 500, 500, 25);</text:p>
      <text:p text:style-name="P2"><text:s text:c="8"/>jProgressBar.setStringPainted(true);</text:p>
      <text:p text:style-name="P2"><text:s text:c="8"/>jProgressBar.setPreferredSize(new Dimension(100, 15));</text:p>
      <text:p text:style-name="P2"><text:s text:c="8"/>jProgressBar.setBackground(new Color(14, 14, 14));</text:p>
      <text:p text:style-name="P2"><text:s text:c="8"/>jProgressBar.setForeground(new Color(248, 199, 5));</text:p>
      <text:p text:style-name="P2"/>
      <text:p text:style-name="P2"><text:s text:c="8"/>window.revalidate();</text:p>
      <text:p text:style-name="P2"><text:s text:c="8"/>window.add(jProgressBar);</text:p>
      <text:p text:style-name="P2"/>
      <text:p text:style-name="P2"><text:s text:c="8"/>Timer timer = new Timer(20, new ActionListener() {</text:p>
      <text:p text:style-name="P2"/>
      <text:p text:style-name="P2"><text:s text:c="12"/>@Override</text:p>
      <text:p text:style-name="P2"><text:soft-page-break/><text:s text:c="12"/>public void actionPerformed(ActionEvent e) {</text:p>
      <text:p text:style-name="P2"><text:s text:c="16"/>if (x==35){</text:p>
      <text:p text:style-name="P2"><text:s text:c="20"/>try {</text:p>
      <text:p text:style-name="P2"><text:s text:c="24"/>Thread.sleep(800);</text:p>
      <text:p text:style-name="P2"><text:s text:c="20"/>} catch (InterruptedException ex) {</text:p>
      <text:p text:style-name="P2"><text:s text:c="24"/>throw new RuntimeException(ex);</text:p>
      <text:p text:style-name="P2"><text:s text:c="20"/>}</text:p>
      <text:p text:style-name="P2"><text:s text:c="16"/>}</text:p>
      <text:p text:style-name="P2"/>
      <text:p text:style-name="P2"><text:s text:c="16"/>if (x==80){</text:p>
      <text:p text:style-name="P2"><text:s text:c="20"/>try {</text:p>
      <text:p text:style-name="P2"><text:s text:c="24"/>Thread.sleep(400);</text:p>
      <text:p text:style-name="P2"><text:s text:c="20"/>} catch (InterruptedException ex) {</text:p>
      <text:p text:style-name="P2"><text:s text:c="24"/>throw new RuntimeException(ex);</text:p>
      <text:p text:style-name="P2"><text:s text:c="20"/>}</text:p>
      <text:p text:style-name="P2"><text:s text:c="16"/>}</text:p>
      <text:p text:style-name="P2"><text:s text:c="16"/>jProgressBar.setString("Redirecting "+x+"%");</text:p>
      <text:p text:style-name="P2"><text:s text:c="16"/>jProgressBar.setValue(x);</text:p>
      <text:p text:style-name="P2"><text:s text:c="16"/>if (x==100){</text:p>
      <text:p text:style-name="P2"><text:s text:c="20"/>window.dispose();</text:p>
      <text:p text:style-name="P2"><text:s text:c="20"/>new FACULTY();</text:p>
      <text:p text:style-name="P2"><text:s text:c="16"/>}</text:p>
      <text:p text:style-name="P2"><text:s text:c="16"/>x++;</text:p>
      <text:p text:style-name="P2"><text:s text:c="12"/>}</text:p>
      <text:p text:style-name="P2"><text:s text:c="8"/>});</text:p>
      <text:p text:style-name="P2"><text:s text:c="8"/>timer.start();</text:p>
      <text:p text:style-name="P2"/>
      <text:p text:style-name="P2"><text:s text:c="4"/>}</text:p>
      <text:p text:style-name="P2"/>
      <text:p text:style-name="P2"><text:s text:c="4"/>public static void main(String[] args) {</text:p>
      <text:p text:style-name="P2"><text:s text:c="8"/>new Loading2();</text:p>
      <text:p text:style-name="P2"><text:s text:c="4"/>}</text:p>
      <text:p text:style-name="P2">}</text:p>
      <text:p text:style-name="P2"/>
      <text:p text:style-name="P3">Program 4:</text:p>
      <text:p text:style-name="P3"/>
      <text:p text:style-name="P2">import javax.sound.sampled.*;</text:p>
      <text:p text:style-name="P2">import javax.swing.*;</text:p>
      <text:p text:style-name="P2">import java.awt.*;</text:p>
      <text:p text:style-name="P2">import java.awt.event.*;</text:p>
      <text:p text:style-name="P2">import java.io.*;</text:p>
      <text:p text:style-name="P2">import java.net.URISyntaxException;</text:p>
      <text:p text:style-name="P2">import java.net.URL;</text:p>
      <text:p text:style-name="P2">import java.nio.file.Paths;</text:p>
      <text:p text:style-name="P2">import javax.sound.sampled.LineUnavailableException;</text:p>
      <text:p text:style-name="P2">import javax.swing.text.AttributeSet;</text:p>
      <text:p text:style-name="P2">import javax.swing.text.BadLocationException;</text:p>
      <text:p text:style-name="P2"><text:soft-page-break/>import javax.swing.text.DocumentFilter;</text:p>
      <text:p text:style-name="P2"/>
      <text:p text:style-name="P2">import static java.awt.Color.*;</text:p>
      <text:p text:style-name="P2"/>
      <text:p text:style-name="P2">public <text:s/>class MyLoginGUI extends Component implements ActionListener, MouseListener {</text:p>
      <text:p text:style-name="P2">Clip clip1;</text:p>
      <text:p text:style-name="P2"><text:s text:c="4"/>JFrame jFrame;</text:p>
      <text:p text:style-name="P2"/>
      <text:p text:style-name="P2"><text:s text:c="4"/>String UserNamestore,Userpasswordstore,RegisterUserstore,RegisterPasswordstore;</text:p>
      <text:p text:style-name="P2"><text:s text:c="4"/>Container frame;</text:p>
      <text:p text:style-name="P2"><text:s text:c="4"/>JLabel username,password,registerlabel,loginlabel,registerusername,registeruserpasswordlabel;</text:p>
      <text:p text:style-name="P2"><text:s text:c="4"/>JTextField usernametext,registerusertext;</text:p>
      <text:p text:style-name="P2"><text:s text:c="4"/>JPasswordField passwordtext,registeruserpassword;</text:p>
      <text:p text:style-name="P2"><text:s text:c="4"/>JButton eyeButton,loginbutton,registerbutton,registereyebutton;</text:p>
      <text:p text:style-name="P2"><text:s text:c="4"/>Clip clip;</text:p>
      <text:p text:style-name="P2"><text:s text:c="5"/>File filedd;</text:p>
      <text:p text:style-name="P2"><text:s text:c="5"/>MyLoginGUI(){}</text:p>
      <text:p text:style-name="P2"><text:s text:c="4"/>MyLoginGUI(int z) throws LineUnavailableException, IOException, UnsupportedAudioFileException {</text:p>
      <text:p text:style-name="P2"/>
      <text:p text:style-name="P2"/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/>
      <text:p text:style-name="P2"/>
      <text:p text:style-name="P2"><text:s text:c="8"/>jFrame=new JFrame();</text:p>
      <text:p text:style-name="P2"><text:s text:c="8"/>jFrame.setTitle("Login");</text:p>
      <text:p text:style-name="P2"><text:s text:c="8"/>jFrame.setResizable(false);</text:p>
      <text:p text:style-name="P2"><text:s text:c="8"/>jFrame.setDefaultCloseOperation(JFrame.EXIT_ON_CLOSE);</text:p>
      <text:p text:style-name="P2"><text:s text:c="8"/>ImageIcon imageIcon = new ImageIcon(filedd+"/loginpage.png");</text:p>
      <text:p text:style-name="P2"><text:s text:c="8"/>JLabel backgroundLabel = new JLabel(imageIcon) {</text:p>
      <text:p text:style-name="P2"><text:s text:c="12"/>@Override</text:p>
      <text:p text:style-name="P2"><text:s text:c="12"/>public void paintComponent(Graphics g) {</text:p>
      <text:p text:style-name="P2"><text:s text:c="16"/>super.paintComponent(g);</text:p>
      <text:p text:style-name="P2"><text:s text:c="16"/>Image image = imageIcon.getImage();</text:p>
      <text:p text:style-name="P2"><text:s text:c="16"/>//Dimension size = getSize();</text:p>
      <text:p text:style-name="P2"><text:s text:c="16"/>g.drawImage(image, 0, 0, getWidth(),getHeight(), null);</text:p>
      <text:p text:style-name="P2"><text:s text:c="16"/>System.out.println(getWidth()+getHeight());</text:p>
      <text:p text:style-name="P2"><text:s text:c="12"/>}</text:p>
      <text:p text:style-name="P2"><text:s text:c="8"/>};</text:p>
      <text:p text:style-name="P2"/>
      <text:p text:style-name="P2"><text:s text:c="8"/>jFrame.setContentPane(backgroundLabel);</text:p>
      <text:p text:style-name="P2"><text:soft-page-break/><text:s text:c="8"/>jFrame.setSize(500,400);</text:p>
      <text:p text:style-name="P2"><text:s text:c="8"/>jFrame.pack();jFrame.setVisible(true);</text:p>
      <text:p text:style-name="P2"><text:s text:c="8"/>jFrame.setLocationRelativeTo(null);</text:p>
      <text:p text:style-name="P2"/>
      <text:p text:style-name="P2"><text:s text:c="8"/>frame=jFrame.getContentPane();</text:p>
      <text:p text:style-name="P2"><text:s text:c="8"/>Font font=new Font("Elephant", Font.PLAIN,20);</text:p>
      <text:p text:style-name="P2"><text:s text:c="8"/>Font fonthead=new Font("impact", Font.PLAIN,35);</text:p>
      <text:p text:style-name="P2"/>
      <text:p text:style-name="P2"><text:s text:c="8"/>File sound=new File(filedd+"/botton.wav");</text:p>
      <text:p text:style-name="P2"><text:s text:c="8"/>AudioInputStream audioInputStream = AudioSystem.getAudioInputStream(sound);</text:p>
      <text:p text:style-name="P2"><text:s text:c="8"/>clip=AudioSystem.getClip();</text:p>
      <text:p text:style-name="P2"><text:s text:c="8"/>clip.open(audioInputStream);</text:p>
      <text:p text:style-name="P2"/>
      <text:p text:style-name="P2"><text:s text:c="8"/>File sound1=new File(filedd+"/loginsound.wav");</text:p>
      <text:p text:style-name="P2"><text:s text:c="8"/>AudioInputStream audioInputStream1 = AudioSystem.getAudioInputStream(sound1);</text:p>
      <text:p text:style-name="P2"><text:s text:c="8"/>clip1=AudioSystem.getClip();</text:p>
      <text:p text:style-name="P2"><text:s text:c="8"/>clip1.open(audioInputStream1);</text:p>
      <text:p text:style-name="P2"/>
      <text:p text:style-name="P2"><text:s text:c="8"/>DocumentFilter documentFilter = new DocumentFilter() {</text:p>
      <text:p text:style-name="P2"><text:s text:c="12"/>@Override</text:p>
      <text:p text:style-name="P2"><text:s text:c="12"/>public void insertString(FilterBypass fb, int offset, String text, AttributeSet attrs)</text:p>
      <text:p text:style-name="P2"><text:s text:c="20"/>throws BadLocationException {</text:p>
      <text:p text:style-name="P2"><text:s text:c="16"/>if (text != null) {</text:p>
      <text:p text:style-name="P2"><text:s text:c="20"/>text = text.replace(",", " ");</text:p>
      <text:p text:style-name="P2"><text:s text:c="20"/>super.insertString(fb, offset, text, attrs);</text:p>
      <text:p text:style-name="P2"><text:s text:c="16"/>}</text:p>
      <text:p text:style-name="P2"><text:s text:c="12"/>}</text:p>
      <text:p text:style-name="P2"/>
      <text:p text:style-name="P2"><text:s text:c="12"/>@Override</text:p>
      <text:p text:style-name="P2"><text:s text:c="12"/>public void replace(FilterBypass fb, int offset, int length, String text, AttributeSet attrs)</text:p>
      <text:p text:style-name="P2"><text:s text:c="20"/>throws BadLocationException {</text:p>
      <text:p text:style-name="P2"><text:s text:c="16"/>if (text != null) {</text:p>
      <text:p text:style-name="P2"><text:s text:c="20"/>text = text.replace(",", " ");</text:p>
      <text:p text:style-name="P2"><text:s text:c="20"/>super.replace(fb, offset, length, text, attrs);</text:p>
      <text:p text:style-name="P2"><text:s text:c="16"/>}</text:p>
      <text:p text:style-name="P2"><text:s text:c="12"/>}</text:p>
      <text:p text:style-name="P2"><text:s text:c="8"/>};</text:p>
      <text:p text:style-name="P2"><text:s text:c="8"/>ImageIcon frameicon=new ImageIcon(filedd+"/loginicon.png");</text:p>
      <text:p text:style-name="P2"><text:s text:c="8"/>jFrame.setIconImage(frameicon.getImage());</text:p>
      <text:p text:style-name="P2"/>
      <text:p text:style-name="P2"><text:s text:c="8"/>username=new JLabel("★User Name");</text:p>
      <text:p text:style-name="P2"><text:s text:c="8"/>username.setBounds(320,150,120,30);</text:p>
      <text:p text:style-name="P2"><text:s text:c="8"/>username.setForeground(new Color(248, 199, 5));</text:p>
      <text:p text:style-name="P2"><text:s text:c="8"/>username.setFont(font);</text:p>
      <text:p text:style-name="P2"/>
      <text:p text:style-name="P2"><text:s text:c="8"/>registerusername=new JLabel("★Register New User");</text:p>
      <text:p text:style-name="P2"><text:s text:c="8"/>registerusername.setBounds(320,150,200,30);</text:p>
      <text:p text:style-name="P2"><text:s text:c="8"/>registerusername.setForeground(new Color(248, 199, 5));</text:p>
      <text:p text:style-name="P2"><text:s text:c="8"/>registerusername.setFont(font);registerusername.setVisible(false);</text:p>
      <text:p text:style-name="P2"><text:soft-page-break/></text:p>
      <text:p text:style-name="P2"><text:s text:c="8"/>password=new JLabel("★Password");</text:p>
      <text:p text:style-name="P2"><text:s text:c="8"/>password.setBounds(320,250,120,30);</text:p>
      <text:p text:style-name="P2"><text:s text:c="8"/>password.setForeground(new Color(248, 199, 5));</text:p>
      <text:p text:style-name="P2"><text:s text:c="8"/>password.setFont(font);</text:p>
      <text:p text:style-name="P2"><text:s text:c="8"/>registeruserpasswordlabel=new JLabel("★Enter New Password");</text:p>
      <text:p text:style-name="P2"><text:s text:c="8"/>registeruserpasswordlabel.setBounds(320,250,250,30);</text:p>
      <text:p text:style-name="P2"><text:s text:c="8"/>registeruserpasswordlabel.setForeground(new Color(248, 199, 5));</text:p>
      <text:p text:style-name="P2"><text:s text:c="8"/>registeruserpasswordlabel.setFont(font);registeruserpasswordlabel.setVisible(false);frame.add(registeruserpasswordlabel);</text:p>
      <text:p text:style-name="P2"/>
      <text:p text:style-name="P2"><text:s text:c="8"/>usernametext=new JTextField();</text:p>
      <text:p text:style-name="P2"><text:s text:c="8"/>usernametext.setBounds(320,180,430,30);</text:p>
      <text:p text:style-name="P2"><text:s text:c="8"/>usernametext.setFont(font);</text:p>
      <text:p text:style-name="P2"><text:s text:c="8"/>registerusertext=new JTextField();</text:p>
      <text:p text:style-name="P2"><text:s text:c="8"/>registerusertext.setBounds(320,180,430,30);</text:p>
      <text:p text:style-name="P2"><text:s text:c="8"/>registerusertext.setFont(font);registerusertext.setVisible(false);</text:p>
      <text:p text:style-name="P2"><text:s text:c="8"/>((javax.swing.text.AbstractDocument) usernametext.getDocument()).setDocumentFilter(documentFilter);</text:p>
      <text:p text:style-name="P2"><text:s text:c="8"/>((javax.swing.text.AbstractDocument) registerusertext.getDocument()).setDocumentFilter(documentFilter);</text:p>
      <text:p text:style-name="P2"/>
      <text:p text:style-name="P2"><text:s text:c="8"/>passwordtext=new JPasswordField();</text:p>
      <text:p text:style-name="P2"><text:s text:c="8"/>passwordtext.setBounds(320,280,400,30);</text:p>
      <text:p text:style-name="P2"><text:s text:c="8"/>passwordtext.setFont(font);</text:p>
      <text:p text:style-name="P2"><text:s text:c="8"/>registeruserpassword=new JPasswordField();</text:p>
      <text:p text:style-name="P2"><text:s text:c="8"/>registeruserpassword.setBounds(320,280,400,30);</text:p>
      <text:p text:style-name="P2"><text:s text:c="8"/>registeruserpassword.setFont(font);registeruserpassword.setVisible(false);</text:p>
      <text:p text:style-name="P2"><text:s text:c="8"/>((javax.swing.text.AbstractDocument) passwordtext.getDocument()).setDocumentFilter(documentFilter);</text:p>
      <text:p text:style-name="P2"><text:s text:c="8"/>((javax.swing.text.AbstractDocument) registeruserpassword.getDocument()).setDocumentFilter(documentFilter);</text:p>
      <text:p text:style-name="P2"/>
      <text:p text:style-name="P2"><text:s text:c="8"/>ImageIcon image=new ImageIcon(filedd+"/eye.png");</text:p>
      <text:p text:style-name="P2"><text:s text:c="8"/>eyeButton=new JButton();</text:p>
      <text:p text:style-name="P2"><text:s text:c="8"/>eyeButton.setIcon(image);</text:p>
      <text:p text:style-name="P2"><text:s text:c="8"/>eyeButton.setBackground(new Color(255,255,255));</text:p>
      <text:p text:style-name="P2"><text:s text:c="8"/>eyeButton.setBounds(720,280,30,30);</text:p>
      <text:p text:style-name="P2"><text:s text:c="8"/>eyeButton.addActionListener(this);</text:p>
      <text:p text:style-name="P2"><text:s text:c="8"/>registereyebutton=new JButton();</text:p>
      <text:p text:style-name="P2"><text:s text:c="8"/>registereyebutton.setIcon(image);</text:p>
      <text:p text:style-name="P2"><text:s text:c="8"/>registereyebutton.setBackground(new Color(255,255,255));</text:p>
      <text:p text:style-name="P2"><text:s text:c="8"/>registereyebutton.setBounds(720,280,30,30);</text:p>
      <text:p text:style-name="P2"><text:s text:c="8"/>registereyebutton.addActionListener(this);registereyebutton.setVisible(false);</text:p>
      <text:p text:style-name="P2"/>
      <text:p text:style-name="P2"><text:s text:c="8"/>frame.add(registeruserpassword);</text:p>
      <text:p text:style-name="P2"><text:s text:c="8"/>frame.add(registereyebutton);</text:p>
      <text:p text:style-name="P2"><text:s text:c="8"/>frame.add(eyeButton);</text:p>
      <text:p text:style-name="P2"><text:soft-page-break/><text:s text:c="8"/>frame.add(username);frame.add(usernametext);</text:p>
      <text:p text:style-name="P2"><text:s text:c="8"/>frame.add(password);frame.add(passwordtext);</text:p>
      <text:p text:style-name="P2"/>
      <text:p text:style-name="P2"><text:s text:c="8"/>loginbutton=new JButton("Login");</text:p>
      <text:p text:style-name="P2"><text:s text:c="8"/>loginbutton.setBounds(470,360,110,35);</text:p>
      <text:p text:style-name="P2"><text:s text:c="8"/>loginbutton.addActionListener(this);</text:p>
      <text:p text:style-name="P2"><text:s text:c="8"/>loginbutton.setFont(new Font("Georgia",Font.PLAIN,30));</text:p>
      <text:p text:style-name="P2"><text:s text:c="8"/>loginbutton.setForeground(new Color(248, 199, 5));</text:p>
      <text:p text:style-name="P2"><text:s text:c="8"/>loginbutton.setBackground(new Color(0, 0, 0));</text:p>
      <text:p text:style-name="P2"><text:s text:c="8"/>loginbutton.setBorderPainted(false);</text:p>
      <text:p text:style-name="P2"><text:s text:c="8"/>loginbutton.addMouseListener(this);</text:p>
      <text:p text:style-name="P2"><text:s text:c="8"/>frame.add(loginbutton);</text:p>
      <text:p text:style-name="P2"><text:s text:c="8"/>registerbutton=new JButton("Register");</text:p>
      <text:p text:style-name="P2"><text:s text:c="8"/>registerbutton.setBounds(460,360,145,35);</text:p>
      <text:p text:style-name="P2"><text:s text:c="8"/>registerbutton.addActionListener(this);</text:p>
      <text:p text:style-name="P2"><text:s text:c="8"/>registerbutton.setFont(new Font("Georgia",Font.PLAIN,30));</text:p>
      <text:p text:style-name="P2"><text:s text:c="8"/>registerbutton.setForeground(new Color(248, 199, 5));</text:p>
      <text:p text:style-name="P2"><text:s text:c="8"/>registerbutton.setBackground(new Color(0, 0, 0));</text:p>
      <text:p text:style-name="P2"><text:s text:c="8"/>registerbutton.setBorderPainted(false);</text:p>
      <text:p text:style-name="P2"><text:s text:c="8"/>registerbutton.addMouseListener(this);</text:p>
      <text:p text:style-name="P2"><text:s text:c="8"/>frame.add(registerbutton);registerbutton.setVisible(false);</text:p>
      <text:p text:style-name="P2"/>
      <text:p text:style-name="P2"><text:s text:c="8"/>registerlabel=new JLabel();</text:p>
      <text:p text:style-name="P2"><text:s text:c="8"/>registerlabel.setText("Register");</text:p>
      <text:p text:style-name="P2"><text:s text:c="8"/>registerlabel.setFont(new Font("Georgia",Font.PLAIN,30));</text:p>
      <text:p text:style-name="P2"><text:s text:c="8"/>registerlabel.setBounds(470,710,120,35);</text:p>
      <text:p text:style-name="P2"><text:s text:c="8"/>registerlabel.setForeground(new Color(248, 199, 5));</text:p>
      <text:p text:style-name="P2"><text:s text:c="8"/>registerlabel.addMouseListener(this);</text:p>
      <text:p text:style-name="P2"/>
      <text:p text:style-name="P2"><text:s text:c="8"/>loginlabel=new JLabel();</text:p>
      <text:p text:style-name="P2"><text:s text:c="8"/>loginlabel.setText("Login");</text:p>
      <text:p text:style-name="P2"><text:s text:c="8"/>loginlabel.setFont(new Font("Georgia",Font.PLAIN,30));</text:p>
      <text:p text:style-name="P2"><text:s text:c="8"/>loginlabel.setBounds(480,710,120,35);</text:p>
      <text:p text:style-name="P2"><text:s text:c="8"/>loginlabel.setForeground(new Color(248, 199, 5));</text:p>
      <text:p text:style-name="P2"><text:s text:c="8"/>loginlabel.addMouseListener(this);</text:p>
      <text:p text:style-name="P2"><text:s text:c="8"/>loginlabel.setVisible(false);</text:p>
      <text:p text:style-name="P2"/>
      <text:p text:style-name="P2"><text:s text:c="8"/>frame.add(registerlabel);frame.add(loginlabel);</text:p>
      <text:p text:style-name="P2"><text:s text:c="8"/>frame.add(registerusername);frame.add(registerusertext);</text:p>
      <text:p text:style-name="P2"><text:s text:c="8"/>jFrame.getContentPane().setBackground(white);</text:p>
      <text:p text:style-name="P2"><text:s text:c="4"/>}</text:p>
      <text:p text:style-name="P2"><text:s text:c="4"/>public static void main(String[] args) throws UnsupportedAudioFileException, LineUnavailableException, IOException {</text:p>
      <text:p text:style-name="P2"><text:s text:c="8"/>SwingUtilities.invokeLater(() -&gt; {</text:p>
      <text:p text:style-name="P2"><text:s text:c="12"/>try {</text:p>
      <text:p text:style-name="P2"><text:s text:c="16"/>new MyLoginGUI(1);</text:p>
      <text:p text:style-name="P2"><text:s text:c="12"/>} catch (LineUnavailableException e) {</text:p>
      <text:p text:style-name="P2"><text:s text:c="16"/>throw new RuntimeException(e);</text:p>
      <text:p text:style-name="P2"><text:s text:c="12"/>} catch (IOException e) {</text:p>
      <text:p text:style-name="P2"><text:soft-page-break/><text:s text:c="16"/>throw new RuntimeException(e);</text:p>
      <text:p text:style-name="P2"><text:s text:c="12"/>} catch (UnsupportedAudioFileException e) {</text:p>
      <text:p text:style-name="P2"><text:s text:c="16"/>throw new RuntimeException(e);</text:p>
      <text:p text:style-name="P2"><text:s text:c="12"/>}</text:p>
      <text:p text:style-name="P2"><text:s text:c="8"/>});</text:p>
      <text:p text:style-name="P2"><text:s text:c="4"/>}</text:p>
      <text:p text:style-name="P2">int x=1,y=1;</text:p>
      <text:p text:style-name="P2"><text:s text:c="4"/>@Override</text:p>
      <text:p text:style-name="P2"><text:s text:c="4"/>public void actionPerformed(ActionEvent e) {</text:p>
      <text:p text:style-name="P2"><text:s text:c="8"/>if (e.getSource()==eyeButton){</text:p>
      <text:p text:style-name="P2"><text:s text:c="12"/>if (x==1){</text:p>
      <text:p text:style-name="P2"><text:s text:c="16"/>passwordtext.setEchoChar((char)0);</text:p>
      <text:p text:style-name="P2"><text:s text:c="16"/>x=2;</text:p>
      <text:p text:style-name="P2"><text:s text:c="12"/>}else if (x==2){</text:p>
      <text:p text:style-name="P2"><text:s text:c="16"/>passwordtext.setEchoChar(('•'));</text:p>
      <text:p text:style-name="P2"><text:s text:c="16"/>x=1;</text:p>
      <text:p text:style-name="P2"><text:s text:c="12"/>}</text:p>
      <text:p text:style-name="P2"><text:s text:c="8"/>}</text:p>
      <text:p text:style-name="P2"><text:s text:c="8"/>if (e.getSource()==registereyebutton)</text:p>
      <text:p text:style-name="P2"><text:s text:c="8"/>{if (y==1){</text:p>
      <text:p text:style-name="P2"><text:s text:c="12"/>registeruserpassword.setEchoChar((char)0);</text:p>
      <text:p text:style-name="P2"><text:s text:c="12"/>y=2;</text:p>
      <text:p text:style-name="P2"><text:s text:c="8"/>}else if (y==2){</text:p>
      <text:p text:style-name="P2"><text:s text:c="12"/>registeruserpassword.setEchoChar(('•'));</text:p>
      <text:p text:style-name="P2"><text:s text:c="12"/>y=1;</text:p>
      <text:p text:style-name="P2"><text:s text:c="8"/>}}</text:p>
      <text:p text:style-name="P2"><text:s text:c="8"/>if (e.getSource()==registerbutton) {</text:p>
      <text:p text:style-name="P2"><text:s text:c="12"/>RegisterUserstore= registerusertext.getText();</text:p>
      <text:p text:style-name="P2"><text:s text:c="12"/>RegisterPasswordstore= registeruserpassword.getText();</text:p>
      <text:p text:style-name="P2"><text:s text:c="8"/>if (RegisterUserstore.isEmpty()||RegisterPasswordstore.isEmpty()){</text:p>
      <text:p text:style-name="P2"><text:s text:c="12"/>JOptionPane.showMessageDialog(this, "Field Empty", "Login Error", JOptionPane.CANCEL_OPTION);</text:p>
      <text:p text:style-name="P2"><text:s text:c="12"/>JOptionPane.setRootFrame(null);</text:p>
      <text:p text:style-name="P2"><text:s text:c="8"/>}else {</text:p>
      <text:p text:style-name="P2"><text:s text:c="12"/>URL url = MyLoginGUI.class.getProtectionDomain().getCodeSource().getLocation();</text:p>
      <text:p text:style-name="P2"><text:s text:c="12"/>File file = null;</text:p>
      <text:p text:style-name="P2"><text:s text:c="12"/>try {</text:p>
      <text:p text:style-name="P2"><text:s text:c="16"/>file = Paths.get(url.toURI()).toFile();</text:p>
      <text:p text:style-name="P2"><text:s text:c="12"/>} catch (URISyntaxException ex) {</text:p>
      <text:p text:style-name="P2"><text:s text:c="16"/>throw new RuntimeException(ex);</text:p>
      <text:p text:style-name="P2"><text:s text:c="12"/>}</text:p>
      <text:p text:style-name="P2"><text:s text:c="12"/>String path = file.getAbsolutePath();</text:p>
      <text:p text:style-name="P2"><text:s text:c="12"/>System.out.println(path);</text:p>
      <text:p text:style-name="P2"><text:s text:c="12"/>FileWriter writer= null;</text:p>
      <text:p text:style-name="P2"><text:s text:c="12"/>File file1=new File(path+"/Project User Data");</text:p>
      <text:p text:style-name="P2"><text:s text:c="12"/>file1.mkdir();</text:p>
      <text:p text:style-name="P2"><text:s text:c="12"/>try {</text:p>
      <text:p text:style-name="P2"><text:s text:c="16"/>writer = new FileWriter(file1+"/"+RegisterUserstore+".txt");</text:p>
      <text:p text:style-name="P2"><text:s text:c="12"/>} catch (IOException ex) {</text:p>
      <text:p text:style-name="P2"><text:soft-page-break/><text:s text:c="16"/>throw new RuntimeException(ex);</text:p>
      <text:p text:style-name="P2"><text:s text:c="12"/>}try {</text:p>
      <text:p text:style-name="P2"><text:s text:c="16"/>writer.write(RegisterUserstore+","+RegisterPasswordstore);</text:p>
      <text:p text:style-name="P2"><text:s text:c="16"/>writer.close();</text:p>
      <text:p text:style-name="P2"><text:s text:c="12"/>} catch (IOException ex) {</text:p>
      <text:p text:style-name="P2"><text:s text:c="16"/>throw new RuntimeException(ex);</text:p>
      <text:p text:style-name="P2"><text:s text:c="12"/>}</text:p>
      <text:p text:style-name="P2"><text:s text:c="12"/>login();</text:p>
      <text:p text:style-name="P2"><text:s text:c="12"/>registerusertext.setText(null);</text:p>
      <text:p text:style-name="P2"><text:s text:c="12"/>registeruserpassword.setText(null);</text:p>
      <text:p text:style-name="P2"><text:s text:c="8"/>}</text:p>
      <text:p text:style-name="P2"/>
      <text:p text:style-name="P2"><text:s text:c="8"/>}if (e.getSource()==loginbutton){</text:p>
      <text:p text:style-name="P2"><text:s text:c="12"/>UserNamestore=usernametext.getText();</text:p>
      <text:p text:style-name="P2"><text:s text:c="12"/>Userpasswordstore=passwordtext.getText();</text:p>
      <text:p text:style-name="P2"/>
      <text:p text:style-name="P2"><text:s text:c="12"/>URL url = MyLoginGUI.class.getProtectionDomain().getCodeSource().getLocation();</text:p>
      <text:p text:style-name="P2"><text:s text:c="12"/>File file = null;</text:p>
      <text:p text:style-name="P2"><text:s text:c="12"/>try {</text:p>
      <text:p text:style-name="P2"><text:s text:c="16"/>file = Paths.get(url.toURI()).toFile();</text:p>
      <text:p text:style-name="P2"><text:s text:c="12"/>} catch (URISyntaxException ex) {</text:p>
      <text:p text:style-name="P2"><text:s text:c="16"/>throw new RuntimeException(ex);</text:p>
      <text:p text:style-name="P2"><text:s text:c="12"/>}</text:p>
      <text:p text:style-name="P2"><text:s text:c="12"/>String path = file.getAbsolutePath();</text:p>
      <text:p text:style-name="P2"><text:s text:c="12"/>System.out.println(path);</text:p>
      <text:p text:style-name="P2"><text:s text:c="12"/>FileWriter writer= null;</text:p>
      <text:p text:style-name="P2"><text:s text:c="12"/>File file1=new File(path+"/Project User Data/"+UserNamestore+".txt");</text:p>
      <text:p text:style-name="P2"><text:s text:c="12"/>if (UserNamestore.isEmpty()||Userpasswordstore.isEmpty()){</text:p>
      <text:p text:style-name="P2"><text:s text:c="16"/>JOptionPane.showMessageDialog(this, "Field Empty", "Login Error", JOptionPane.CANCEL_OPTION);</text:p>
      <text:p text:style-name="P2"><text:s text:c="16"/>JOptionPane.setRootFrame(null);</text:p>
      <text:p text:style-name="P2"><text:s text:c="12"/>}else {</text:p>
      <text:p text:style-name="P2"><text:s text:c="12"/>if (file1.exists()){</text:p>
      <text:p text:style-name="P2"><text:s text:c="16"/>FileReader fr = null;</text:p>
      <text:p text:style-name="P2"><text:s text:c="16"/>try {</text:p>
      <text:p text:style-name="P2"><text:s text:c="20"/>fr = new FileReader(file1);</text:p>
      <text:p text:style-name="P2"><text:s text:c="16"/>} catch (FileNotFoundException ex) {</text:p>
      <text:p text:style-name="P2"><text:s text:c="20"/>throw new RuntimeException(ex);</text:p>
      <text:p text:style-name="P2"><text:s text:c="16"/>}</text:p>
      <text:p text:style-name="P2"><text:s text:c="16"/>BufferedReader br = new BufferedReader(fr);</text:p>
      <text:p text:style-name="P2"><text:s text:c="16"/>String line;</text:p>
      <text:p text:style-name="P2"><text:s text:c="16"/>while (true) {</text:p>
      <text:p text:style-name="P2"><text:s text:c="20"/>try {</text:p>
      <text:p text:style-name="P2"><text:s text:c="24"/>if ((line = br.readLine()) == null) break;</text:p>
      <text:p text:style-name="P2"><text:s text:c="20"/>} catch (IOException ex) {</text:p>
      <text:p text:style-name="P2"><text:s text:c="24"/>throw new RuntimeException(ex);</text:p>
      <text:p text:style-name="P2"><text:s text:c="20"/>}</text:p>
      <text:p text:style-name="P2"><text:s text:c="20"/>String[] parts = line.split(",");</text:p>
      <text:p text:style-name="P2"><text:s text:c="20"/>String storedUsername = parts[0];</text:p>
      <text:p text:style-name="P2"><text:soft-page-break/><text:s text:c="20"/>String storedPassword = parts[1];</text:p>
      <text:p text:style-name="P2"><text:s text:c="20"/>if (UserNamestore.equals(storedUsername) &amp;&amp; String.valueOf(Userpasswordstore).equals(storedPassword)){</text:p>
      <text:p text:style-name="P2"><text:s text:c="23"/>clip.close();</text:p>
      <text:p text:style-name="P2"><text:s text:c="24"/>clip1.start();</text:p>
      <text:p text:style-name="P2"><text:s text:c="24"/>JOptionPane.showMessageDialog(this, "Login Successful", "Login", JOptionPane.INFORMATION_MESSAGE);</text:p>
      <text:p text:style-name="P2"><text:s text:c="24"/>JOptionPane.setRootFrame(null);</text:p>
      <text:p text:style-name="P2"><text:s text:c="24"/>clip1.setMicrosecondPosition(0);</text:p>
      <text:p text:style-name="P2"><text:s text:c="24"/>jFrame.dispose();</text:p>
      <text:p text:style-name="P2"><text:s text:c="24"/>try {</text:p>
      <text:p text:style-name="P2"><text:s text:c="28"/>new StudentFaculty();</text:p>
      <text:p text:style-name="P2"><text:s text:c="24"/>} catch (UnsupportedAudioFileException ex) {</text:p>
      <text:p text:style-name="P2"><text:s text:c="28"/>throw new RuntimeException(ex);</text:p>
      <text:p text:style-name="P2"><text:s text:c="24"/>} catch (LineUnavailableException ex) {</text:p>
      <text:p text:style-name="P2"><text:s text:c="28"/>throw new RuntimeException(ex);</text:p>
      <text:p text:style-name="P2"><text:s text:c="24"/>} catch (IOException ex) {</text:p>
      <text:p text:style-name="P2"><text:s text:c="28"/>throw new RuntimeException(ex);</text:p>
      <text:p text:style-name="P2"><text:s text:c="24"/>}</text:p>
      <text:p text:style-name="P2"><text:s text:c="20"/>}else {</text:p>
      <text:p text:style-name="P2"><text:s text:c="24"/>JOptionPane.showMessageDialog(this, "User Name or Password incorrect", "Login Error", JOptionPane.INFORMATION_MESSAGE);</text:p>
      <text:p text:style-name="P2"><text:s text:c="24"/>JOptionPane.setRootFrame(null);</text:p>
      <text:p text:style-name="P2"><text:s text:c="20"/>}</text:p>
      <text:p text:style-name="P2"><text:s text:c="16"/>}</text:p>
      <text:p text:style-name="P2"><text:s text:c="12"/>}else {</text:p>
      <text:p text:style-name="P2"><text:s text:c="16"/>JOptionPane.showMessageDialog(this, "User not registered or does not exist", "Login Error", JOptionPane.CANCEL_OPTION);</text:p>
      <text:p text:style-name="P2"><text:s text:c="16"/>JOptionPane.setRootFrame(null);</text:p>
      <text:p text:style-name="P2"><text:s text:c="18"/>}</text:p>
      <text:p text:style-name="P2"><text:s text:c="12"/>}</text:p>
      <text:p text:style-name="P2"><text:s text:c="8"/>}</text:p>
      <text:p text:style-name="P2"><text:s text:c="4"/>}</text:p>
      <text:p text:style-name="P2"><text:s text:c="4"/>@Override</text:p>
      <text:p text:style-name="P2"><text:s text:c="4"/>public void mouseClicked(MouseEvent e) {</text:p>
      <text:p text:style-name="P2"/>
      <text:p text:style-name="P2"><text:s text:c="8"/>if(e.getSource()==registerlabel){</text:p>
      <text:p text:style-name="P2"><text:s text:c="12"/>registry();</text:p>
      <text:p text:style-name="P2"><text:s text:c="8"/>}</text:p>
      <text:p text:style-name="P2"><text:s text:c="8"/>if (e.getSource()==loginlabel){</text:p>
      <text:p text:style-name="P2"><text:s text:c="12"/>login();</text:p>
      <text:p text:style-name="P2"><text:s text:c="8"/>}</text:p>
      <text:p text:style-name="P2"><text:s text:c="4"/>}</text:p>
      <text:p text:style-name="P2"><text:s text:c="4"/>@Override</text:p>
      <text:p text:style-name="P2"><text:s text:c="4"/>public void mousePressed(MouseEvent e) {</text:p>
      <text:p text:style-name="P2"><text:s text:c="8"/>if (clip.isRunning()){clip.setMicrosecondPosition(0);}</text:p>
      <text:p text:style-name="P2"><text:s text:c="8"/>clip.start();</text:p>
      <text:p text:style-name="P2"><text:s text:c="4"/>}</text:p>
      <text:p text:style-name="P2"><text:s text:c="4"/>@Override</text:p>
      <text:p text:style-name="P2"><text:soft-page-break/><text:s text:c="4"/>public void mouseReleased(MouseEvent e) {</text:p>
      <text:p text:style-name="P2"><text:s text:c="8"/>clip.setMicrosecondPosition(0);</text:p>
      <text:p text:style-name="P2"><text:s text:c="4"/>}</text:p>
      <text:p text:style-name="P2"><text:s text:c="4"/>@Override</text:p>
      <text:p text:style-name="P2"><text:s text:c="4"/>public void mouseEntered(MouseEvent e) {if (e.getSource()==registerlabel||e.getSource()==loginlabel)</text:p>
      <text:p text:style-name="P2"><text:s text:c="4"/>{</text:p>
      <text:p text:style-name="P2"><text:s text:c="8"/>registerlabel.setForeground(Color.RED);</text:p>
      <text:p text:style-name="P2"><text:s text:c="8"/>loginlabel.setForeground(Color.RED);</text:p>
      <text:p text:style-name="P2"><text:s text:c="4"/>}</text:p>
      <text:p text:style-name="P2"><text:s text:c="4"/>if (e.getSource()==registerbutton||e.getSource()==loginbutton){</text:p>
      <text:p text:style-name="P2"><text:s text:c="8"/>registerbutton.setForeground(Color.RED);</text:p>
      <text:p text:style-name="P2"><text:s text:c="8"/>loginbutton.setForeground(Color.RED);</text:p>
      <text:p text:style-name="P2"><text:s text:c="4"/>}</text:p>
      <text:p text:style-name="P2"><text:s text:c="4"/>}</text:p>
      <text:p text:style-name="P2"><text:s text:c="4"/>@Override</text:p>
      <text:p text:style-name="P2"><text:s text:c="4"/>public void mouseExited(MouseEvent e) {if (e.getSource()==registerlabel||e.getSource()==loginlabel)</text:p>
      <text:p text:style-name="P2"><text:s text:c="4"/>{</text:p>
      <text:p text:style-name="P2"><text:s text:c="8"/>registerlabel.setForeground(new Color(248, 199, 5));</text:p>
      <text:p text:style-name="P2"><text:s text:c="8"/>loginlabel.setForeground(new Color(248, 199, 5));</text:p>
      <text:p text:style-name="P2"><text:s text:c="4"/>}</text:p>
      <text:p text:style-name="P2"/>
      <text:p text:style-name="P2"><text:s text:c="8"/>if (e.getSource()==registerbutton||e.getSource()==loginbutton){</text:p>
      <text:p text:style-name="P2"><text:s text:c="12"/>registerbutton.setForeground(new Color(248, 199, 5));</text:p>
      <text:p text:style-name="P2"><text:s text:c="12"/>loginbutton.setForeground(new Color(248, 199, 5));</text:p>
      <text:p text:style-name="P2"><text:s text:c="8"/>}</text:p>
      <text:p text:style-name="P2"><text:s text:c="4"/>}</text:p>
      <text:p text:style-name="P2"><text:s text:c="4"/>public void registry(){</text:p>
      <text:p text:style-name="P2"><text:s text:c="8"/>loginbutton.setVisible(false);</text:p>
      <text:p text:style-name="P2"><text:s text:c="8"/>registerlabel.setVisible(false);</text:p>
      <text:p text:style-name="P2"><text:s text:c="8"/>username.setVisible(false);</text:p>
      <text:p text:style-name="P2"><text:s text:c="8"/>eyeButton.setVisible(false);</text:p>
      <text:p text:style-name="P2"><text:s text:c="8"/>passwordtext.setVisible(false);</text:p>
      <text:p text:style-name="P2"><text:s text:c="8"/>password.setVisible(false);</text:p>
      <text:p text:style-name="P2"><text:s text:c="8"/>usernametext.setVisible(false);</text:p>
      <text:p text:style-name="P2"/>
      <text:p text:style-name="P2"><text:s text:c="8"/>loginlabel.setVisible(true);</text:p>
      <text:p text:style-name="P2"><text:s text:c="8"/>registerusername.setVisible(true);</text:p>
      <text:p text:style-name="P2"><text:s text:c="8"/>registerusertext.setVisible(true);</text:p>
      <text:p text:style-name="P2"><text:s text:c="8"/>registeruserpassword.setVisible(true);</text:p>
      <text:p text:style-name="P2"><text:s text:c="8"/>registereyebutton.setVisible(true);</text:p>
      <text:p text:style-name="P2"><text:s text:c="8"/>registeruserpasswordlabel.setVisible(true);</text:p>
      <text:p text:style-name="P2"><text:s text:c="8"/>registerbutton.setVisible(true);</text:p>
      <text:p text:style-name="P2"><text:s text:c="4"/>}</text:p>
      <text:p text:style-name="P2"><text:s text:c="4"/>public void login(){</text:p>
      <text:p text:style-name="P2"><text:s text:c="8"/>loginbutton.setVisible(true);</text:p>
      <text:p text:style-name="P2"><text:s text:c="8"/>registerlabel.setVisible(true);</text:p>
      <text:p text:style-name="P2"><text:s text:c="8"/>username.setVisible(true);</text:p>
      <text:p text:style-name="P2"><text:soft-page-break/><text:s text:c="8"/>eyeButton.setVisible(true);</text:p>
      <text:p text:style-name="P2"><text:s text:c="8"/>passwordtext.setVisible(true);</text:p>
      <text:p text:style-name="P2"><text:s text:c="8"/>password.setVisible(true);</text:p>
      <text:p text:style-name="P2"><text:s text:c="8"/>usernametext.setVisible(true);</text:p>
      <text:p text:style-name="P2"/>
      <text:p text:style-name="P2"><text:s text:c="8"/>loginlabel.setVisible(false);</text:p>
      <text:p text:style-name="P2"><text:s text:c="8"/>registerusertext.setVisible(false);</text:p>
      <text:p text:style-name="P2"><text:s text:c="8"/>registerusername.setVisible(false);</text:p>
      <text:p text:style-name="P2"><text:s text:c="8"/>registereyebutton.setVisible(false);</text:p>
      <text:p text:style-name="P2"><text:s text:c="8"/>registeruserpassword.setVisible(false);</text:p>
      <text:p text:style-name="P2"><text:s text:c="8"/>registeruserpasswordlabel.setVisible(false);</text:p>
      <text:p text:style-name="P2"><text:s text:c="8"/>registerbutton.setVisible(false);</text:p>
      <text:p text:style-name="P2"><text:s text:c="4"/>}</text:p>
      <text:p text:style-name="P2"><text:s text:c="4"/>public String getUsername(){</text:p>
      <text:p text:style-name="P2"/>
      <text:p text:style-name="P2"><text:s text:c="8"/>return UserNamestore;</text:p>
      <text:p text:style-name="P2"/>
      <text:p text:style-name="P2"><text:s text:c="4"/>}</text:p>
      <text:p text:style-name="P2"/>
      <text:p text:style-name="P2">}</text:p>
      <text:p text:style-name="P2"/>
      <text:p text:style-name="P3">Program 5:</text:p>
      <text:p text:style-name="P3"/>
      <text:p text:style-name="P2">import javax.sound.sampled.*;</text:p>
      <text:p text:style-name="P2">import javax.swing.*;</text:p>
      <text:p text:style-name="P2">import java.awt.*;</text:p>
      <text:p text:style-name="P2">import java.awt.event.MouseEvent;</text:p>
      <text:p text:style-name="P2">import java.awt.event.MouseListener;</text:p>
      <text:p text:style-name="P2">import java.io.File;</text:p>
      <text:p text:style-name="P2">import java.io.IOException;</text:p>
      <text:p text:style-name="P2">import java.net.URISyntaxException;</text:p>
      <text:p text:style-name="P2">import java.net.URL;</text:p>
      <text:p text:style-name="P2">import java.nio.file.Paths;</text:p>
      <text:p text:style-name="P2">import javax.swing.JOptionPane;</text:p>
      <text:p text:style-name="P2">import javax.swing.UIManager;</text:p>
      <text:p text:style-name="P2"/>
      <text:p text:style-name="P2">public class StudentFaculty implements MouseListener {</text:p>
      <text:p text:style-name="P2">File filedd;</text:p>
      <text:p text:style-name="P2">Container frame;</text:p>
      <text:p text:style-name="P2">JFrame jFrame;</text:p>
      <text:p text:style-name="P2">Clip clip1;</text:p>
      <text:p text:style-name="P2"><text:s text:c="4"/>JLabel student,faculty;</text:p>
      <text:p text:style-name="P2"/>
      <text:p text:style-name="P2"><text:s text:c="4"/>StudentFaculty() throws UnsupportedAudioFileException, LineUnavailableException, IOException {</text:p>
      <text:p text:style-name="P2"><text:s text:c="8"/>jFrame=new JFrame();</text:p>
      <text:p text:style-name="P2"/>
      <text:p text:style-name="P2"><text:soft-page-break/></text:p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/>
      <text:p text:style-name="P2"><text:s text:c="8"/>jFrame.setDefaultCloseOperation(JFrame.EXIT_ON_CLOSE);</text:p>
      <text:p text:style-name="P2"><text:s text:c="8"/>ImageIcon imageIcon = new ImageIcon(filedd+"/StudentFaculty.jpg");</text:p>
      <text:p text:style-name="P2"><text:s text:c="8"/>JLabel backgroundLabel = new JLabel(imageIcon) {</text:p>
      <text:p text:style-name="P2"><text:s text:c="12"/>@Override</text:p>
      <text:p text:style-name="P2"><text:s text:c="12"/>public void paintComponent(Graphics g) {</text:p>
      <text:p text:style-name="P2"><text:s text:c="16"/>// Draw the image to fill the entire background</text:p>
      <text:p text:style-name="P2"><text:s text:c="16"/>Image image = imageIcon.getImage();</text:p>
      <text:p text:style-name="P2"><text:s text:c="16"/>Dimension size = getSize();</text:p>
      <text:p text:style-name="P2"><text:s text:c="16"/>g.drawImage(image, 0, 0, size.width, size.height, null);</text:p>
      <text:p text:style-name="P2"><text:s text:c="16"/>setOpaque(false);</text:p>
      <text:p text:style-name="P2"><text:s text:c="16"/>super.paintComponent(g);</text:p>
      <text:p text:style-name="P2"><text:s text:c="12"/>}</text:p>
      <text:p text:style-name="P2"><text:s text:c="8"/>};</text:p>
      <text:p text:style-name="P2"/>
      <text:p text:style-name="P2"/>
      <text:p text:style-name="P2"><text:s text:c="8"/>ImageIcon frameicon=new ImageIcon(filedd+"/studentfacultyicon.png");</text:p>
      <text:p text:style-name="P2"><text:s text:c="8"/>jFrame.setIconImage(frameicon.getImage());</text:p>
      <text:p text:style-name="P2"><text:s text:c="8"/>jFrame.setTitle("Selection");</text:p>
      <text:p text:style-name="P2"/>
      <text:p text:style-name="P2"><text:s text:c="8"/>File sound1=new File(filedd+"/loginsound.wav");</text:p>
      <text:p text:style-name="P2"><text:s text:c="8"/>AudioInputStream audioInputStream1 = AudioSystem.getAudioInputStream(sound1);</text:p>
      <text:p text:style-name="P2"><text:s text:c="8"/>clip1=AudioSystem.getClip();</text:p>
      <text:p text:style-name="P2"><text:s text:c="8"/>clip1.open(audioInputStream1);</text:p>
      <text:p text:style-name="P2"><text:s text:c="8"/>jFrame.setContentPane(backgroundLabel);</text:p>
      <text:p text:style-name="P2"><text:s text:c="8"/>jFrame.pack();jFrame.setVisible(true);</text:p>
      <text:p text:style-name="P2"><text:s text:c="8"/>jFrame.setLocationRelativeTo(null);</text:p>
      <text:p text:style-name="P2"><text:s text:c="8"/>jFrame.setLayout(null);</text:p>
      <text:p text:style-name="P2"><text:s text:c="8"/>frame=jFrame.getContentPane();</text:p>
      <text:p text:style-name="P2"/>
      <text:p text:style-name="P2"><text:s text:c="8"/>student=new JLabel("Student");</text:p>
      <text:p text:style-name="P2"><text:s text:c="8"/>student.setForeground(new Color(178, 163, 98));</text:p>
      <text:p text:style-name="P2"><text:s text:c="8"/>student.setFont(new Font("Georgia",Font.BOLD,60));</text:p>
      <text:p text:style-name="P2"><text:s text:c="8"/>student.setBounds(115,190,250,100);</text:p>
      <text:p text:style-name="P2"><text:s text:c="8"/>student.addMouseListener(this);</text:p>
      <text:p text:style-name="P2"><text:s text:c="8"/>frame.add(student);</text:p>
      <text:p text:style-name="P2"><text:s text:c="8"/>faculty=new JLabel("Faculty");</text:p>
      <text:p text:style-name="P2"><text:s text:c="8"/>faculty.setForeground(new Color(178, 163, 98));</text:p>
      <text:p text:style-name="P2"><text:s text:c="8"/>faculty.setFont(new Font("Georgia",Font.BOLD,60));</text:p>
      <text:p text:style-name="P2"><text:soft-page-break/><text:s text:c="8"/>faculty.setBounds(335,440,250,100);</text:p>
      <text:p text:style-name="P2"><text:s text:c="8"/>faculty.addMouseListener(this);</text:p>
      <text:p text:style-name="P2"><text:s text:c="8"/>frame.add(faculty);</text:p>
      <text:p text:style-name="P2"/>
      <text:p text:style-name="P2"/>
      <text:p text:style-name="P2"><text:s text:c="4"/>}</text:p>
      <text:p text:style-name="P2"/>
      <text:p text:style-name="P2"><text:s text:c="4"/>public static void main(String[] args) throws UnsupportedAudioFileException, LineUnavailableException, IOException {</text:p>
      <text:p text:style-name="P2"><text:s text:c="8"/>new StudentFaculty();</text:p>
      <text:p text:style-name="P2"><text:s text:c="4"/>}</text:p>
      <text:p text:style-name="P2"/>
      <text:p text:style-name="P2"><text:s text:c="4"/>@Override</text:p>
      <text:p text:style-name="P2"><text:s text:c="4"/>public void mouseClicked(MouseEvent e) {</text:p>
      <text:p text:style-name="P2"/>
      <text:p text:style-name="P2"><text:s text:c="8"/>if (e.getSource() == student) {</text:p>
      <text:p text:style-name="P2"><text:s text:c="12"/>UIManager.put("OptionPane.cancelButtonText", "Cancel");</text:p>
      <text:p text:style-name="P2"/>
      <text:p text:style-name="P2"><text:s text:c="12"/>int option = JOptionPane.showOptionDialog(null, "Confirm selection Student", "Option", JOptionPane.DEFAULT_OPTION,</text:p>
      <text:p text:style-name="P2"><text:s text:c="20"/>JOptionPane.INFORMATION_MESSAGE, null, new Object[]{"confirm", "cancel"}, "Option 1");</text:p>
      <text:p text:style-name="P2"><text:s text:c="12"/>if (option == 1) {</text:p>
      <text:p text:style-name="P2"><text:s text:c="16"/>System.out.println("in the window");</text:p>
      <text:p text:style-name="P2"><text:s text:c="12"/>} else {</text:p>
      <text:p text:style-name="P2"><text:s text:c="16"/>jFrame.dispose();</text:p>
      <text:p text:style-name="P2"><text:s text:c="20"/>new Loading1();</text:p>
      <text:p text:style-name="P2"><text:s text:c="12"/>}</text:p>
      <text:p text:style-name="P2"><text:s text:c="8"/>}</text:p>
      <text:p text:style-name="P2"><text:s text:c="8"/>if (e.getSource() == faculty) {</text:p>
      <text:p text:style-name="P2"><text:s text:c="12"/>UIManager.put("OptionPane.cancelButtonText", "Cancel");</text:p>
      <text:p text:style-name="P2"/>
      <text:p text:style-name="P2"><text:s text:c="12"/>int option = JOptionPane.showOptionDialog(null, "Confirm selection Faculty", "Option", JOptionPane.DEFAULT_OPTION,</text:p>
      <text:p text:style-name="P2"><text:s text:c="20"/>JOptionPane.INFORMATION_MESSAGE, null, new Object[]{"confirm", "cancel"}, "Option 1");</text:p>
      <text:p text:style-name="P2"><text:s text:c="12"/>if (option == 1) {</text:p>
      <text:p text:style-name="P2"><text:s text:c="12"/>} else {</text:p>
      <text:p text:style-name="P2"><text:s text:c="16"/>jFrame.dispose();</text:p>
      <text:p text:style-name="P2"><text:s text:c="16"/>new Loading2();</text:p>
      <text:p text:style-name="P2"><text:s text:c="12"/>}</text:p>
      <text:p text:style-name="P2"/>
      <text:p text:style-name="P2"><text:s text:c="8"/>}</text:p>
      <text:p text:style-name="P2"><text:s text:c="4"/>}</text:p>
      <text:p text:style-name="P2"><text:s text:c="4"/>@Override</text:p>
      <text:p text:style-name="P2"><text:s text:c="4"/>public void mousePressed(MouseEvent e) {</text:p>
      <text:p text:style-name="P2"><text:s text:c="8"/>clip1.start();</text:p>
      <text:p text:style-name="P2"><text:s text:c="4"/>}</text:p>
      <text:p text:style-name="P2"/>
      <text:p text:style-name="P2"><text:soft-page-break/><text:s text:c="4"/>@Override</text:p>
      <text:p text:style-name="P2"><text:s text:c="4"/>public void mouseReleased(MouseEvent e) {</text:p>
      <text:p text:style-name="P2"><text:s text:c="8"/>clip1.setMicrosecondPosition(0);</text:p>
      <text:p text:style-name="P2"><text:s text:c="4"/>}</text:p>
      <text:p text:style-name="P2"/>
      <text:p text:style-name="P2"><text:s text:c="4"/>@Override</text:p>
      <text:p text:style-name="P2"><text:s text:c="4"/>public void mouseEntered(MouseEvent e) {</text:p>
      <text:p text:style-name="P2"><text:s text:c="8"/>if (e.getSource()==student){</text:p>
      <text:p text:style-name="P2"><text:s text:c="12"/>student.setForeground(Color.green);</text:p>
      <text:p text:style-name="P2"><text:s text:c="8"/>}else if (e.getSource()==faculty){</text:p>
      <text:p text:style-name="P2"><text:s text:c="12"/>faculty.setForeground(Color.green);</text:p>
      <text:p text:style-name="P2"><text:s text:c="8"/>}</text:p>
      <text:p text:style-name="P2"><text:s text:c="4"/>}</text:p>
      <text:p text:style-name="P2"/>
      <text:p text:style-name="P2"><text:s text:c="4"/>@Override</text:p>
      <text:p text:style-name="P2"><text:s text:c="4"/>public void mouseExited(MouseEvent e) {</text:p>
      <text:p text:style-name="P2"><text:s text:c="8"/>if (e.getSource()==student){</text:p>
      <text:p text:style-name="P2"><text:s text:c="12"/>student.setForeground(new Color(178, 163, 98));</text:p>
      <text:p text:style-name="P2"><text:s text:c="8"/>}else if (e.getSource()==faculty){</text:p>
      <text:p text:style-name="P2"><text:s text:c="12"/>faculty.setForeground(new Color(178, 163, 98));</text:p>
      <text:p text:style-name="P2"><text:s text:c="8"/>}</text:p>
      <text:p text:style-name="P2"><text:s text:c="4"/>}</text:p>
      <text:p text:style-name="P2">}</text:p>
      <text:p text:style-name="P2"/>
      <text:p text:style-name="P3">Program 7:</text:p>
      <text:p text:style-name="P3"/>
      <text:p text:style-name="P2">import org.jdatepicker.JDatePicker;</text:p>
      <text:p text:style-name="P2">import javax.sound.sampled.*;</text:p>
      <text:p text:style-name="P2">import javax.swing.*;</text:p>
      <text:p text:style-name="P2">import java.awt.*;</text:p>
      <text:p text:style-name="P2">import java.awt.event.MouseEvent;</text:p>
      <text:p text:style-name="P2">import java.awt.event.MouseListener;</text:p>
      <text:p text:style-name="P2">import java.io.File;</text:p>
      <text:p text:style-name="P2">import java.io.IOException;</text:p>
      <text:p text:style-name="P2">import java.net.URISyntaxException;</text:p>
      <text:p text:style-name="P2">import java.net.URL;</text:p>
      <text:p text:style-name="P2">import java.nio.file.Paths;</text:p>
      <text:p text:style-name="P2"/>
      <text:p text:style-name="P2">import static java.awt.Color.*;</text:p>
      <text:p text:style-name="P2"/>
      <text:p text:style-name="P2">public class STUDENT implements MouseListener {</text:p>
      <text:p text:style-name="P2"><text:s text:c="4"/>File filedd;</text:p>
      <text:p text:style-name="P2"><text:s text:c="4"/>JFrame jFrame;</text:p>
      <text:p text:style-name="P2"><text:s text:c="4"/>JPanel headingpanel,listpanel,AdmissionFormPanel,FeeDetailPanel,ExamSystemPanel,FinanceSystemPanel;</text:p>
      <text:p text:style-name="P2"><text:s text:c="4"/>Clip clip;</text:p>
      <text:p text:style-name="P2"><text:s text:c="4"/>Container frame;</text:p>
      <text:p text:style-name="P2"><text:soft-page-break/><text:s text:c="4"/>STUDENT() throws LineUnavailableException, IOException, UnsupportedAudioFileException {</text:p>
      <text:p text:style-name="P2"/>
      <text:p text:style-name="P2"/>
      <text:p text:style-name="P2"/>
      <text:p text:style-name="P2"/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/>
      <text:p text:style-name="P2"><text:s text:c="8"/>File sound=new File(filedd+"/botton.wav");</text:p>
      <text:p text:style-name="P2"><text:s text:c="8"/>AudioInputStream audioInputStream = AudioSystem.getAudioInputStream(sound);</text:p>
      <text:p text:style-name="P2"><text:s text:c="8"/>clip=AudioSystem.getClip();</text:p>
      <text:p text:style-name="P2"><text:s text:c="8"/>clip.open(audioInputStream);</text:p>
      <text:p text:style-name="P2"/>
      <text:p text:style-name="P2"><text:s text:c="8"/>jFrame=new JFrame();</text:p>
      <text:p text:style-name="P2"><text:s text:c="8"/>jFrame.setTitle("STUDENT ADMISSION");</text:p>
      <text:p text:style-name="P2"><text:s text:c="8"/>jFrame.setSize(1200,1040);</text:p>
      <text:p text:style-name="P2"><text:s text:c="8"/>jFrame.setLocation(600,0);</text:p>
      <text:p text:style-name="P2"><text:s text:c="8"/>jFrame.setLocationRelativeTo(null);</text:p>
      <text:p text:style-name="P2"><text:s text:c="8"/>jFrame.setDefaultCloseOperation(JFrame.EXIT_ON_CLOSE);</text:p>
      <text:p text:style-name="P2"><text:s text:c="8"/>jFrame.setResizable(false);</text:p>
      <text:p text:style-name="P2"><text:s text:c="8"/>jFrame.getContentPane().setBackground(Color.BLACK);</text:p>
      <text:p text:style-name="P2"><text:s text:c="8"/>jFrame.setLayout(null);</text:p>
      <text:p text:style-name="P2"><text:s text:c="8"/>frame=jFrame.getContentPane();</text:p>
      <text:p text:style-name="P2"/>
      <text:p text:style-name="P2"/>
      <text:p text:style-name="P2"><text:s text:c="8"/>listpanel=new JPanel(){</text:p>
      <text:p text:style-name="P2"><text:s text:c="4"/>@Override</text:p>
      <text:p text:style-name="P2"><text:s text:c="4"/>protected void paintComponent(Graphics g) {</text:p>
      <text:p text:style-name="P2"><text:s text:c="8"/>super.paintComponent(g);</text:p>
      <text:p text:style-name="P2"><text:s text:c="8"/>// Draw the image on the panel</text:p>
      <text:p text:style-name="P2"><text:s text:c="8"/>ImageIcon imageIcon = new ImageIcon(filedd+"/listpanestudent.PNG");</text:p>
      <text:p text:style-name="P2"><text:s text:c="8"/>Image image = imageIcon.getImage();</text:p>
      <text:p text:style-name="P2"><text:s text:c="8"/>g.drawImage(image, 0, 0, getWidth(), getHeight(), null);</text:p>
      <text:p text:style-name="P2"><text:s text:c="8"/>}</text:p>
      <text:p text:style-name="P2"><text:s text:c="4"/>};</text:p>
      <text:p text:style-name="P2"><text:s text:c="8"/>listpanel.setBounds(0,100,210,900);</text:p>
      <text:p text:style-name="P2"><text:s text:c="8"/>listpanel.setLayout(null);</text:p>
      <text:p text:style-name="P2"><text:s text:c="8"/>setListpanel();</text:p>
      <text:p text:style-name="P2"/>
      <text:p text:style-name="P2"><text:s text:c="8"/>headingpanel=new JPanel(){</text:p>
      <text:p text:style-name="P2"><text:s text:c="12"/>@Override</text:p>
      <text:p text:style-name="P2"><text:s text:c="12"/>protected void paintComponent(Graphics g) {</text:p>
      <text:p text:style-name="P2"><text:soft-page-break/><text:s text:c="16"/>super.paintComponent(g);</text:p>
      <text:p text:style-name="P2"><text:s text:c="16"/>// Draw the image on the panel</text:p>
      <text:p text:style-name="P2"><text:s text:c="16"/>ImageIcon imageIcon = new ImageIcon(filedd+"/headingportal.PN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headingpanel.setBounds(0,0,1185,110);</text:p>
      <text:p text:style-name="P2"><text:s text:c="8"/>headingpanel.setBackground(Color.yellow);</text:p>
      <text:p text:style-name="P2"><text:s text:c="8"/>headingpanel.setLayout(null);</text:p>
      <text:p text:style-name="P2"><text:s text:c="8"/>setHeadingpanel();</text:p>
      <text:p text:style-name="P2"><text:s text:c="8"/>jFrame.add(headingpanel);</text:p>
      <text:p text:style-name="P2"><text:s text:c="8"/>jFrame.add(listpanel);</text:p>
      <text:p text:style-name="P2"/>
      <text:p text:style-name="P2"><text:s text:c="8"/>AdmissionFormPanel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panel1.jp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AdmissionFormPanel.setBackground(Color.black);</text:p>
      <text:p text:style-name="P2"><text:s text:c="8"/>AdmissionFormPanel.setLayout(null);</text:p>
      <text:p text:style-name="P2"><text:s text:c="8"/>AdmissionFormPanel.setBounds(205,105,980,900);</text:p>
      <text:p text:style-name="P2"><text:s text:c="8"/>jFrame.add(AdmissionFormPanel);</text:p>
      <text:p text:style-name="P2"><text:s text:c="8"/>setAdmissionFormPanel();</text:p>
      <text:p text:style-name="P2"/>
      <text:p text:style-name="P2"><text:s text:c="4"/>FeeDetailPanel=new JPanel(){</text:p>
      <text:p text:style-name="P2"><text:s text:c="8"/>@Override</text:p>
      <text:p text:style-name="P2"><text:s text:c="8"/>protected void paintComponent(Graphics g) {</text:p>
      <text:p text:style-name="P2"><text:s text:c="12"/>super.paintComponent(g);</text:p>
      <text:p text:style-name="P2"><text:s text:c="12"/>// Draw the image on the panel</text:p>
      <text:p text:style-name="P2"><text:s text:c="12"/>ImageIcon imageIcon = new ImageIcon(filedd+"/panel2.jpg");</text:p>
      <text:p text:style-name="P2"><text:s text:c="12"/>Image image = imageIcon.getImage();</text:p>
      <text:p text:style-name="P2"><text:s text:c="12"/>g.drawImage(image, 0, 0, getWidth(), getHeight(), null);</text:p>
      <text:p text:style-name="P2"><text:s text:c="8"/>}</text:p>
      <text:p text:style-name="P2"><text:s text:c="4"/>};</text:p>
      <text:p text:style-name="P2"><text:s text:c="4"/>FeeDetailPanel.setBackground(Color.black);</text:p>
      <text:p text:style-name="P2"><text:s text:c="4"/>FeeDetailPanel.setLayout(null);</text:p>
      <text:p text:style-name="P2"><text:s text:c="4"/>FeeDetailPanel.setBounds(205,105,980,900);</text:p>
      <text:p text:style-name="P2"><text:s text:c="4"/>jFrame.add(FeeDetailPanel);</text:p>
      <text:p text:style-name="P2"><text:s text:c="4"/>FeeDetailPanel.hide();setFeeDetailPanel();</text:p>
      <text:p text:style-name="P2"/>
      <text:p text:style-name="P2"><text:s text:c="4"/>ExamSystemPanel=new JPanel(){</text:p>
      <text:p text:style-name="P2"><text:s text:c="8"/>@Override</text:p>
      <text:p text:style-name="P2"><text:s text:c="8"/>protected void paintComponent(Graphics g) {</text:p>
      <text:p text:style-name="P2"><text:soft-page-break/><text:s text:c="12"/>super.paintComponent(g);</text:p>
      <text:p text:style-name="P2"><text:s text:c="12"/>// Draw the image on the panel</text:p>
      <text:p text:style-name="P2"><text:s text:c="12"/>ImageIcon imageIcon = new ImageIcon(filedd+"/panel3.jpg");</text:p>
      <text:p text:style-name="P2"><text:s text:c="12"/>Image image = imageIcon.getImage();</text:p>
      <text:p text:style-name="P2"><text:s text:c="12"/>g.drawImage(image, 0, 0, getWidth(), getHeight(), null);</text:p>
      <text:p text:style-name="P2"><text:s text:c="8"/>}</text:p>
      <text:p text:style-name="P2"><text:s text:c="4"/>};</text:p>
      <text:p text:style-name="P2"><text:s text:c="4"/>ExamSystemPanel.setBackground(Color.black);</text:p>
      <text:p text:style-name="P2"><text:s text:c="4"/>ExamSystemPanel.setLayout(null);</text:p>
      <text:p text:style-name="P2"><text:s text:c="4"/>ExamSystemPanel.setBounds(205,105,980,900);</text:p>
      <text:p text:style-name="P2"><text:s text:c="4"/>jFrame.add(ExamSystemPanel);</text:p>
      <text:p text:style-name="P2"><text:s text:c="4"/>ExamSystemPanel.hide();setExamSystemPanel();</text:p>
      <text:p text:style-name="P2"/>
      <text:p text:style-name="P2"><text:s text:c="4"/>FinanceSystemPanel=new JPanel(){</text:p>
      <text:p text:style-name="P2"><text:s text:c="8"/>@Override</text:p>
      <text:p text:style-name="P2"><text:s text:c="8"/>protected void paintComponent(Graphics g) {</text:p>
      <text:p text:style-name="P2"><text:s text:c="12"/>super.paintComponent(g);</text:p>
      <text:p text:style-name="P2"><text:s text:c="12"/>// Draw the image on the panel</text:p>
      <text:p text:style-name="P2"><text:s text:c="12"/>ImageIcon imageIcon = new ImageIcon(filedd+"/panel4.jpg");</text:p>
      <text:p text:style-name="P2"><text:s text:c="12"/>Image image = imageIcon.getImage();</text:p>
      <text:p text:style-name="P2"><text:s text:c="12"/>g.drawImage(image, 0, 0, getWidth(), getHeight(), null);</text:p>
      <text:p text:style-name="P2"><text:s text:c="8"/>}</text:p>
      <text:p text:style-name="P2"><text:s text:c="4"/>};</text:p>
      <text:p text:style-name="P2"><text:s text:c="4"/>FinanceSystemPanel.setBackground(Color.black);</text:p>
      <text:p text:style-name="P2"><text:s text:c="4"/>FinanceSystemPanel.setLayout(null);</text:p>
      <text:p text:style-name="P2"><text:s text:c="4"/>FinanceSystemPanel.setBounds(205,105,980,900);</text:p>
      <text:p text:style-name="P2"><text:s text:c="4"/>jFrame.add(FinanceSystemPanel);</text:p>
      <text:p text:style-name="P2"><text:s text:c="4"/>FinanceSystemPanel.hide();setFinanceSystemPanel();</text:p>
      <text:p text:style-name="P2"/>
      <text:p text:style-name="P2"/>
      <text:p text:style-name="P2"/>
      <text:p text:style-name="P2"><text:s text:c="4"/>jFrame.setVisible(true);</text:p>
      <text:p text:style-name="P2"/>
      <text:p text:style-name="P2"><text:s text:c="4"/>jFrame.getContentPane().setBackground(Color.WHITE);</text:p>
      <text:p text:style-name="P2"/>
      <text:p text:style-name="P2"><text:s text:c="4"/>}</text:p>
      <text:p text:style-name="P2"/>
      <text:p text:style-name="P2"><text:s text:c="4"/>public static void main(String[] args) throws UnsupportedAudioFileException, LineUnavailableException, IOException {</text:p>
      <text:p text:style-name="P2"><text:s text:c="8"/>new STUDENT();</text:p>
      <text:p text:style-name="P2"><text:s text:c="4"/>}</text:p>
      <text:p text:style-name="P2"><text:s text:c="4"/>JLabel admissionlabel,feedetaillabel,examsystemlabel,financesystemlabel;</text:p>
      <text:p text:style-name="P2"><text:s text:c="4"/>public void setListpanel(){</text:p>
      <text:p text:style-name="P2"><text:s text:c="8"/>admissionlabel=new JLabel("AdmissionForm");</text:p>
      <text:p text:style-name="P2"><text:s text:c="8"/>admissionlabel.setFont(new Font("Courier New",Font.ITALIC,20));</text:p>
      <text:p text:style-name="P2"><text:s text:c="8"/>admissionlabel.setBounds(28,130,180,30);</text:p>
      <text:p text:style-name="P2"><text:s text:c="8"/>admissionlabel.setForeground(Color.RED);</text:p>
      <text:p text:style-name="P2"><text:s text:c="8"/>admissionlabel.addMouseListener(this);</text:p>
      <text:p text:style-name="P2"><text:s text:c="8"/>listpanel.add(admissionlabel);</text:p>
      <text:p text:style-name="P2"><text:soft-page-break/></text:p>
      <text:p text:style-name="P2"><text:s text:c="8"/>feedetaillabel=new JLabel("Fee Details");</text:p>
      <text:p text:style-name="P2"><text:s text:c="8"/>feedetaillabel.setFont(new Font("Courier New",Font.ITALIC,20));</text:p>
      <text:p text:style-name="P2"><text:s text:c="8"/>feedetaillabel.setBounds(38,320,180,30);</text:p>
      <text:p text:style-name="P2"><text:s text:c="8"/>feedetaillabel.setForeground(Color.RED);</text:p>
      <text:p text:style-name="P2"><text:s text:c="8"/>feedetaillabel.addMouseListener(this);</text:p>
      <text:p text:style-name="P2"><text:s text:c="8"/>listpanel.add(feedetaillabel);</text:p>
      <text:p text:style-name="P2"/>
      <text:p text:style-name="P2"><text:s text:c="8"/>examsystemlabel=new JLabel("Exam System");</text:p>
      <text:p text:style-name="P2"><text:s text:c="8"/>examsystemlabel.setFont(new Font("Courier New",Font.ITALIC,20));</text:p>
      <text:p text:style-name="P2"><text:s text:c="8"/>examsystemlabel.setBounds(38,515,180,30);</text:p>
      <text:p text:style-name="P2"><text:s text:c="8"/>examsystemlabel.setForeground(Color.RED);</text:p>
      <text:p text:style-name="P2"><text:s text:c="8"/>examsystemlabel.addMouseListener(this);</text:p>
      <text:p text:style-name="P2"><text:s text:c="8"/>listpanel.add(examsystemlabel);</text:p>
      <text:p text:style-name="P2"/>
      <text:p text:style-name="P2"><text:s text:c="8"/>financesystemlabel=new JLabel("FinanceSystem");</text:p>
      <text:p text:style-name="P2"><text:s text:c="8"/>financesystemlabel.setFont(new Font("Courier New",Font.ITALIC,20));</text:p>
      <text:p text:style-name="P2"><text:s text:c="8"/>financesystemlabel.setBounds(30,705,180,30);</text:p>
      <text:p text:style-name="P2"><text:s text:c="8"/>financesystemlabel.setForeground(Color.RED);</text:p>
      <text:p text:style-name="P2"><text:s text:c="8"/>financesystemlabel.addMouseListener(this);</text:p>
      <text:p text:style-name="P2"><text:s text:c="8"/>listpanel.add(financesystemlabel);</text:p>
      <text:p text:style-name="P2"/>
      <text:p text:style-name="P2"><text:s text:c="4"/>}</text:p>
      <text:p text:style-name="P2"><text:s text:c="4"/>JLabel headinLabel,changemind,logout;</text:p>
      <text:p text:style-name="P2"><text:s text:c="4"/>public void setHeadingpanel(){</text:p>
      <text:p text:style-name="P2"><text:s text:c="8"/>headinLabel=new JLabel("Student Portal");</text:p>
      <text:p text:style-name="P2"><text:s text:c="8"/>headinLabel.setFont(new Font("Georgia",Font.ITALIC,90));</text:p>
      <text:p text:style-name="P2"><text:s text:c="8"/>headinLabel.setBounds(300,10,600,90);</text:p>
      <text:p text:style-name="P2"><text:s text:c="8"/>headinLabel.setForeground(new Color(248, 5, 33));</text:p>
      <text:p text:style-name="P2"><text:s text:c="8"/>headingpanel.add(headinLabel);</text:p>
      <text:p text:style-name="P2"><text:s text:c="8"/>JPanel logo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2"/>ImageIcon imageIcon=new ImageIcon(filedd+"/logofoo.png");</text:p>
      <text:p text:style-name="P2"><text:s text:c="12"/>Image image=imageIcon.getImage();</text:p>
      <text:p text:style-name="P2"><text:s text:c="12"/>g.drawImage(image,0,0,getWidth(),getHeight(),null);</text:p>
      <text:p text:style-name="P2"><text:s text:c="12"/>}</text:p>
      <text:p text:style-name="P2"><text:s text:c="8"/>};</text:p>
      <text:p text:style-name="P2"><text:s text:c="8"/>logo.setBounds(60,8,90,90);</text:p>
      <text:p text:style-name="P2"><text:s text:c="8"/>headingpanel.add(logo);</text:p>
      <text:p text:style-name="P2"/>
      <text:p text:style-name="P2"><text:s text:c="8"/>changemind=new JLabel("Change of Mind");</text:p>
      <text:p text:style-name="P2"><text:s text:c="8"/>changemind.setFont(new Font("Georgia",Font.PLAIN,20));</text:p>
      <text:p text:style-name="P2"><text:s text:c="8"/>changemind.setForeground(new Color(248, 5, 33));</text:p>
      <text:p text:style-name="P2"><text:s text:c="8"/>changemind.setBounds(1000,60,200,30);</text:p>
      <text:p text:style-name="P2"><text:s text:c="8"/>changemind.addMouseListener(this);</text:p>
      <text:p text:style-name="P2"><text:s text:c="8"/>headingpanel.add(changemind);</text:p>
      <text:p text:style-name="P2"/>
      <text:p text:style-name="P2"><text:soft-page-break/><text:s text:c="8"/>logout=new JLabel("Logout");</text:p>
      <text:p text:style-name="P2"><text:s text:c="8"/>logout.setFont(new Font("Georgia",Font.PLAIN,20));</text:p>
      <text:p text:style-name="P2"><text:s text:c="8"/>logout.setForeground(new Color(248, 5, 33));</text:p>
      <text:p text:style-name="P2"><text:s text:c="8"/>logout.addMouseListener(this);</text:p>
      <text:p text:style-name="P2"><text:s text:c="8"/>logout.setBounds(1080,30,100,30);</text:p>
      <text:p text:style-name="P2"><text:s text:c="8"/>headingpanel.add(logout);</text:p>
      <text:p text:style-name="P2"/>
      <text:p text:style-name="P2"><text:s text:c="4"/>}</text:p>
      <text:p text:style-name="P2">JLabel Headingform,studentName,fatherName,Cnic,dateofbirth,gender,nationality,domicileprovince,postaladdress,city,phonenumber,</text:p>
      <text:p text:style-name="P2"><text:s text:c="4"/>email,matricpassingyear,fscpassingyear,board,matricmarks,fscmarks,Usat,subjectselection,program1,program2,program3,nextlabel;</text:p>
      <text:p text:style-name="P2"><text:s text:c="4"/>JTextField studentText,fathertext,cnictext,nationalitytext,domiciletext,citytext,postaltext,phonetext,emailtext</text:p>
      <text:p text:style-name="P2"><text:s text:c="12"/>,matrictext,fsctext,matricyeartext,fscyeartext,boardtext,Usattext;</text:p>
      <text:p text:style-name="P2"><text:s text:c="4"/>JDatePicker datePicker;</text:p>
      <text:p text:style-name="P2"><text:s text:c="4"/>JButton academicheading,personalinformationheading,programofinterestheading;</text:p>
      <text:p text:style-name="P2"><text:s text:c="4"/>JRadioButton male,female;</text:p>
      <text:p text:style-name="P2"/>
      <text:p text:style-name="P2"><text:s text:c="4"/>public void setAdmissionFormPanel() {</text:p>
      <text:p text:style-name="P2"><text:s text:c="8"/>Headingform=new JLabel();</text:p>
      <text:p text:style-name="P2"><text:s text:c="8"/>Headingform.setText("Admission Form");</text:p>
      <text:p text:style-name="P2"><text:s text:c="8"/>Headingform.setFont(new Font("Georgia",Font.BOLD,30));</text:p>
      <text:p text:style-name="P2"><text:s text:c="8"/>Headingform.setBounds(400,30,300,40);</text:p>
      <text:p text:style-name="P2"><text:s text:c="8"/>Headingform.setForeground(new Color(6, 196, 10));</text:p>
      <text:p text:style-name="P2"><text:s text:c="8"/>AdmissionFormPanel.add(Headingform);</text:p>
      <text:p text:style-name="P2"><text:s text:c="8"/>Font font=new Font("Georgia",Font.PLAIN,20);</text:p>
      <text:p text:style-name="P2"><text:s text:c="8"/>Font fonttext=new Font("Elephant",Font.PLAIN,18);</text:p>
      <text:p text:style-name="P2"/>
      <text:p text:style-name="P2"><text:s text:c="8"/>personalinformationheading=new JButton("Personal Information");</text:p>
      <text:p text:style-name="P2"><text:s text:c="8"/>personalinformationheading.setBounds(50,80,880,50);</text:p>
      <text:p text:style-name="P2"><text:s text:c="8"/>personalinformationheading.setFont(new Font("Georgia",Font.BOLD,30));</text:p>
      <text:p text:style-name="P2"><text:s text:c="8"/>personalinformationheading.setBackground(GREEN);personalinformationheading.setForeground(WHITE);</text:p>
      <text:p text:style-name="P2"><text:s text:c="8"/>AdmissionFormPanel.add(personalinformationheading);</text:p>
      <text:p text:style-name="P2"/>
      <text:p text:style-name="P2"><text:s text:c="8"/>studentName=new JLabel("Candidate Name:");</text:p>
      <text:p text:style-name="P2"><text:s text:c="8"/>studentName.setBounds(50,150,155,20);</text:p>
      <text:p text:style-name="P2"><text:s text:c="8"/>studentName.setFont(font);</text:p>
      <text:p text:style-name="P2"><text:s text:c="8"/>AdmissionFormPanel.add(studentName);</text:p>
      <text:p text:style-name="P2"><text:s text:c="8"/>studentText=new JTextField();</text:p>
      <text:p text:style-name="P2"><text:s text:c="8"/>studentText.setBounds(50,170,200,25);</text:p>
      <text:p text:style-name="P2"><text:s text:c="8"/>studentText.setForeground(new Color(6, 196, 10));</text:p>
      <text:p text:style-name="P2"><text:s text:c="8"/>studentText.setFont(fonttext);</text:p>
      <text:p text:style-name="P2"><text:s text:c="8"/>AdmissionFormPanel.add(studentText);</text:p>
      <text:p text:style-name="P2"/>
      <text:p text:style-name="P2"><text:soft-page-break/><text:s text:c="8"/>fatherName=new JLabel("Father Name:");</text:p>
      <text:p text:style-name="P2"><text:s text:c="8"/>fatherName.setBounds(280,150,135,20);</text:p>
      <text:p text:style-name="P2"><text:s text:c="8"/>fatherName.setFont(font);</text:p>
      <text:p text:style-name="P2"><text:s text:c="8"/>AdmissionFormPanel.add(fatherName);</text:p>
      <text:p text:style-name="P2"><text:s text:c="8"/>fathertext=new JTextField();</text:p>
      <text:p text:style-name="P2"><text:s text:c="8"/>fathertext.setBounds(280,170,200,25);</text:p>
      <text:p text:style-name="P2"><text:s text:c="8"/>fathertext.setForeground(new Color(6, 196, 10));</text:p>
      <text:p text:style-name="P2"><text:s text:c="8"/>fathertext.setFont(fonttext);</text:p>
      <text:p text:style-name="P2"><text:s text:c="8"/>AdmissionFormPanel.add(fathertext);</text:p>
      <text:p text:style-name="P2"/>
      <text:p text:style-name="P2"><text:s text:c="8"/>Cnic=new JLabel("CNIC:");</text:p>
      <text:p text:style-name="P2"><text:s text:c="8"/>Cnic.setBounds(510,150,135,20);</text:p>
      <text:p text:style-name="P2"><text:s text:c="8"/>Cnic.setFont(font);</text:p>
      <text:p text:style-name="P2"><text:s text:c="8"/>AdmissionFormPanel.add(Cnic);</text:p>
      <text:p text:style-name="P2"><text:s text:c="8"/>cnictext=new JTextField();</text:p>
      <text:p text:style-name="P2"><text:s text:c="8"/>cnictext.setBounds(510,170,200,25);</text:p>
      <text:p text:style-name="P2"><text:s text:c="8"/>cnictext.setForeground(new Color(6, 196, 10));</text:p>
      <text:p text:style-name="P2"><text:s text:c="8"/>cnictext.setFont(fonttext);</text:p>
      <text:p text:style-name="P2"><text:s text:c="8"/>AdmissionFormPanel.add(cnictext);</text:p>
      <text:p text:style-name="P2"/>
      <text:p text:style-name="P2"><text:s text:c="8"/>dateofbirth=new JLabel("Date of Birth:");</text:p>
      <text:p text:style-name="P2"><text:s text:c="8"/>dateofbirth.setBounds(730,150,135,20);</text:p>
      <text:p text:style-name="P2"><text:s text:c="8"/>dateofbirth.setFont(font);</text:p>
      <text:p text:style-name="P2"><text:s text:c="8"/>AdmissionFormPanel.add(dateofbirth);</text:p>
      <text:p text:style-name="P2"><text:s text:c="8"/>datePicker = new JDatePicker();</text:p>
      <text:p text:style-name="P2"><text:s text:c="8"/>datePicker.setForeground(new Color(6, 196, 10));</text:p>
      <text:p text:style-name="P2"><text:s text:c="8"/>datePicker.setBounds(730,170,200,25);</text:p>
      <text:p text:style-name="P2"><text:s text:c="8"/>AdmissionFormPanel.add(datePicker);</text:p>
      <text:p text:style-name="P2"/>
      <text:p text:style-name="P2"><text:s text:c="8"/>gender=new JLabel("Gender:");</text:p>
      <text:p text:style-name="P2"><text:s text:c="8"/>gender.setBounds(50,220,135,20);</text:p>
      <text:p text:style-name="P2"><text:s text:c="8"/>gender.setFont(font);</text:p>
      <text:p text:style-name="P2"><text:s text:c="8"/>AdmissionFormPanel.add(gender);</text:p>
      <text:p text:style-name="P2"/>
      <text:p text:style-name="P2"><text:s text:c="8"/>male=new JRadioButton("Male");</text:p>
      <text:p text:style-name="P2"><text:s text:c="8"/>male.setBounds(50,240,60,30);</text:p>
      <text:p text:style-name="P2"><text:s text:c="8"/>male.setForeground(black);male.setBackground(WHITE);</text:p>
      <text:p text:style-name="P2"><text:s text:c="8"/>AdmissionFormPanel.add(male);</text:p>
      <text:p text:style-name="P2"/>
      <text:p text:style-name="P2"><text:s text:c="8"/>female=new JRadioButton("Female");</text:p>
      <text:p text:style-name="P2"><text:s text:c="8"/>female.setBounds(120,240,70,30);</text:p>
      <text:p text:style-name="P2"><text:s text:c="8"/>female.setForeground(black);female.setBackground(WHITE);</text:p>
      <text:p text:style-name="P2"><text:s text:c="8"/>AdmissionFormPanel.add(female);</text:p>
      <text:p text:style-name="P2"/>
      <text:p text:style-name="P2"><text:s text:c="8"/>ButtonGroup gender=new ButtonGroup();</text:p>
      <text:p text:style-name="P2"><text:s text:c="8"/>gender.add(male);</text:p>
      <text:p text:style-name="P2"><text:s text:c="8"/>gender.add(female);</text:p>
      <text:p text:style-name="P2"/>
      <text:p text:style-name="P2"><text:s text:c="8"/>nationality=new JLabel("Nationality:");</text:p>
      <text:p text:style-name="P2"><text:soft-page-break/><text:s text:c="8"/>nationality.setBounds(280,220,135,20);</text:p>
      <text:p text:style-name="P2"><text:s text:c="8"/>nationality.setFont(font);</text:p>
      <text:p text:style-name="P2"><text:s text:c="8"/>AdmissionFormPanel.add(nationality);</text:p>
      <text:p text:style-name="P2"><text:s text:c="8"/>nationalitytext=new JTextField();</text:p>
      <text:p text:style-name="P2"><text:s text:c="8"/>nationalitytext.setBounds(280,240,200,25);</text:p>
      <text:p text:style-name="P2"><text:s text:c="8"/>nationalitytext.setForeground(new Color(6, 196, 10));</text:p>
      <text:p text:style-name="P2"><text:s text:c="8"/>nationalitytext.setFont(fonttext);</text:p>
      <text:p text:style-name="P2"><text:s text:c="8"/>AdmissionFormPanel.add(nationalitytext);</text:p>
      <text:p text:style-name="P2"/>
      <text:p text:style-name="P2"><text:s text:c="8"/>domicileprovince=new JLabel("Domicile:");</text:p>
      <text:p text:style-name="P2"><text:s text:c="8"/>domicileprovince.setBounds(510,220,135,20);</text:p>
      <text:p text:style-name="P2"><text:s text:c="8"/>domicileprovince.setFont(font);</text:p>
      <text:p text:style-name="P2"><text:s text:c="8"/>AdmissionFormPanel.add(domicileprovince);</text:p>
      <text:p text:style-name="P2"><text:s text:c="8"/>domiciletext=new JTextField();</text:p>
      <text:p text:style-name="P2"><text:s text:c="8"/>domiciletext.setBounds(510,240,200,25);</text:p>
      <text:p text:style-name="P2"><text:s text:c="8"/>domiciletext.setForeground(new Color(6, 196, 10));</text:p>
      <text:p text:style-name="P2"><text:s text:c="8"/>domiciletext.setFont(fonttext);</text:p>
      <text:p text:style-name="P2"><text:s text:c="8"/>AdmissionFormPanel.add(domiciletext);</text:p>
      <text:p text:style-name="P2"/>
      <text:p text:style-name="P2"><text:s text:c="8"/>postaladdress=new JLabel("Postal Address:");</text:p>
      <text:p text:style-name="P2"><text:s text:c="8"/>postaladdress.setBounds(730,220,150,20);</text:p>
      <text:p text:style-name="P2"><text:s text:c="8"/>postaladdress.setFont(font);</text:p>
      <text:p text:style-name="P2"><text:s text:c="8"/>AdmissionFormPanel.add(postaladdress);</text:p>
      <text:p text:style-name="P2"><text:s text:c="8"/>postaltext=new JTextField();</text:p>
      <text:p text:style-name="P2"><text:s text:c="8"/>postaltext.setBounds(730,240,200,25);</text:p>
      <text:p text:style-name="P2"><text:s text:c="8"/>postaltext.setForeground(new Color(6, 196, 10));</text:p>
      <text:p text:style-name="P2"><text:s text:c="8"/>postaltext.setFont(fonttext);</text:p>
      <text:p text:style-name="P2"><text:s text:c="8"/>AdmissionFormPanel.add(postaltext);</text:p>
      <text:p text:style-name="P2"/>
      <text:p text:style-name="P2"><text:s text:c="8"/>city=new JLabel("City:");</text:p>
      <text:p text:style-name="P2"><text:s text:c="8"/>city.setBounds(50,290,135,20);</text:p>
      <text:p text:style-name="P2"><text:s text:c="8"/>city.setFont(font);</text:p>
      <text:p text:style-name="P2"><text:s text:c="8"/>AdmissionFormPanel.add(city);</text:p>
      <text:p text:style-name="P2"><text:s text:c="8"/>citytext=new JTextField();</text:p>
      <text:p text:style-name="P2"><text:s text:c="8"/>citytext.setBounds(50,310,200,25);</text:p>
      <text:p text:style-name="P2"><text:s text:c="8"/>citytext.setForeground(new Color(6, 196, 10));</text:p>
      <text:p text:style-name="P2"><text:s text:c="8"/>citytext.setFont(fonttext);</text:p>
      <text:p text:style-name="P2"><text:s text:c="8"/>AdmissionFormPanel.add(citytext);</text:p>
      <text:p text:style-name="P2"/>
      <text:p text:style-name="P2"><text:s text:c="8"/>phonenumber=new JLabel("Phone Number:");</text:p>
      <text:p text:style-name="P2"><text:s text:c="8"/>phonenumber.setBounds(280,290,155,20);</text:p>
      <text:p text:style-name="P2"><text:s text:c="8"/>phonenumber.setFont(font);</text:p>
      <text:p text:style-name="P2"><text:s text:c="8"/>AdmissionFormPanel.add(phonenumber);</text:p>
      <text:p text:style-name="P2"><text:s text:c="8"/>phonetext=new JTextField();</text:p>
      <text:p text:style-name="P2"><text:s text:c="8"/>phonetext.setBounds(280,310,200,25);</text:p>
      <text:p text:style-name="P2"><text:s text:c="8"/>phonetext.setForeground(new Color(6, 196, 10));</text:p>
      <text:p text:style-name="P2"><text:s text:c="8"/>phonetext.setFont(fonttext);</text:p>
      <text:p text:style-name="P2"><text:s text:c="8"/>AdmissionFormPanel.add(phonetext);</text:p>
      <text:p text:style-name="P2"/>
      <text:p text:style-name="P2"><text:soft-page-break/><text:s text:c="8"/>email=new JLabel("Email:");</text:p>
      <text:p text:style-name="P2"><text:s text:c="8"/>email.setBounds(510,290,135,20);</text:p>
      <text:p text:style-name="P2"><text:s text:c="8"/>email.setFont(font);</text:p>
      <text:p text:style-name="P2"><text:s text:c="8"/>AdmissionFormPanel.add(email);</text:p>
      <text:p text:style-name="P2"><text:s text:c="8"/>emailtext=new JTextField();</text:p>
      <text:p text:style-name="P2"><text:s text:c="8"/>emailtext.setBounds(510,310,200,25);</text:p>
      <text:p text:style-name="P2"><text:s text:c="8"/>emailtext.setForeground(new Color(6, 196, 10));</text:p>
      <text:p text:style-name="P2"><text:s text:c="8"/>emailtext.setFont(fonttext);</text:p>
      <text:p text:style-name="P2"><text:s text:c="8"/>AdmissionFormPanel.add(emailtext);</text:p>
      <text:p text:style-name="P2"/>
      <text:p text:style-name="P2"><text:s text:c="8"/>academicheading=new JButton("Academic Information");</text:p>
      <text:p text:style-name="P2"><text:s text:c="8"/>academicheading.setBounds(50,360,880,50);</text:p>
      <text:p text:style-name="P2"><text:s text:c="8"/>academicheading.setFont(new Font("Georgia",Font.BOLD,30));</text:p>
      <text:p text:style-name="P2"><text:s text:c="8"/>academicheading.setBackground(GREEN);academicheading.setForeground(WHITE);</text:p>
      <text:p text:style-name="P2"><text:s text:c="8"/>AdmissionFormPanel.add(academicheading);</text:p>
      <text:p text:style-name="P2"/>
      <text:p text:style-name="P2"><text:s text:c="8"/>matricmarks=new JLabel("Matric Marks:");</text:p>
      <text:p text:style-name="P2"><text:s text:c="8"/>matricmarks.setBounds(50,430,180,20);</text:p>
      <text:p text:style-name="P2"><text:s text:c="8"/>matricmarks.setFont(font);</text:p>
      <text:p text:style-name="P2"><text:s text:c="8"/>AdmissionFormPanel.add(matricmarks);</text:p>
      <text:p text:style-name="P2"><text:s text:c="8"/>matrictext=new JTextField();</text:p>
      <text:p text:style-name="P2"><text:s text:c="8"/>matrictext.setBounds(50,450,200,25);</text:p>
      <text:p text:style-name="P2"><text:s text:c="8"/>matrictext.setForeground(new Color(6, 196, 10));</text:p>
      <text:p text:style-name="P2"><text:s text:c="8"/>matrictext.setFont(fonttext);</text:p>
      <text:p text:style-name="P2"><text:s text:c="8"/>AdmissionFormPanel.add(matrictext);</text:p>
      <text:p text:style-name="P2"/>
      <text:p text:style-name="P2"><text:s text:c="8"/>fscmarks=new JLabel("FSC Marks:");</text:p>
      <text:p text:style-name="P2"><text:s text:c="8"/>fscmarks.setBounds(280,430,155,20);</text:p>
      <text:p text:style-name="P2"><text:s text:c="8"/>fscmarks.setFont(font);</text:p>
      <text:p text:style-name="P2"><text:s text:c="8"/>AdmissionFormPanel.add(fscmarks);</text:p>
      <text:p text:style-name="P2"><text:s text:c="8"/>fsctext=new JTextField();</text:p>
      <text:p text:style-name="P2"><text:s text:c="8"/>fsctext.setBounds(280,450,200,25);</text:p>
      <text:p text:style-name="P2"><text:s text:c="8"/>fsctext.setForeground(new Color(6, 196, 10));</text:p>
      <text:p text:style-name="P2"><text:s text:c="8"/>fsctext.setFont(fonttext);</text:p>
      <text:p text:style-name="P2"><text:s text:c="8"/>AdmissionFormPanel.add(fsctext);</text:p>
      <text:p text:style-name="P2"/>
      <text:p text:style-name="P2"><text:s text:c="8"/>matricpassingyear=new JLabel("Matric Passing Year:");</text:p>
      <text:p text:style-name="P2"><text:s text:c="8"/>matricpassingyear.setBounds(510,430,200,20);</text:p>
      <text:p text:style-name="P2"><text:s text:c="8"/>matricpassingyear.setFont(font);</text:p>
      <text:p text:style-name="P2"><text:s text:c="8"/>AdmissionFormPanel.add(matricpassingyear);</text:p>
      <text:p text:style-name="P2"><text:s text:c="8"/>matricyeartext=new JTextField();</text:p>
      <text:p text:style-name="P2"><text:s text:c="8"/>matricyeartext.setBounds(510,450,200,25);</text:p>
      <text:p text:style-name="P2"><text:s text:c="8"/>matricyeartext.setForeground(new Color(6, 196, 10));</text:p>
      <text:p text:style-name="P2"><text:s text:c="8"/>matricyeartext.setFont(fonttext);</text:p>
      <text:p text:style-name="P2"><text:s text:c="8"/>AdmissionFormPanel.add(matricyeartext);</text:p>
      <text:p text:style-name="P2"/>
      <text:p text:style-name="P2"><text:s text:c="8"/>fscpassingyear=new JLabel("FSC Passing Year:");</text:p>
      <text:p text:style-name="P2"><text:s text:c="8"/>fscpassingyear.setBounds(730,430,200,20);</text:p>
      <text:p text:style-name="P2"><text:s text:c="8"/>fscpassingyear.setFont(font);</text:p>
      <text:p text:style-name="P2"><text:soft-page-break/><text:s text:c="8"/>AdmissionFormPanel.add(fscpassingyear);</text:p>
      <text:p text:style-name="P2"><text:s text:c="8"/>fscyeartext=new JTextField();</text:p>
      <text:p text:style-name="P2"><text:s text:c="8"/>fscyeartext.setBounds(730,450,200,25);</text:p>
      <text:p text:style-name="P2"><text:s text:c="8"/>fscyeartext.setForeground(new Color(6, 196, 10));</text:p>
      <text:p text:style-name="P2"><text:s text:c="8"/>fscyeartext.setFont(fonttext);</text:p>
      <text:p text:style-name="P2"><text:s text:c="8"/>AdmissionFormPanel.add(fscyeartext);</text:p>
      <text:p text:style-name="P2"/>
      <text:p text:style-name="P2"><text:s text:c="8"/>board=new JLabel("Test Board:");</text:p>
      <text:p text:style-name="P2"><text:s text:c="8"/>board.setBounds(50,490,180,20);</text:p>
      <text:p text:style-name="P2"><text:s text:c="8"/>board.setFont(font);</text:p>
      <text:p text:style-name="P2"><text:s text:c="8"/>AdmissionFormPanel.add(board);</text:p>
      <text:p text:style-name="P2"><text:s text:c="8"/>boardtext=new JTextField();</text:p>
      <text:p text:style-name="P2"><text:s text:c="8"/>boardtext.setBounds(50,510,200,25);</text:p>
      <text:p text:style-name="P2"><text:s text:c="8"/>boardtext.setForeground(new Color(6, 196, 10));</text:p>
      <text:p text:style-name="P2"><text:s text:c="8"/>boardtext.setFont(fonttext);</text:p>
      <text:p text:style-name="P2"><text:s text:c="8"/>AdmissionFormPanel.add(boardtext);</text:p>
      <text:p text:style-name="P2"/>
      <text:p text:style-name="P2"><text:s text:c="8"/>Usat=new JLabel("Usat Marks:");</text:p>
      <text:p text:style-name="P2"><text:s text:c="8"/>Usat.setBounds(280,490,155,20);</text:p>
      <text:p text:style-name="P2"><text:s text:c="8"/>Usat.setFont(font);</text:p>
      <text:p text:style-name="P2"><text:s text:c="8"/>AdmissionFormPanel.add(Usat);</text:p>
      <text:p text:style-name="P2"><text:s text:c="8"/>Usattext=new JTextField();</text:p>
      <text:p text:style-name="P2"><text:s text:c="8"/>Usattext.setBounds(280,510,200,25);</text:p>
      <text:p text:style-name="P2"><text:s text:c="8"/>Usattext.setForeground(new Color(6, 196, 10));</text:p>
      <text:p text:style-name="P2"><text:s text:c="8"/>Usattext.setFont(fonttext);</text:p>
      <text:p text:style-name="P2"><text:s text:c="8"/>AdmissionFormPanel.add(Usattext);</text:p>
      <text:p text:style-name="P2"/>
      <text:p text:style-name="P2"><text:s text:c="8"/>programofinterestheading=new JButton("Program Of Interest");</text:p>
      <text:p text:style-name="P2"><text:s text:c="8"/>programofinterestheading.setBounds(50,560,880,50);</text:p>
      <text:p text:style-name="P2"><text:s text:c="8"/>programofinterestheading.setFont(new Font("Georgia",Font.BOLD,30));</text:p>
      <text:p text:style-name="P2"><text:s text:c="8"/>programofinterestheading.setBackground(GREEN);programofinterestheading.setForeground(WHITE);</text:p>
      <text:p text:style-name="P2"><text:s text:c="8"/>AdmissionFormPanel.add(programofinterestheading);</text:p>
      <text:p text:style-name="P2"/>
      <text:p text:style-name="P2"><text:s text:c="8"/>subjectselection=new JLabel("Select Subjects To Apply");</text:p>
      <text:p text:style-name="P2"><text:s text:c="8"/>subjectselection.setBounds(370,630,300,20);subjectselection.setForeground(new Color(6, 196, 10));</text:p>
      <text:p text:style-name="P2"><text:s text:c="8"/>subjectselection.setFont(new Font("Georgia",Font.BOLD,20));</text:p>
      <text:p text:style-name="P2"><text:s text:c="8"/>AdmissionFormPanel.add(subjectselection);</text:p>
      <text:p text:style-name="P2"/>
      <text:p text:style-name="P2"/>
      <text:p text:style-name="P2"><text:s text:c="8"/>String[] progrram1=new String[]{"Select a Program","Computer Science","Physics","Mathematics"};</text:p>
      <text:p text:style-name="P2"><text:s text:c="8"/>String[] progrram2=new String[]{"Select a Program","Agriculture","MicroBiology","Arts"};</text:p>
      <text:p text:style-name="P2"><text:s text:c="8"/>String[] progrram3=new String[]{"Select a Program","Urdu","English","Pharmacy"};</text:p>
      <text:p text:style-name="P2"/>
      <text:p text:style-name="P2"><text:s text:c="8"/>program1=new JLabel("Program 1:");</text:p>
      <text:p text:style-name="P2"><text:s text:c="8"/>program1.setBounds(50,670,180,25);</text:p>
      <text:p text:style-name="P2"><text:s text:c="8"/>program1.setFont(font);</text:p>
      <text:p text:style-name="P2"><text:soft-page-break/><text:s text:c="8"/>AdmissionFormPanel.add(program1);</text:p>
      <text:p text:style-name="P2"><text:s text:c="8"/>JComboBox box1=new JComboBox&lt;&gt;(progrram1);</text:p>
      <text:p text:style-name="P2"><text:s text:c="8"/>box1.setBounds(50,693,200,25);</text:p>
      <text:p text:style-name="P2"><text:s text:c="8"/>AdmissionFormPanel.add(box1);</text:p>
      <text:p text:style-name="P2"/>
      <text:p text:style-name="P2"><text:s text:c="8"/>program2=new JLabel("Program 2:");</text:p>
      <text:p text:style-name="P2"><text:s text:c="8"/>program2.setBounds(280,670,180,25);</text:p>
      <text:p text:style-name="P2"><text:s text:c="8"/>program2.setFont(font);</text:p>
      <text:p text:style-name="P2"><text:s text:c="8"/>AdmissionFormPanel.add(program2);</text:p>
      <text:p text:style-name="P2"><text:s text:c="8"/>JComboBox box2=new JComboBox&lt;&gt;(progrram2);</text:p>
      <text:p text:style-name="P2"><text:s text:c="8"/>box2.setBounds(280,693,200,25);</text:p>
      <text:p text:style-name="P2"><text:s text:c="8"/>AdmissionFormPanel.add(box2);</text:p>
      <text:p text:style-name="P2"/>
      <text:p text:style-name="P2"><text:s text:c="8"/>program3=new JLabel("Program 3:");</text:p>
      <text:p text:style-name="P2"><text:s text:c="8"/>program3.setBounds(510,670,180,25);</text:p>
      <text:p text:style-name="P2"><text:s text:c="8"/>program3.setFont(font);</text:p>
      <text:p text:style-name="P2"><text:s text:c="8"/>AdmissionFormPanel.add(program3);</text:p>
      <text:p text:style-name="P2"><text:s text:c="8"/>JComboBox box3=new JComboBox&lt;&gt;(progrram3);</text:p>
      <text:p text:style-name="P2"><text:s text:c="8"/>box3.setBounds(510,693,200,25);</text:p>
      <text:p text:style-name="P2"><text:s text:c="8"/>AdmissionFormPanel.add(box3);</text:p>
      <text:p text:style-name="P2"/>
      <text:p text:style-name="P2"><text:s text:c="8"/>nextlabel=new JLabel("Next&gt;&gt;");</text:p>
      <text:p text:style-name="P2"><text:s text:c="8"/>nextlabel.setBounds(830,800,100,30);</text:p>
      <text:p text:style-name="P2"><text:s text:c="8"/>nextlabel.setForeground(new Color(6, 196, 10));</text:p>
      <text:p text:style-name="P2"><text:s text:c="8"/>nextlabel.addMouseListener(this);</text:p>
      <text:p text:style-name="P2"><text:s text:c="8"/>nextlabel.setFont(new Font("Elephant",Font.BOLD,25));</text:p>
      <text:p text:style-name="P2"><text:s text:c="8"/>AdmissionFormPanel.add(nextlabel);</text:p>
      <text:p text:style-name="P2"><text:s text:c="4"/>}</text:p>
      <text:p text:style-name="P2"/>
      <text:p text:style-name="P2">JLabel feedetailheading,feenextlabel,feepreviouslabel;</text:p>
      <text:p text:style-name="P2"><text:s text:c="4"/>JButton feestructurebutton;</text:p>
      <text:p text:style-name="P2"/>
      <text:p text:style-name="P2"><text:s text:c="4"/>String[] feedetailrow1,feedetailrow2,feedetailrow3,feedetailrow4,feedetailrow5,feedetailrow6;</text:p>
      <text:p text:style-name="P2">int n=13;</text:p>
      <text:p text:style-name="P2"><text:s text:c="4"/>JTextField jTextFieldrow1[]=new JTextField[n];</text:p>
      <text:p text:style-name="P2"><text:s text:c="4"/>JTextField jTextFieldrow2[]=new JTextField[n];</text:p>
      <text:p text:style-name="P2"><text:s text:c="4"/>JTextField jTextFieldrow3[]=new JTextField[n];</text:p>
      <text:p text:style-name="P2"><text:s text:c="4"/>JTextField jTextFieldrow4[]=new JTextField[n];</text:p>
      <text:p text:style-name="P2"><text:s text:c="4"/>JTextField jTextFieldrow5[]=new JTextField[n];</text:p>
      <text:p text:style-name="P2"><text:s text:c="4"/>JTextField jTextFieldrow6[]=new JTextField[n];</text:p>
      <text:p text:style-name="P2"/>
      <text:p text:style-name="P2"><text:s text:c="4"/>public void setFeeDetailPanel(){</text:p>
      <text:p text:style-name="P2"><text:s text:c="8"/>feedetailrow1=new String[]{"S.NO","1","2","3","4","5","6","7","8","9","10","11","12"};</text:p>
      <text:p text:style-name="P2"><text:s text:c="8"/>feedetailrow2=new String[]{"Program","Pharmacy","M.phil","Ms/Phd","Phd","BS CS","BS Maths","BS Physics","BS Islamiat","BBA","Agriculture","Economics","Arts"};</text:p>
      <text:p text:style-name="P2"><text:s text:c="8"/>feedetailrow3=new String[]{"Fee (per Annum)","44000"," <text:s text:c="4"/>-"," <text:s text:c="4"/>-"," <text:s text:c="4"/>-"," <text:s text:c="4"/>-"," <text:s text:c="4"/>-"," <text:s text:c="4"/>-"," <text:s text:c="4"/>-"," <text:s text:c="4"/>-"," <text:s text:c="4"/>-"," <text:s text:c="4"/>-"," <text:s text:c="4"/>-"};</text:p>
      <text:p text:style-name="P2"><text:s text:c="8"/>feedetailrow4=new String[]{"Semester 1"," <text:s text:c="4"/>-","35000","30000","39000","35000","40000","45000","30000","35000","35000","30000","39000"};</text:p>
      <text:p text:style-name="P2"><text:soft-page-break/><text:s text:c="8"/>feedetailrow5=new String[]{"Semester 2"," <text:s text:c="4"/>-","33000","28000","36000","33000","38000","43000","27000","33000","33000","28000","36000"};</text:p>
      <text:p text:style-name="P2"><text:s text:c="8"/>feedetailrow6=new String[]{"Semester 3 and above"," <text:s text:c="4"/>-","30000","25000","34000","30000","35000","39000","25000","30000","30000","25000","34000"};</text:p>
      <text:p text:style-name="P2"/>
      <text:p text:style-name="P2"/>
      <text:p text:style-name="P2"><text:s text:c="8"/>for (int i=0,y=130;i&lt;jTextFieldrow1.length;i++,y=y+50){</text:p>
      <text:p text:style-name="P2"><text:s text:c="12"/>jTextFieldrow1[i]=new JTextField();</text:p>
      <text:p text:style-name="P2"><text:s text:c="12"/>jTextFieldrow1[i].setBounds(50,y,50,50);</text:p>
      <text:p text:style-name="P2"><text:s text:c="12"/>jTextFieldrow1[i].setText(feedetailrow1[i]);</text:p>
      <text:p text:style-name="P2"><text:s text:c="12"/>jTextFieldrow1[i].setBackground(white);</text:p>
      <text:p text:style-name="P2"><text:s text:c="12"/>jTextFieldrow1[i].setEditable(false);</text:p>
      <text:p text:style-name="P2"><text:s text:c="12"/>FeeDetailPanel.add(jTextFieldrow1[i]);</text:p>
      <text:p text:style-name="P2"><text:s text:c="8"/>}</text:p>
      <text:p text:style-name="P2"><text:s text:c="8"/>for (int i=0,y=130;i&lt;jTextFieldrow2.length;i++,y=y+50){</text:p>
      <text:p text:style-name="P2"><text:s text:c="12"/>jTextFieldrow2[i]=new JTextField();</text:p>
      <text:p text:style-name="P2"><text:s text:c="12"/>jTextFieldrow2[i].setBounds(100,y,160,50);</text:p>
      <text:p text:style-name="P2"><text:s text:c="12"/>jTextFieldrow2[i].setText(feedetailrow2[i]);</text:p>
      <text:p text:style-name="P2"><text:s text:c="12"/>jTextFieldrow2[i].setBackground(white);</text:p>
      <text:p text:style-name="P2"><text:s text:c="12"/>jTextFieldrow2[i].setEditable(false);</text:p>
      <text:p text:style-name="P2"><text:s text:c="12"/>FeeDetailPanel.add(jTextFieldrow2[i]);</text:p>
      <text:p text:style-name="P2"><text:s text:c="8"/>}</text:p>
      <text:p text:style-name="P2"><text:s text:c="8"/>for (int i=0,y=130;i&lt;jTextFieldrow3.length;i++,y=y+50){</text:p>
      <text:p text:style-name="P2"><text:s text:c="12"/>jTextFieldrow3[i]=new JTextField();</text:p>
      <text:p text:style-name="P2"><text:s text:c="12"/>jTextFieldrow3[i].setBounds(260,y,160,50);</text:p>
      <text:p text:style-name="P2"><text:s text:c="12"/>jTextFieldrow3[i].setText(feedetailrow3[i]);</text:p>
      <text:p text:style-name="P2"><text:s text:c="12"/>jTextFieldrow3[i].setBackground(white);</text:p>
      <text:p text:style-name="P2"><text:s text:c="12"/>jTextFieldrow3[i].setEditable(false);</text:p>
      <text:p text:style-name="P2"><text:s text:c="12"/>FeeDetailPanel.add(jTextFieldrow3[i]);</text:p>
      <text:p text:style-name="P2"><text:s text:c="8"/>}</text:p>
      <text:p text:style-name="P2"/>
      <text:p text:style-name="P2"><text:s text:c="8"/>for (int i=0,y=130;i&lt;jTextFieldrow4.length;i++,y=y+50){</text:p>
      <text:p text:style-name="P2"><text:s text:c="12"/>jTextFieldrow4[i]=new JTextField();</text:p>
      <text:p text:style-name="P2"><text:s text:c="12"/>jTextFieldrow4[i].setBounds(420,y,160,50);</text:p>
      <text:p text:style-name="P2"><text:s text:c="12"/>jTextFieldrow4[i].setText(feedetailrow4[i]);</text:p>
      <text:p text:style-name="P2"><text:s text:c="12"/>jTextFieldrow4[i].setEditable(false);</text:p>
      <text:p text:style-name="P2"><text:s text:c="12"/>jTextFieldrow4[i].setBackground(white);</text:p>
      <text:p text:style-name="P2"><text:s text:c="12"/>FeeDetailPanel.add(jTextFieldrow4[i]);</text:p>
      <text:p text:style-name="P2"><text:s text:c="8"/>}</text:p>
      <text:p text:style-name="P2"><text:s text:c="8"/>for (int i=0,y=130;i&lt;jTextFieldrow5.length;i++,y=y+50){</text:p>
      <text:p text:style-name="P2"><text:s text:c="12"/>jTextFieldrow5[i]=new JTextField();</text:p>
      <text:p text:style-name="P2"><text:s text:c="12"/>jTextFieldrow5[i].setBounds(580,y,170,50);</text:p>
      <text:p text:style-name="P2"><text:s text:c="12"/>jTextFieldrow5[i].setText(feedetailrow5[i]);</text:p>
      <text:p text:style-name="P2"><text:s text:c="12"/>jTextFieldrow5[i].setEditable(false);</text:p>
      <text:p text:style-name="P2"><text:s text:c="12"/>jTextFieldrow5[i].setBackground(white);</text:p>
      <text:p text:style-name="P2"><text:s text:c="12"/>FeeDetailPanel.add(jTextFieldrow5[i]);</text:p>
      <text:p text:style-name="P2"><text:s text:c="8"/>}</text:p>
      <text:p text:style-name="P2"/>
      <text:p text:style-name="P2"><text:s text:c="8"/>for (int i=0,y=130;i&lt;jTextFieldrow6.length;i++,y=y+50){</text:p>
      <text:p text:style-name="P2"><text:soft-page-break/><text:s text:c="12"/>jTextFieldrow6[i]=new JTextField();</text:p>
      <text:p text:style-name="P2"><text:s text:c="12"/>jTextFieldrow6[i].setBounds(750,y,180,50);</text:p>
      <text:p text:style-name="P2"><text:s text:c="12"/>jTextFieldrow6[i].setText(feedetailrow6[i]);</text:p>
      <text:p text:style-name="P2"><text:s text:c="12"/>jTextFieldrow6[i].setEditable(false);</text:p>
      <text:p text:style-name="P2"><text:s text:c="12"/>jTextFieldrow6[i].setBackground(white);</text:p>
      <text:p text:style-name="P2"><text:s text:c="12"/>FeeDetailPanel.add(jTextFieldrow6[i]);</text:p>
      <text:p text:style-name="P2"><text:s text:c="8"/>}</text:p>
      <text:p text:style-name="P2"/>
      <text:p text:style-name="P2"><text:s text:c="8"/>feenextlabel=new JLabel("Next&gt;&gt;");</text:p>
      <text:p text:style-name="P2"><text:s text:c="8"/>feenextlabel.setBounds(830,800,100,30);</text:p>
      <text:p text:style-name="P2"><text:s text:c="8"/>feenextlabel.setForeground(new Color(246, 6, 6));</text:p>
      <text:p text:style-name="P2"><text:s text:c="8"/>feenextlabel.addMouseListener(this);</text:p>
      <text:p text:style-name="P2"><text:s text:c="8"/>feenextlabel.setFont(new Font("Elephant",Font.BOLD,25));</text:p>
      <text:p text:style-name="P2"><text:s text:c="8"/>FeeDetailPanel.add(feenextlabel);</text:p>
      <text:p text:style-name="P2"/>
      <text:p text:style-name="P2"><text:s text:c="8"/>feepreviouslabel=new JLabel("&lt;&lt;Prev");</text:p>
      <text:p text:style-name="P2"><text:s text:c="8"/>feepreviouslabel.setBounds(700,800,100,30);</text:p>
      <text:p text:style-name="P2"><text:s text:c="8"/>feepreviouslabel.setForeground(new Color(246, 6, 6));</text:p>
      <text:p text:style-name="P2"><text:s text:c="8"/>feepreviouslabel.addMouseListener(this);</text:p>
      <text:p text:style-name="P2"><text:s text:c="8"/>feepreviouslabel.setFont(new Font("Elephant",Font.BOLD,25));</text:p>
      <text:p text:style-name="P2"><text:s text:c="8"/>FeeDetailPanel.add(feepreviouslabel);</text:p>
      <text:p text:style-name="P2"/>
      <text:p text:style-name="P2"><text:s text:c="8"/>feedetailheading=new JLabel();</text:p>
      <text:p text:style-name="P2"><text:s text:c="8"/>feedetailheading.setText("Fee Detail");</text:p>
      <text:p text:style-name="P2"><text:s text:c="8"/>feedetailheading.setFont(new Font("Georgia",Font.BOLD,30));</text:p>
      <text:p text:style-name="P2"><text:s text:c="8"/>feedetailheading.setBounds(400,30,300,40);</text:p>
      <text:p text:style-name="P2"><text:s text:c="8"/>feedetailheading.setForeground(new Color(246, 6, 6));</text:p>
      <text:p text:style-name="P2"><text:s text:c="8"/>FeeDetailPanel.add(feedetailheading);</text:p>
      <text:p text:style-name="P2"/>
      <text:p text:style-name="P2"/>
      <text:p text:style-name="P2"><text:s text:c="8"/>feestructurebutton=new JButton("Fee Structure");</text:p>
      <text:p text:style-name="P2"><text:s text:c="8"/>feestructurebutton.setBounds(50,80,880,50);</text:p>
      <text:p text:style-name="P2"><text:s text:c="8"/>feestructurebutton.setFont(new Font("Georgia",Font.BOLD,30));</text:p>
      <text:p text:style-name="P2"><text:s text:c="8"/>feestructurebutton.setBackground(new Color(246, 6, 6));feestructurebutton.setForeground(WHITE);</text:p>
      <text:p text:style-name="P2"><text:s text:c="8"/>FeeDetailPanel.add(feestructurebutton);</text:p>
      <text:p text:style-name="P2"/>
      <text:p text:style-name="P2"/>
      <text:p text:style-name="P2"><text:s text:c="4"/>}</text:p>
      <text:p text:style-name="P2"><text:s text:c="4"/>JLabel examnextlabel,exampreviouslabel,examheading,examstudentid,examstudentname,examdepartment,exambatch,examfathername,examrollno,examcourseid,examcoursename,</text:p>
      <text:p text:style-name="P2"><text:s text:c="12"/>examcoursecode,examcoursedepartement,examcoursesemester,examexamid,examexamdate;</text:p>
      <text:p text:style-name="P2"><text:s text:c="4"/>JButton examstudentinformationheading,examcourseinformationheading,examexaminformationheading;</text:p>
      <text:p text:style-name="P2"/>
      <text:p text:style-name="P2"><text:s text:c="4"/>JTextField examstudentidtext,examstudentnametext,examdepartmenttext,exambatchtext,examfathernametext,examrollnotext,examcourseidtext,</text:p>
      <text:p text:style-name="P2"><text:soft-page-break/><text:s text:c="12"/>examcoursenametext,examcoursecodetext,examcoursedepartementtext,examcoursesemestertext,examexamidtext;</text:p>
      <text:p text:style-name="P2"><text:s text:c="3"/>JDatePicker examjdatePicker;</text:p>
      <text:p text:style-name="P2"><text:s text:c="4"/>JTextField subject,programming,english,maths,physics,pakstudy,</text:p>
      <text:p text:style-name="P2"><text:s text:c="12"/>totalmarks,obtainedmarks,t1,t2,t3,t4,t5,t6;</text:p>
      <text:p text:style-name="P2"/>
      <text:p text:style-name="P2"><text:s text:c="4"/>JCheckBox box1,box2;</text:p>
      <text:p text:style-name="P2"><text:s text:c="4"/>public void setExamSystemPanel(){</text:p>
      <text:p text:style-name="P2"><text:s text:c="8"/>examheading=new JLabel();</text:p>
      <text:p text:style-name="P2"><text:s text:c="8"/>examheading.setText("Exam System");</text:p>
      <text:p text:style-name="P2"><text:s text:c="8"/>examheading.setFont(new Font("Georgia",Font.BOLD,30));</text:p>
      <text:p text:style-name="P2"><text:s text:c="8"/>examheading.setBounds(400,30,300,40);</text:p>
      <text:p text:style-name="P2"><text:s text:c="8"/>examheading.setForeground(new Color(255, 234, 0));</text:p>
      <text:p text:style-name="P2"><text:s text:c="8"/>ExamSystemPanel.add(examheading);</text:p>
      <text:p text:style-name="P2"><text:s text:c="8"/>Font font=new Font("Georgia",Font.PLAIN,20);</text:p>
      <text:p text:style-name="P2"><text:s text:c="8"/>Font fonttext=new Font("Elephant",Font.PLAIN,18);</text:p>
      <text:p text:style-name="P2"/>
      <text:p text:style-name="P2"><text:s text:c="8"/>examstudentinformationheading=new JButton("Student Information");</text:p>
      <text:p text:style-name="P2"><text:s text:c="8"/>examstudentinformationheading.setBounds(50,80,880,50);</text:p>
      <text:p text:style-name="P2"><text:s text:c="8"/>examstudentinformationheading.setFont(new Font("Georgia",Font.BOLD,30));</text:p>
      <text:p text:style-name="P2"><text:s text:c="8"/>examstudentinformationheading.setBackground(new Color(255, 242, 0));examstudentinformationheading.setForeground(WHITE);</text:p>
      <text:p text:style-name="P2"><text:s text:c="8"/>ExamSystemPanel.add(examstudentinformationheading);</text:p>
      <text:p text:style-name="P2"/>
      <text:p text:style-name="P2"><text:s text:c="8"/>examstudentid=new JLabel("Student ID:");</text:p>
      <text:p text:style-name="P2"><text:s text:c="8"/>examstudentid.setBounds(50,150,135,20);</text:p>
      <text:p text:style-name="P2"><text:s text:c="8"/>examstudentid.setFont(font);</text:p>
      <text:p text:style-name="P2"><text:s text:c="8"/>ExamSystemPanel.add(examstudentid);</text:p>
      <text:p text:style-name="P2"><text:s text:c="8"/>examstudentidtext=new JTextField();</text:p>
      <text:p text:style-name="P2"><text:s text:c="8"/>examstudentidtext.setBounds(50,170,200,25);</text:p>
      <text:p text:style-name="P2"><text:s text:c="8"/>examstudentidtext.setForeground(new Color(6, 196, 10));</text:p>
      <text:p text:style-name="P2"><text:s text:c="8"/>examstudentidtext.setFont(fonttext);</text:p>
      <text:p text:style-name="P2"><text:s text:c="8"/>ExamSystemPanel.add(examstudentidtext);</text:p>
      <text:p text:style-name="P2"/>
      <text:p text:style-name="P2"><text:s text:c="8"/>examstudentname=new JLabel("Student Name:");</text:p>
      <text:p text:style-name="P2"><text:s text:c="8"/>examstudentname.setBounds(280,150,135,20);</text:p>
      <text:p text:style-name="P2"><text:s text:c="8"/>examstudentname.setFont(font);</text:p>
      <text:p text:style-name="P2"><text:s text:c="8"/>ExamSystemPanel.add(examstudentname);</text:p>
      <text:p text:style-name="P2"><text:s text:c="8"/>examstudentnametext=new JTextField();</text:p>
      <text:p text:style-name="P2"><text:s text:c="8"/>examstudentnametext.setBounds(280,170,200,25);</text:p>
      <text:p text:style-name="P2"><text:s text:c="8"/>examstudentnametext.setForeground(new Color(6, 196, 10));</text:p>
      <text:p text:style-name="P2"><text:s text:c="8"/>examstudentnametext.setFont(fonttext);</text:p>
      <text:p text:style-name="P2"><text:s text:c="8"/>ExamSystemPanel.add(examstudentnametext);</text:p>
      <text:p text:style-name="P2"/>
      <text:p text:style-name="P2"><text:s text:c="8"/>examdepartment=new JLabel("Department:");</text:p>
      <text:p text:style-name="P2"><text:s text:c="8"/>examdepartment.setBounds(510,150,135,20);</text:p>
      <text:p text:style-name="P2"><text:s text:c="8"/>examdepartment.setFont(font);</text:p>
      <text:p text:style-name="P2"><text:s text:c="8"/>ExamSystemPanel.add(examdepartment);</text:p>
      <text:p text:style-name="P2"><text:soft-page-break/><text:s text:c="8"/>examdepartmenttext=new JTextField();</text:p>
      <text:p text:style-name="P2"><text:s text:c="8"/>examdepartmenttext.setBounds(510,170,200,25);</text:p>
      <text:p text:style-name="P2"><text:s text:c="8"/>examdepartmenttext.setForeground(new Color(6, 196, 10));</text:p>
      <text:p text:style-name="P2"><text:s text:c="8"/>examdepartmenttext.setFont(fonttext);</text:p>
      <text:p text:style-name="P2"><text:s text:c="8"/>ExamSystemPanel.add(examdepartmenttext);</text:p>
      <text:p text:style-name="P2"/>
      <text:p text:style-name="P2"><text:s text:c="8"/>exambatch=new JLabel("Batch No:");</text:p>
      <text:p text:style-name="P2"><text:s text:c="8"/>exambatch.setBounds(730,150,150,20);</text:p>
      <text:p text:style-name="P2"><text:s text:c="8"/>exambatch.setFont(font);</text:p>
      <text:p text:style-name="P2"><text:s text:c="8"/>ExamSystemPanel.add(exambatch);</text:p>
      <text:p text:style-name="P2"><text:s text:c="8"/>exambatchtext=new JTextField();</text:p>
      <text:p text:style-name="P2"><text:s text:c="8"/>exambatchtext.setBounds(730,170,200,25);</text:p>
      <text:p text:style-name="P2"><text:s text:c="8"/>exambatchtext.setForeground(new Color(6, 196, 10));</text:p>
      <text:p text:style-name="P2"><text:s text:c="8"/>exambatchtext.setFont(fonttext);</text:p>
      <text:p text:style-name="P2"><text:s text:c="8"/>ExamSystemPanel.add(exambatchtext);</text:p>
      <text:p text:style-name="P2"/>
      <text:p text:style-name="P2"><text:s text:c="8"/>examfathername=new JLabel("Father Name:");</text:p>
      <text:p text:style-name="P2"><text:s text:c="8"/>examfathername.setBounds(50,220,135,20);</text:p>
      <text:p text:style-name="P2"><text:s text:c="8"/>examfathername.setFont(font);</text:p>
      <text:p text:style-name="P2"><text:s text:c="8"/>ExamSystemPanel.add(examfathername);</text:p>
      <text:p text:style-name="P2"><text:s text:c="8"/>examfathernametext =new JTextField();</text:p>
      <text:p text:style-name="P2"><text:s text:c="8"/>examfathernametext.setBounds(50,240,200,25);</text:p>
      <text:p text:style-name="P2"><text:s text:c="8"/>examfathernametext.setForeground(new Color(6, 196, 10));</text:p>
      <text:p text:style-name="P2"><text:s text:c="8"/>examfathernametext.setFont(fonttext);</text:p>
      <text:p text:style-name="P2"><text:s text:c="8"/>ExamSystemPanel.add(examfathernametext);</text:p>
      <text:p text:style-name="P2"/>
      <text:p text:style-name="P2"/>
      <text:p text:style-name="P2"><text:s text:c="8"/>examrollno=new JLabel("Roll No:");</text:p>
      <text:p text:style-name="P2"><text:s text:c="8"/>examrollno.setBounds(280,220,135,20);</text:p>
      <text:p text:style-name="P2"><text:s text:c="8"/>examrollno.setFont(font);</text:p>
      <text:p text:style-name="P2"><text:s text:c="8"/>ExamSystemPanel.add(examrollno);</text:p>
      <text:p text:style-name="P2"><text:s text:c="8"/>examrollnotext=new JTextField();</text:p>
      <text:p text:style-name="P2"><text:s text:c="8"/>examrollnotext.setBounds(280,240,200,25);</text:p>
      <text:p text:style-name="P2"><text:s text:c="8"/>examrollnotext.setForeground(new Color(6, 196, 10));</text:p>
      <text:p text:style-name="P2"><text:s text:c="8"/>examrollnotext.setFont(fonttext);</text:p>
      <text:p text:style-name="P2"><text:s text:c="8"/>ExamSystemPanel.add(examrollnotext);</text:p>
      <text:p text:style-name="P2"/>
      <text:p text:style-name="P2"><text:s text:c="8"/>examcourseinformationheading=new JButton("Course Information");</text:p>
      <text:p text:style-name="P2"><text:s text:c="8"/>examcourseinformationheading.setBounds(50,290,880,50);</text:p>
      <text:p text:style-name="P2"><text:s text:c="8"/>examcourseinformationheading.setFont(new Font("Georgia",Font.BOLD,30));</text:p>
      <text:p text:style-name="P2"><text:s text:c="8"/>examcourseinformationheading.setBackground(new Color(255, 242, 0));examcourseinformationheading.setForeground(WHITE);</text:p>
      <text:p text:style-name="P2"><text:s text:c="8"/>ExamSystemPanel.add(examcourseinformationheading);</text:p>
      <text:p text:style-name="P2"/>
      <text:p text:style-name="P2"><text:s text:c="8"/>examcourseid=new JLabel("Course ID:");</text:p>
      <text:p text:style-name="P2"><text:s text:c="8"/>examcourseid.setBounds(50,360,135,20);</text:p>
      <text:p text:style-name="P2"><text:s text:c="8"/>examcourseid.setFont(font);</text:p>
      <text:p text:style-name="P2"><text:s text:c="8"/>ExamSystemPanel.add(examcourseid);</text:p>
      <text:p text:style-name="P2"><text:s text:c="8"/>examcourseidtext=new JTextField();</text:p>
      <text:p text:style-name="P2"><text:soft-page-break/><text:s text:c="8"/>examcourseidtext.setBounds(50,380,200,25);</text:p>
      <text:p text:style-name="P2"><text:s text:c="8"/>examcourseidtext.setForeground(new Color(6, 196, 10));</text:p>
      <text:p text:style-name="P2"><text:s text:c="8"/>examcourseidtext.setFont(fonttext);</text:p>
      <text:p text:style-name="P2"><text:s text:c="8"/>ExamSystemPanel.add(examcourseidtext);</text:p>
      <text:p text:style-name="P2"/>
      <text:p text:style-name="P2"><text:s text:c="8"/>examcoursename=new JLabel("Course Name:");</text:p>
      <text:p text:style-name="P2"><text:s text:c="8"/>examcoursename.setBounds(280,360,135,20);</text:p>
      <text:p text:style-name="P2"><text:s text:c="8"/>examcoursename.setFont(font);</text:p>
      <text:p text:style-name="P2"><text:s text:c="8"/>ExamSystemPanel.add(examcoursename);</text:p>
      <text:p text:style-name="P2"><text:s text:c="8"/>examcoursenametext=new JTextField();</text:p>
      <text:p text:style-name="P2"><text:s text:c="8"/>examcoursenametext.setBounds(280,380,200,25);</text:p>
      <text:p text:style-name="P2"><text:s text:c="8"/>examcoursenametext.setForeground(new Color(6, 196, 10));</text:p>
      <text:p text:style-name="P2"><text:s text:c="8"/>examcoursenametext.setFont(fonttext);</text:p>
      <text:p text:style-name="P2"><text:s text:c="8"/>ExamSystemPanel.add(examcoursenametext);</text:p>
      <text:p text:style-name="P2"/>
      <text:p text:style-name="P2"><text:s text:c="8"/>examcoursecode=new JLabel("Course code:");</text:p>
      <text:p text:style-name="P2"><text:s text:c="8"/>examcoursecode.setBounds(510,360,135,20);</text:p>
      <text:p text:style-name="P2"><text:s text:c="8"/>examcoursecode.setFont(font);</text:p>
      <text:p text:style-name="P2"><text:s text:c="8"/>ExamSystemPanel.add(examcoursecode);</text:p>
      <text:p text:style-name="P2"><text:s text:c="8"/>examcoursecodetext=new JTextField();</text:p>
      <text:p text:style-name="P2"><text:s text:c="8"/>examcoursecodetext.setBounds(510,380,200,25);</text:p>
      <text:p text:style-name="P2"><text:s text:c="8"/>examcoursecodetext.setForeground(new Color(6, 196, 10));</text:p>
      <text:p text:style-name="P2"><text:s text:c="8"/>examcoursecodetext.setFont(fonttext);</text:p>
      <text:p text:style-name="P2"><text:s text:c="8"/>ExamSystemPanel.add(examcoursecodetext);</text:p>
      <text:p text:style-name="P2"/>
      <text:p text:style-name="P2"><text:s text:c="8"/>examcoursedepartement=new JLabel("Course Department:");</text:p>
      <text:p text:style-name="P2"><text:s text:c="8"/>examcoursedepartement.setBounds(730,360,200,20);</text:p>
      <text:p text:style-name="P2"><text:s text:c="8"/>examcoursedepartement.setFont(font);</text:p>
      <text:p text:style-name="P2"><text:s text:c="8"/>ExamSystemPanel.add(examcoursedepartement);</text:p>
      <text:p text:style-name="P2"><text:s text:c="8"/>examcoursedepartementtext=new JTextField();</text:p>
      <text:p text:style-name="P2"><text:s text:c="8"/>examcoursedepartementtext.setBounds(730,380,200,25);</text:p>
      <text:p text:style-name="P2"><text:s text:c="8"/>examcoursedepartementtext.setForeground(new Color(6, 196, 10));</text:p>
      <text:p text:style-name="P2"><text:s text:c="8"/>examcoursedepartementtext.setFont(fonttext);</text:p>
      <text:p text:style-name="P2"><text:s text:c="8"/>ExamSystemPanel.add(examcoursedepartementtext);</text:p>
      <text:p text:style-name="P2"/>
      <text:p text:style-name="P2"><text:s text:c="8"/>examcoursesemester=new JLabel("Course Semester:");</text:p>
      <text:p text:style-name="P2"><text:s text:c="8"/>examcoursesemester.setBounds(50,430,200,20);</text:p>
      <text:p text:style-name="P2"><text:s text:c="8"/>examcoursesemester.setFont(font);</text:p>
      <text:p text:style-name="P2"><text:s text:c="8"/>ExamSystemPanel.add(examcoursesemester);</text:p>
      <text:p text:style-name="P2"><text:s text:c="8"/>examcoursesemestertext =new JTextField();</text:p>
      <text:p text:style-name="P2"><text:s text:c="8"/>examcoursesemestertext.setBounds(50,450,200,25);</text:p>
      <text:p text:style-name="P2"><text:s text:c="8"/>examcoursesemestertext.setForeground(new Color(6, 196, 10));</text:p>
      <text:p text:style-name="P2"><text:s text:c="8"/>examcoursesemestertext.setFont(fonttext);</text:p>
      <text:p text:style-name="P2"><text:s text:c="8"/>ExamSystemPanel.add(examcoursesemestertext);</text:p>
      <text:p text:style-name="P2"/>
      <text:p text:style-name="P2"><text:s text:c="8"/>examexaminformationheading=new JButton("Exam Information");</text:p>
      <text:p text:style-name="P2"><text:s text:c="8"/>examexaminformationheading.setBounds(50,500,880,50);</text:p>
      <text:p text:style-name="P2"><text:s text:c="8"/>examexaminformationheading.setFont(new Font("Georgia",Font.BOLD,30));</text:p>
      <text:p text:style-name="P2"><text:s text:c="8"/>examexaminformationheading.setBackground(new Color(255, 242, <text:soft-page-break/>0));examexaminformationheading.setForeground(WHITE);</text:p>
      <text:p text:style-name="P2"><text:s text:c="8"/>ExamSystemPanel.add(examexaminformationheading);</text:p>
      <text:p text:style-name="P2"/>
      <text:p text:style-name="P2"><text:s text:c="8"/>examexamid=new JLabel("Exam ID:");</text:p>
      <text:p text:style-name="P2"><text:s text:c="8"/>examexamid.setBounds(50,570,135,20);</text:p>
      <text:p text:style-name="P2"><text:s text:c="8"/>examexamid.setFont(font);</text:p>
      <text:p text:style-name="P2"><text:s text:c="8"/>ExamSystemPanel.add(examexamid);</text:p>
      <text:p text:style-name="P2"><text:s text:c="8"/>examexamidtext=new JTextField();</text:p>
      <text:p text:style-name="P2"><text:s text:c="8"/>examexamidtext.setBounds(50,590,200,25);</text:p>
      <text:p text:style-name="P2"><text:s text:c="8"/>examexamidtext.setForeground(new Color(6, 196, 10));</text:p>
      <text:p text:style-name="P2"><text:s text:c="8"/>examexamidtext.setFont(fonttext);</text:p>
      <text:p text:style-name="P2"><text:s text:c="8"/>ExamSystemPanel.add(examexamidtext);</text:p>
      <text:p text:style-name="P2"/>
      <text:p text:style-name="P2"><text:s text:c="8"/>examexamdate=new JLabel("Date:");</text:p>
      <text:p text:style-name="P2"><text:s text:c="8"/>examexamdate.setBounds(280,570,135,20);</text:p>
      <text:p text:style-name="P2"><text:s text:c="8"/>examexamdate.setFont(font);</text:p>
      <text:p text:style-name="P2"><text:s text:c="8"/>ExamSystemPanel.add(examexamdate);</text:p>
      <text:p text:style-name="P2"><text:s text:c="8"/>examjdatePicker = new JDatePicker();</text:p>
      <text:p text:style-name="P2"><text:s text:c="8"/>examjdatePicker.setForeground(new Color(6, 196, 10));</text:p>
      <text:p text:style-name="P2"><text:s text:c="8"/>examjdatePicker.setBounds(280,590,200,25);</text:p>
      <text:p text:style-name="P2"><text:s text:c="8"/>ExamSystemPanel.add(examjdatePicker);</text:p>
      <text:p text:style-name="P2"/>
      <text:p text:style-name="P2"/>
      <text:p text:style-name="P2"><text:s text:c="8"/>box1=new JCheckBox("Mid Terms");</text:p>
      <text:p text:style-name="P2"><text:s text:c="8"/>box1.setBounds(50, 650,90,25);</text:p>
      <text:p text:style-name="P2"><text:s text:c="8"/>box1.setSelected(true);box1.addMouseListener(this);box1.setBackground(white);</text:p>
      <text:p text:style-name="P2"><text:s text:c="8"/>ExamSystemPanel.add(box1);</text:p>
      <text:p text:style-name="P2"/>
      <text:p text:style-name="P2"><text:s text:c="8"/>box2=new JCheckBox("Final");</text:p>
      <text:p text:style-name="P2"><text:s text:c="8"/>box2.setBounds(150, 650,90,25);</text:p>
      <text:p text:style-name="P2"><text:s text:c="8"/>box2.addMouseListener(this);box2.setBackground(white);</text:p>
      <text:p text:style-name="P2"><text:s text:c="8"/>ExamSystemPanel.add(box2);</text:p>
      <text:p text:style-name="P2"/>
      <text:p text:style-name="P2"><text:s text:c="8"/>ButtonGroup group=new ButtonGroup();</text:p>
      <text:p text:style-name="P2"><text:s text:c="8"/>group.add(box1);</text:p>
      <text:p text:style-name="P2"><text:s text:c="8"/>group.add(box2);</text:p>
      <text:p text:style-name="P2"/>
      <text:p text:style-name="P2"><text:s text:c="8"/>subject=new JTextField("Subject");</text:p>
      <text:p text:style-name="P2"><text:s text:c="8"/>subject.setBounds(50,670,100,25);subject.setEditable(false);</text:p>
      <text:p text:style-name="P2"><text:s text:c="8"/>ExamSystemPanel.add(subject);</text:p>
      <text:p text:style-name="P2"/>
      <text:p text:style-name="P2"><text:s text:c="8"/>programming=new JTextField("Programming");</text:p>
      <text:p text:style-name="P2"><text:s text:c="8"/>programming.setBounds(50,695,100,25);programming.setEditable(false);</text:p>
      <text:p text:style-name="P2"><text:s text:c="8"/>ExamSystemPanel.add(programming);</text:p>
      <text:p text:style-name="P2"/>
      <text:p text:style-name="P2"><text:s text:c="8"/>maths=new JTextField("Mathematics");</text:p>
      <text:p text:style-name="P2"><text:s text:c="8"/>maths.setBounds(50,720,100,25);maths.setEditable(false);</text:p>
      <text:p text:style-name="P2"><text:s text:c="8"/>ExamSystemPanel.add(maths);</text:p>
      <text:p text:style-name="P2"/>
      <text:p text:style-name="P2"><text:soft-page-break/><text:s text:c="8"/>english=new JTextField("English");</text:p>
      <text:p text:style-name="P2"><text:s text:c="8"/>english.setBounds(50,745,100,25);english.setEditable(false);</text:p>
      <text:p text:style-name="P2"><text:s text:c="8"/>ExamSystemPanel.add(english);</text:p>
      <text:p text:style-name="P2"/>
      <text:p text:style-name="P2"><text:s text:c="8"/>physics=new JTextField("Physics");</text:p>
      <text:p text:style-name="P2"><text:s text:c="8"/>physics.setBounds(50,770,100,25);physics.setEditable(false);</text:p>
      <text:p text:style-name="P2"><text:s text:c="8"/>ExamSystemPanel.add(physics);</text:p>
      <text:p text:style-name="P2"/>
      <text:p text:style-name="P2"><text:s text:c="8"/>pakstudy=new JTextField("Pak-Study");</text:p>
      <text:p text:style-name="P2"><text:s text:c="8"/>pakstudy.setBounds(50,795,100,25);pakstudy.setEditable(false);</text:p>
      <text:p text:style-name="P2"><text:s text:c="8"/>ExamSystemPanel.add(pakstudy);</text:p>
      <text:p text:style-name="P2"/>
      <text:p text:style-name="P2"><text:s text:c="8"/>totalmarks=new JTextField("Total Marks");</text:p>
      <text:p text:style-name="P2"><text:s text:c="8"/>totalmarks.setBounds(150,670,70,25);totalmarks.setEditable(false);</text:p>
      <text:p text:style-name="P2"><text:s text:c="8"/>ExamSystemPanel.add(totalmarks);</text:p>
      <text:p text:style-name="P2"/>
      <text:p text:style-name="P2"/>
      <text:p text:style-name="P2"><text:s text:c="8"/>t1=new JTextField("25");</text:p>
      <text:p text:style-name="P2"><text:s text:c="8"/>t1.setBounds(150,695,70,25);t1.setEditable(false);</text:p>
      <text:p text:style-name="P2"><text:s text:c="8"/>ExamSystemPanel.add(t1);</text:p>
      <text:p text:style-name="P2"/>
      <text:p text:style-name="P2"><text:s text:c="8"/>t2=new JTextField("25");</text:p>
      <text:p text:style-name="P2"><text:s text:c="8"/>t2.setBounds(150,720,70,25);t2.setEditable(false);</text:p>
      <text:p text:style-name="P2"><text:s text:c="8"/>ExamSystemPanel.add(t2);</text:p>
      <text:p text:style-name="P2"/>
      <text:p text:style-name="P2"><text:s text:c="8"/>t3=new JTextField("25");</text:p>
      <text:p text:style-name="P2"><text:s text:c="8"/>t3.setBounds(150,745,70,25);t3.setEditable(false);</text:p>
      <text:p text:style-name="P2"><text:s text:c="8"/>ExamSystemPanel.add(t3);</text:p>
      <text:p text:style-name="P2"/>
      <text:p text:style-name="P2"><text:s text:c="8"/>t4=new JTextField("25");</text:p>
      <text:p text:style-name="P2"><text:s text:c="8"/>t4.setBounds(150,770,70,25);t4.setEditable(false);</text:p>
      <text:p text:style-name="P2"><text:s text:c="8"/>ExamSystemPanel.add(t4);</text:p>
      <text:p text:style-name="P2"/>
      <text:p text:style-name="P2"><text:s text:c="8"/>t5=new JTextField("25");</text:p>
      <text:p text:style-name="P2"><text:s text:c="8"/>t5.setBounds(150,795,70,25);t5.setEditable(false);</text:p>
      <text:p text:style-name="P2"><text:s text:c="8"/>ExamSystemPanel.add(t5);</text:p>
      <text:p text:style-name="P2"/>
      <text:p text:style-name="P2"><text:s text:c="8"/>obtainedmarks=new JTextField("Obtained Marks");obtainedmarks.setEditable(false);</text:p>
      <text:p text:style-name="P2"><text:s text:c="8"/>obtainedmarks.setBounds(220,670,90,25);</text:p>
      <text:p text:style-name="P2"><text:s text:c="8"/>ExamSystemPanel.add(obtainedmarks);</text:p>
      <text:p text:style-name="P2"/>
      <text:p text:style-name="P2"><text:s text:c="8"/>t6=new JTextField("");</text:p>
      <text:p text:style-name="P2"><text:s text:c="8"/>t6.setBounds(220,695,90,25);</text:p>
      <text:p text:style-name="P2"><text:s text:c="8"/>ExamSystemPanel.add(t6);</text:p>
      <text:p text:style-name="P2"/>
      <text:p text:style-name="P2"><text:s text:c="8"/>t6=new JTextField("");</text:p>
      <text:p text:style-name="P2"><text:s text:c="8"/>t6.setBounds(220,720,90,25);</text:p>
      <text:p text:style-name="P2"><text:s text:c="8"/>ExamSystemPanel.add(t6);</text:p>
      <text:p text:style-name="P2"/>
      <text:p text:style-name="P2"><text:soft-page-break/><text:s text:c="8"/>t6=new JTextField("");</text:p>
      <text:p text:style-name="P2"><text:s text:c="8"/>t6.setBounds(220,745,90,25);</text:p>
      <text:p text:style-name="P2"><text:s text:c="8"/>ExamSystemPanel.add(t6);</text:p>
      <text:p text:style-name="P2"/>
      <text:p text:style-name="P2"><text:s text:c="8"/>t6=new JTextField("");</text:p>
      <text:p text:style-name="P2"><text:s text:c="8"/>t6.setBounds(220,770,90,25);</text:p>
      <text:p text:style-name="P2"><text:s text:c="8"/>ExamSystemPanel.add(t6);</text:p>
      <text:p text:style-name="P2"/>
      <text:p text:style-name="P2"><text:s text:c="8"/>t6=new JTextField("");</text:p>
      <text:p text:style-name="P2"><text:s text:c="8"/>t6.setBounds(220,795,90,25);</text:p>
      <text:p text:style-name="P2"><text:s text:c="8"/>ExamSystemPanel.add(t6);</text:p>
      <text:p text:style-name="P2"/>
      <text:p text:style-name="P2"/>
      <text:p text:style-name="P2"><text:s text:c="8"/>examnextlabel=new JLabel("Next&gt;&gt;");</text:p>
      <text:p text:style-name="P2"><text:s text:c="8"/>examnextlabel.setBounds(830,800,100,30);</text:p>
      <text:p text:style-name="P2"><text:s text:c="8"/>examnextlabel.setForeground(new Color(241, 227, 45));</text:p>
      <text:p text:style-name="P2"><text:s text:c="8"/>examnextlabel.addMouseListener(this);</text:p>
      <text:p text:style-name="P2"><text:s text:c="8"/>examnextlabel.setFont(new Font("Elephant",Font.BOLD,25));</text:p>
      <text:p text:style-name="P2"><text:s text:c="8"/>ExamSystemPanel.add(examnextlabel);</text:p>
      <text:p text:style-name="P2"/>
      <text:p text:style-name="P2"><text:s text:c="8"/>exampreviouslabel=new JLabel("&lt;&lt;Prev");</text:p>
      <text:p text:style-name="P2"><text:s text:c="8"/>exampreviouslabel.setBounds(700,800,100,30);</text:p>
      <text:p text:style-name="P2"><text:s text:c="8"/>exampreviouslabel.setForeground(new Color(241, 227, 45));</text:p>
      <text:p text:style-name="P2"><text:s text:c="8"/>exampreviouslabel.addMouseListener(this);</text:p>
      <text:p text:style-name="P2"><text:s text:c="8"/>exampreviouslabel.setFont(new Font("Elephant",Font.BOLD,25));</text:p>
      <text:p text:style-name="P2"><text:s text:c="8"/>ExamSystemPanel.add(exampreviouslabel);</text:p>
      <text:p text:style-name="P2"/>
      <text:p text:style-name="P2"/>
      <text:p text:style-name="P2"><text:s text:c="4"/>}</text:p>
      <text:p text:style-name="P2"><text:s text:c="4"/>JLabel bankcode,slipno,submitfinance,prevfinance,finanacedate,bankbranch,Transportfee,Discounts,partiallypay,sportsfee,curricularactivity,healthfee,securityfee,finaceheading,financestudentAdmissionfee,financetutionfee,financeexaminationfee,financestudenthostelfee,libraryfee;</text:p>
      <text:p text:style-name="P2"><text:s text:c="4"/>JButton studentfeemanagement,Transportandsportfeeheading,PayementmethodHeading;</text:p>
      <text:p text:style-name="P2"><text:s text:c="12"/>JTextField financestudentAdmissionfeetext,</text:p>
      <text:p text:style-name="P2"><text:s text:c="20"/>bankcodetext,slipnotext,bankbranchtext,financetutionfeetext,financeexaminationfeetext,financestudenthostelfeetext,libraryfeetext</text:p>
      <text:p text:style-name="P2"><text:s text:c="4"/>,Transportfeetext,sportsfeetext,curricularactivitytext,healthfeetext,securityfeetext,Discountstext,partiallypaytext;</text:p>
      <text:p text:style-name="P2"><text:s text:c="4"/>JDatePicker financedated;</text:p>
      <text:p text:style-name="P2"><text:s text:c="12"/>public void setFinanceSystemPanel(){</text:p>
      <text:p text:style-name="P2"/>
      <text:p text:style-name="P2"><text:s text:c="8"/>finaceheading=new JLabel();</text:p>
      <text:p text:style-name="P2"><text:s text:c="8"/>finaceheading.setText("Finance System");</text:p>
      <text:p text:style-name="P2"><text:s text:c="8"/>finaceheading.setFont(new Font("Georgia",Font.BOLD,30));</text:p>
      <text:p text:style-name="P2"><text:s text:c="8"/>finaceheading.setBounds(400,30,300,40);</text:p>
      <text:p text:style-name="P2"><text:s text:c="8"/>finaceheading.setForeground(new Color(7, 208, 171));</text:p>
      <text:p text:style-name="P2"><text:s text:c="8"/>FinanceSystemPanel.add(finaceheading);</text:p>
      <text:p text:style-name="P2"><text:soft-page-break/></text:p>
      <text:p text:style-name="P2"><text:s text:c="8"/>studentfeemanagement=new JButton("Student Fee Management");</text:p>
      <text:p text:style-name="P2"><text:s text:c="8"/>studentfeemanagement.setBounds(50,80,880,50);</text:p>
      <text:p text:style-name="P2"><text:s text:c="8"/>studentfeemanagement.setFont(new Font("Georgia",Font.BOLD,30));</text:p>
      <text:p text:style-name="P2"><text:s text:c="8"/>studentfeemanagement.setBackground(new Color(56, 253, 218));studentfeemanagement.setForeground(WHITE);</text:p>
      <text:p text:style-name="P2"><text:s text:c="8"/>FinanceSystemPanel.add(studentfeemanagement);</text:p>
      <text:p text:style-name="P2"><text:s text:c="8"/>Font font=new Font("Georgia",Font.PLAIN,20);</text:p>
      <text:p text:style-name="P2"><text:s text:c="8"/>Font fonttext=new Font("Elephant",Font.PLAIN,18);</text:p>
      <text:p text:style-name="P2"/>
      <text:p text:style-name="P2"><text:s text:c="8"/>financestudentAdmissionfee=new JLabel("Student Admission:");</text:p>
      <text:p text:style-name="P2"><text:s text:c="8"/>financestudentAdmissionfee.setBounds(50,150,180,20);</text:p>
      <text:p text:style-name="P2"><text:s text:c="8"/>financestudentAdmissionfee.setFont(font);</text:p>
      <text:p text:style-name="P2"><text:s text:c="8"/>FinanceSystemPanel.add(financestudentAdmissionfee);</text:p>
      <text:p text:style-name="P2"><text:s text:c="8"/>financestudentAdmissionfeetext=new JTextField();</text:p>
      <text:p text:style-name="P2"><text:s text:c="8"/>financestudentAdmissionfeetext.setBounds(50,170,200,25);</text:p>
      <text:p text:style-name="P2"><text:s text:c="8"/>financestudentAdmissionfeetext.setForeground(new Color(6, 196, 10));</text:p>
      <text:p text:style-name="P2"><text:s text:c="8"/>financestudentAdmissionfeetext.setFont(fonttext);</text:p>
      <text:p text:style-name="P2"><text:s text:c="8"/>FinanceSystemPanel.add(financestudentAdmissionfeetext);</text:p>
      <text:p text:style-name="P2"/>
      <text:p text:style-name="P2"><text:s text:c="8"/>financetutionfee=new JLabel("Tuition fee:");</text:p>
      <text:p text:style-name="P2"><text:s text:c="8"/>financetutionfee.setBounds(280,150,135,20);</text:p>
      <text:p text:style-name="P2"><text:s text:c="8"/>financetutionfee.setFont(font);</text:p>
      <text:p text:style-name="P2"><text:s text:c="8"/>FinanceSystemPanel.add(financetutionfee);</text:p>
      <text:p text:style-name="P2"><text:s text:c="8"/>financetutionfeetext=new JTextField();</text:p>
      <text:p text:style-name="P2"><text:s text:c="8"/>financetutionfeetext.setBounds(280,170,200,25);</text:p>
      <text:p text:style-name="P2"><text:s text:c="8"/>financetutionfeetext.setForeground(new Color(6, 196, 10));</text:p>
      <text:p text:style-name="P2"><text:s text:c="8"/>financetutionfeetext.setFont(fonttext);</text:p>
      <text:p text:style-name="P2"><text:s text:c="8"/>FinanceSystemPanel.add(financetutionfeetext);</text:p>
      <text:p text:style-name="P2"/>
      <text:p text:style-name="P2"><text:s text:c="8"/>financeexaminationfee=new JLabel("Examination fee:");</text:p>
      <text:p text:style-name="P2"><text:s text:c="8"/>financeexaminationfee.setBounds(510,150,180,20);</text:p>
      <text:p text:style-name="P2"><text:s text:c="8"/>financeexaminationfee.setFont(font);</text:p>
      <text:p text:style-name="P2"><text:s text:c="8"/>FinanceSystemPanel.add(financeexaminationfee);</text:p>
      <text:p text:style-name="P2"><text:s text:c="8"/>financeexaminationfeetext=new JTextField();</text:p>
      <text:p text:style-name="P2"><text:s text:c="8"/>financeexaminationfeetext.setBounds(510,170,200,25);</text:p>
      <text:p text:style-name="P2"><text:s text:c="8"/>financeexaminationfeetext.setForeground(new Color(6, 196, 10));</text:p>
      <text:p text:style-name="P2"><text:s text:c="8"/>financeexaminationfeetext.setFont(fonttext);</text:p>
      <text:p text:style-name="P2"><text:s text:c="8"/>FinanceSystemPanel.add(financeexaminationfeetext);</text:p>
      <text:p text:style-name="P2"/>
      <text:p text:style-name="P2"><text:s text:c="8"/>financestudenthostelfee=new JLabel("Hostel Fee:");</text:p>
      <text:p text:style-name="P2"><text:s text:c="8"/>financestudenthostelfee.setBounds(730,150,150,20);</text:p>
      <text:p text:style-name="P2"><text:s text:c="8"/>financestudenthostelfee.setFont(font);</text:p>
      <text:p text:style-name="P2"><text:s text:c="8"/>FinanceSystemPanel.add(financestudenthostelfee);</text:p>
      <text:p text:style-name="P2"><text:s text:c="8"/>financestudenthostelfeetext=new JTextField();</text:p>
      <text:p text:style-name="P2"><text:s text:c="8"/>financestudenthostelfeetext.setBounds(730,170,200,25);</text:p>
      <text:p text:style-name="P2"><text:s text:c="8"/>financestudenthostelfeetext.setForeground(new Color(6, 196, 10));</text:p>
      <text:p text:style-name="P2"><text:s text:c="8"/>financestudenthostelfeetext.setFont(fonttext);</text:p>
      <text:p text:style-name="P2"><text:s text:c="8"/>FinanceSystemPanel.add(financestudenthostelfeetext);</text:p>
      <text:p text:style-name="P2"><text:soft-page-break/></text:p>
      <text:p text:style-name="P2"><text:s text:c="8"/>libraryfee=new JLabel("Library Fee:");</text:p>
      <text:p text:style-name="P2"><text:s text:c="8"/>libraryfee.setBounds(50,220,135,20);</text:p>
      <text:p text:style-name="P2"><text:s text:c="8"/>libraryfee.setFont(font);</text:p>
      <text:p text:style-name="P2"><text:s text:c="8"/>FinanceSystemPanel.add(libraryfee);</text:p>
      <text:p text:style-name="P2"><text:s text:c="8"/>libraryfeetext =new JTextField();</text:p>
      <text:p text:style-name="P2"><text:s text:c="8"/>libraryfeetext.setBounds(50,240,200,25);</text:p>
      <text:p text:style-name="P2"><text:s text:c="8"/>libraryfeetext.setForeground(new Color(6, 196, 10));</text:p>
      <text:p text:style-name="P2"><text:s text:c="8"/>libraryfeetext.setFont(fonttext);</text:p>
      <text:p text:style-name="P2"><text:s text:c="8"/>FinanceSystemPanel.add(libraryfeetext);</text:p>
      <text:p text:style-name="P2"/>
      <text:p text:style-name="P2"/>
      <text:p text:style-name="P2"><text:s text:c="8"/>Transportandsportfeeheading=new JButton("Other Fee Charges");</text:p>
      <text:p text:style-name="P2"><text:s text:c="8"/>Transportandsportfeeheading.setBounds(50,290,880,50);</text:p>
      <text:p text:style-name="P2"><text:s text:c="8"/>Transportandsportfeeheading.setFont(new Font("Georgia",Font.BOLD,30));</text:p>
      <text:p text:style-name="P2"><text:s text:c="8"/>Transportandsportfeeheading.setBackground(new Color(56, 253, 218));Transportandsportfeeheading.setForeground(WHITE);</text:p>
      <text:p text:style-name="P2"><text:s text:c="8"/>FinanceSystemPanel.add(Transportandsportfeeheading);</text:p>
      <text:p text:style-name="P2"/>
      <text:p text:style-name="P2"/>
      <text:p text:style-name="P2"><text:s text:c="8"/>Transportfee=new JLabel("Transport Fee:");</text:p>
      <text:p text:style-name="P2"><text:s text:c="8"/>Transportfee.setBounds(50,360,135,20);</text:p>
      <text:p text:style-name="P2"><text:s text:c="8"/>Transportfee.setFont(font);</text:p>
      <text:p text:style-name="P2"><text:s text:c="8"/>FinanceSystemPanel.add(Transportfee);</text:p>
      <text:p text:style-name="P2"><text:s text:c="8"/>Transportfeetext=new JTextField();</text:p>
      <text:p text:style-name="P2"><text:s text:c="8"/>Transportfeetext.setBounds(50,380,200,25);</text:p>
      <text:p text:style-name="P2"><text:s text:c="8"/>Transportfeetext.setForeground(new Color(6, 196, 10));</text:p>
      <text:p text:style-name="P2"><text:s text:c="8"/>Transportfeetext.setFont(fonttext);</text:p>
      <text:p text:style-name="P2"><text:s text:c="8"/>FinanceSystemPanel.add(Transportfeetext);</text:p>
      <text:p text:style-name="P2"/>
      <text:p text:style-name="P2"><text:s text:c="8"/>sportsfee=new JLabel("Sports Fee:");</text:p>
      <text:p text:style-name="P2"><text:s text:c="8"/>sportsfee.setBounds(280,360,135,20);</text:p>
      <text:p text:style-name="P2"><text:s text:c="8"/>sportsfee.setFont(font);</text:p>
      <text:p text:style-name="P2"><text:s text:c="8"/>FinanceSystemPanel.add(sportsfee);</text:p>
      <text:p text:style-name="P2"><text:s text:c="8"/>sportsfeetext=new JTextField();</text:p>
      <text:p text:style-name="P2"><text:s text:c="8"/>sportsfeetext.setBounds(280,380,200,25);</text:p>
      <text:p text:style-name="P2"><text:s text:c="8"/>sportsfeetext.setForeground(new Color(6, 196, 10));</text:p>
      <text:p text:style-name="P2"><text:s text:c="8"/>sportsfeetext.setFont(fonttext);</text:p>
      <text:p text:style-name="P2"><text:s text:c="8"/>FinanceSystemPanel.add(sportsfeetext);</text:p>
      <text:p text:style-name="P2"/>
      <text:p text:style-name="P2"><text:s text:c="8"/>curricularactivity=new JLabel("Curricular Fee:");</text:p>
      <text:p text:style-name="P2"><text:s text:c="8"/>curricularactivity.setBounds(510,360,135,20);</text:p>
      <text:p text:style-name="P2"><text:s text:c="8"/>curricularactivity.setFont(font);</text:p>
      <text:p text:style-name="P2"><text:s text:c="8"/>FinanceSystemPanel.add(curricularactivity);</text:p>
      <text:p text:style-name="P2"><text:s text:c="8"/>curricularactivitytext=new JTextField();</text:p>
      <text:p text:style-name="P2"><text:s text:c="8"/>curricularactivitytext.setBounds(510,380,200,25);</text:p>
      <text:p text:style-name="P2"><text:s text:c="8"/>curricularactivitytext.setForeground(new Color(6, 196, 10));</text:p>
      <text:p text:style-name="P2"><text:s text:c="8"/>curricularactivitytext.setFont(fonttext);</text:p>
      <text:p text:style-name="P2"><text:s text:c="8"/>FinanceSystemPanel.add(curricularactivitytext);</text:p>
      <text:p text:style-name="P2"><text:soft-page-break/></text:p>
      <text:p text:style-name="P2"><text:s text:c="8"/>healthfee=new JLabel("Health Fee:");</text:p>
      <text:p text:style-name="P2"><text:s text:c="8"/>healthfee.setBounds(730,360,200,20);</text:p>
      <text:p text:style-name="P2"><text:s text:c="8"/>healthfee.setFont(font);</text:p>
      <text:p text:style-name="P2"><text:s text:c="8"/>FinanceSystemPanel.add(healthfee);</text:p>
      <text:p text:style-name="P2"><text:s text:c="8"/>healthfeetext=new JTextField();</text:p>
      <text:p text:style-name="P2"><text:s text:c="8"/>healthfeetext.setBounds(730,380,200,25);</text:p>
      <text:p text:style-name="P2"><text:s text:c="8"/>healthfeetext.setForeground(new Color(6, 196, 10));</text:p>
      <text:p text:style-name="P2"><text:s text:c="8"/>healthfeetext.setFont(fonttext);</text:p>
      <text:p text:style-name="P2"><text:s text:c="8"/>FinanceSystemPanel.add(healthfeetext);</text:p>
      <text:p text:style-name="P2"/>
      <text:p text:style-name="P2"><text:s text:c="8"/>securityfee=new JLabel("Security Fee:");</text:p>
      <text:p text:style-name="P2"><text:s text:c="8"/>securityfee.setBounds(50,430,200,20);</text:p>
      <text:p text:style-name="P2"><text:s text:c="8"/>securityfee.setFont(font);</text:p>
      <text:p text:style-name="P2"><text:s text:c="8"/>FinanceSystemPanel.add(securityfee);</text:p>
      <text:p text:style-name="P2"><text:s text:c="8"/>securityfeetext =new JTextField();</text:p>
      <text:p text:style-name="P2"><text:s text:c="8"/>securityfeetext.setBounds(50,450,200,25);</text:p>
      <text:p text:style-name="P2"><text:s text:c="8"/>securityfeetext.setForeground(new Color(6, 196, 10));</text:p>
      <text:p text:style-name="P2"><text:s text:c="8"/>securityfeetext.setFont(fonttext);</text:p>
      <text:p text:style-name="P2"><text:s text:c="8"/>FinanceSystemPanel.add(securityfeetext);</text:p>
      <text:p text:style-name="P2"/>
      <text:p text:style-name="P2"><text:s text:c="8"/>PayementmethodHeading=new JButton("Payment Method");</text:p>
      <text:p text:style-name="P2"><text:s text:c="8"/>PayementmethodHeading.setBounds(50,500,880,50);</text:p>
      <text:p text:style-name="P2"><text:s text:c="8"/>PayementmethodHeading.setFont(new Font("Georgia",Font.BOLD,30));</text:p>
      <text:p text:style-name="P2"><text:s text:c="8"/>PayementmethodHeading.setBackground(new Color(56, 253, 218));PayementmethodHeading.setForeground(WHITE);</text:p>
      <text:p text:style-name="P2"><text:s text:c="8"/>FinanceSystemPanel.add(PayementmethodHeading);</text:p>
      <text:p text:style-name="P2"/>
      <text:p text:style-name="P2"><text:s text:c="8"/>bankcode=new JLabel("HBL Bank Code:");</text:p>
      <text:p text:style-name="P2"><text:s text:c="8"/>bankcode.setBounds(50,580,200,20);</text:p>
      <text:p text:style-name="P2"><text:s text:c="8"/>bankcode.setFont(font);</text:p>
      <text:p text:style-name="P2"><text:s text:c="8"/>FinanceSystemPanel.add(bankcode);</text:p>
      <text:p text:style-name="P2"><text:s text:c="8"/>bankcodetext=new JTextField();</text:p>
      <text:p text:style-name="P2"><text:s text:c="8"/>bankcodetext.setBounds(50,600,200,25);</text:p>
      <text:p text:style-name="P2"><text:s text:c="8"/>bankcodetext.setForeground(new Color(6, 196, 10));</text:p>
      <text:p text:style-name="P2"><text:s text:c="8"/>bankcodetext.setFont(fonttext);</text:p>
      <text:p text:style-name="P2"><text:s text:c="8"/>FinanceSystemPanel.add(bankcodetext);</text:p>
      <text:p text:style-name="P2"/>
      <text:p text:style-name="P2"><text:s text:c="8"/>bankbranch=new JLabel("Branch Name:");</text:p>
      <text:p text:style-name="P2"><text:s text:c="8"/>bankbranch.setBounds(280,580,135,20);</text:p>
      <text:p text:style-name="P2"><text:s text:c="8"/>bankbranch.setFont(font);</text:p>
      <text:p text:style-name="P2"><text:s text:c="8"/>FinanceSystemPanel.add(bankbranch);</text:p>
      <text:p text:style-name="P2"><text:s text:c="8"/>bankbranchtext=new JTextField();</text:p>
      <text:p text:style-name="P2"><text:s text:c="8"/>bankbranchtext.setBounds(280,600,200,25);</text:p>
      <text:p text:style-name="P2"><text:s text:c="8"/>bankbranchtext.setForeground(new Color(6, 196, 10));</text:p>
      <text:p text:style-name="P2"><text:s text:c="8"/>bankbranchtext.setFont(fonttext);</text:p>
      <text:p text:style-name="P2"><text:s text:c="8"/>FinanceSystemPanel.add(bankbranchtext);</text:p>
      <text:p text:style-name="P2"/>
      <text:p text:style-name="P2"><text:s text:c="8"/>slipno=new JLabel("Bank Slip No:");</text:p>
      <text:p text:style-name="P2"><text:soft-page-break/><text:s text:c="8"/>slipno.setBounds(510,580,180,20);</text:p>
      <text:p text:style-name="P2"><text:s text:c="8"/>slipno.setFont(font);</text:p>
      <text:p text:style-name="P2"><text:s text:c="8"/>FinanceSystemPanel.add(slipno);</text:p>
      <text:p text:style-name="P2"><text:s text:c="8"/>slipnotext=new JTextField();</text:p>
      <text:p text:style-name="P2"><text:s text:c="8"/>slipnotext.setBounds(510,600,200,25);</text:p>
      <text:p text:style-name="P2"><text:s text:c="8"/>slipnotext.setForeground(new Color(6, 196, 10));</text:p>
      <text:p text:style-name="P2"><text:s text:c="8"/>slipnotext.setFont(fonttext);</text:p>
      <text:p text:style-name="P2"><text:s text:c="8"/>FinanceSystemPanel.add(slipnotext);</text:p>
      <text:p text:style-name="P2"/>
      <text:p text:style-name="P2"><text:s text:c="8"/>finanacedate=new JLabel("Date:");</text:p>
      <text:p text:style-name="P2"><text:s text:c="8"/>finanacedate.setBounds(730,580,200,20);</text:p>
      <text:p text:style-name="P2"><text:s text:c="8"/>finanacedate.setFont(font);</text:p>
      <text:p text:style-name="P2"><text:s text:c="8"/>FinanceSystemPanel.add(finanacedate);</text:p>
      <text:p text:style-name="P2"/>
      <text:p text:style-name="P2"><text:s text:c="8"/>financedated=new JDatePicker();</text:p>
      <text:p text:style-name="P2"><text:s text:c="8"/>financedated.setBounds(730,600,200,25);</text:p>
      <text:p text:style-name="P2"><text:s text:c="8"/>FinanceSystemPanel.add(financedated);</text:p>
      <text:p text:style-name="P2"/>
      <text:p text:style-name="P2"/>
      <text:p text:style-name="P2"><text:s text:c="16"/>Discounts=new JLabel("Discounts:");</text:p>
      <text:p text:style-name="P2"><text:s text:c="16"/>Discounts.setBounds(50,650,200,20);</text:p>
      <text:p text:style-name="P2"><text:s text:c="16"/>Discounts.setFont(font);</text:p>
      <text:p text:style-name="P2"><text:s text:c="16"/>FinanceSystemPanel.add(Discounts);</text:p>
      <text:p text:style-name="P2"><text:s text:c="16"/>Discountstext=new JTextField();</text:p>
      <text:p text:style-name="P2"><text:s text:c="16"/>Discountstext.setBounds(50,670,200,25);</text:p>
      <text:p text:style-name="P2"><text:s text:c="16"/>Discountstext.setForeground(new Color(6, 196, 10));</text:p>
      <text:p text:style-name="P2"><text:s text:c="16"/>Discountstext.setFont(fonttext);</text:p>
      <text:p text:style-name="P2"><text:s text:c="16"/>FinanceSystemPanel.add(Discountstext);</text:p>
      <text:p text:style-name="P2"/>
      <text:p text:style-name="P2"><text:s text:c="16"/>partiallypay=new JLabel("Partial Pay:");</text:p>
      <text:p text:style-name="P2"><text:s text:c="16"/>partiallypay.setBounds(280,650,135,20);</text:p>
      <text:p text:style-name="P2"><text:s text:c="16"/>partiallypay.setFont(font);</text:p>
      <text:p text:style-name="P2"><text:s text:c="16"/>FinanceSystemPanel.add(partiallypay);</text:p>
      <text:p text:style-name="P2"><text:s text:c="16"/>partiallypaytext=new JTextField();</text:p>
      <text:p text:style-name="P2"><text:s text:c="16"/>partiallypaytext.setBounds(280,670,200,25);</text:p>
      <text:p text:style-name="P2"><text:s text:c="16"/>partiallypaytext.setForeground(new Color(6, 196, 10));</text:p>
      <text:p text:style-name="P2"><text:s text:c="16"/>partiallypaytext.setFont(fonttext);</text:p>
      <text:p text:style-name="P2"><text:s text:c="16"/>FinanceSystemPanel.add(partiallypaytext);</text:p>
      <text:p text:style-name="P2"/>
      <text:p text:style-name="P2"/>
      <text:p text:style-name="P2"><text:s text:c="16"/>submitfinance=new JLabel("Submit");</text:p>
      <text:p text:style-name="P2"><text:s text:c="16"/>submitfinance.setBounds(830,800,100,30);</text:p>
      <text:p text:style-name="P2"><text:s text:c="16"/>submitfinance.setForeground(new Color(56, 253, 218));</text:p>
      <text:p text:style-name="P2"><text:s text:c="16"/>submitfinance.addMouseListener(this);</text:p>
      <text:p text:style-name="P2"><text:s text:c="16"/>submitfinance.setFont(new Font("Elephant",Font.BOLD,25));</text:p>
      <text:p text:style-name="P2"><text:s text:c="16"/>FinanceSystemPanel.add(submitfinance);</text:p>
      <text:p text:style-name="P2"/>
      <text:p text:style-name="P2"><text:s text:c="16"/>prevfinance=new JLabel("&lt;&lt;Prev");</text:p>
      <text:p text:style-name="P2"><text:s text:c="16"/>prevfinance.setBounds(700,800,100,30);</text:p>
      <text:p text:style-name="P2"><text:soft-page-break/><text:s text:c="16"/>prevfinance.setForeground(new Color(56, 253, 218));</text:p>
      <text:p text:style-name="P2"><text:s text:c="16"/>prevfinance.addMouseListener(this);</text:p>
      <text:p text:style-name="P2"><text:s text:c="16"/>prevfinance.setFont(new Font("Elephant",Font.BOLD,25));</text:p>
      <text:p text:style-name="P2"><text:s text:c="16"/>FinanceSystemPanel.add(prevfinance);</text:p>
      <text:p text:style-name="P2"/>
      <text:p text:style-name="P2"/>
      <text:p text:style-name="P2"/>
      <text:p text:style-name="P2"><text:s text:c="12"/>}</text:p>
      <text:p text:style-name="P2"/>
      <text:p text:style-name="P2"><text:s text:c="4"/>@Override</text:p>
      <text:p text:style-name="P2"><text:s text:c="4"/>public void mouseClicked(MouseEvent e) {</text:p>
      <text:p text:style-name="P2">if (box1.isSelected()){t1.setText("25");t2.setText("25");t3.setText("25");t4.setText("25");t5.setText("25");}</text:p>
      <text:p text:style-name="P2">if (box2.isSelected()){t1.setText("100");t2.setText("100");t3.setText("100");t4.setText("100");t5.setText("100");}</text:p>
      <text:p text:style-name="P2"/>
      <text:p text:style-name="P2"/>
      <text:p text:style-name="P2"><text:s text:c="8"/>if (e.getSource()==prevfinance){</text:p>
      <text:p text:style-name="P2"><text:s text:c="12"/>AdmissionFormPanel.hide();</text:p>
      <text:p text:style-name="P2"><text:s text:c="12"/>FeeDetailPanel.hide();</text:p>
      <text:p text:style-name="P2"><text:s text:c="12"/>ExamSystemPanel.show();</text:p>
      <text:p text:style-name="P2"><text:s text:c="12"/>FinanceSystemPanel.hide();}</text:p>
      <text:p text:style-name="P2"/>
      <text:p text:style-name="P2"><text:s text:c="8"/>if (e.getSource()==submitfinance){</text:p>
      <text:p text:style-name="P2"><text:s text:c="12"/>JOptionPane.showMessageDialog(null,"Your Application submitted");</text:p>
      <text:p text:style-name="P2"><text:s text:c="8"/>}</text:p>
      <text:p text:style-name="P2"/>
      <text:p text:style-name="P2">if (e.getSource()==exampreviouslabel){</text:p>
      <text:p text:style-name="P2"><text:s text:c="4"/>AdmissionFormPanel.hide();</text:p>
      <text:p text:style-name="P2"><text:s text:c="4"/>FeeDetailPanel.show();</text:p>
      <text:p text:style-name="P2"><text:s text:c="4"/>ExamSystemPanel.hide();</text:p>
      <text:p text:style-name="P2"><text:s text:c="4"/>FinanceSystemPanel.hide();}</text:p>
      <text:p text:style-name="P2">if (e.getSource()==examnextlabel){</text:p>
      <text:p text:style-name="P2"><text:s text:c="4"/>AdmissionFormPanel.hide();</text:p>
      <text:p text:style-name="P2"><text:s text:c="4"/>FeeDetailPanel.hide();</text:p>
      <text:p text:style-name="P2"><text:s text:c="4"/>ExamSystemPanel.hide();</text:p>
      <text:p text:style-name="P2"><text:s text:c="4"/>FinanceSystemPanel.show();</text:p>
      <text:p text:style-name="P2">}</text:p>
      <text:p text:style-name="P2"><text:s text:c="8"/>if (e.getSource()==feenextlabel){</text:p>
      <text:p text:style-name="P2"><text:s text:c="12"/>AdmissionFormPanel.hide();</text:p>
      <text:p text:style-name="P2"><text:s text:c="12"/>FeeDetailPanel.hide();</text:p>
      <text:p text:style-name="P2"><text:s text:c="12"/>ExamSystemPanel.show();</text:p>
      <text:p text:style-name="P2"><text:s text:c="12"/>FinanceSystemPanel.hide();}</text:p>
      <text:p text:style-name="P2"><text:s text:c="8"/>if (e.getSource()==feepreviouslabel){</text:p>
      <text:p text:style-name="P2"><text:s text:c="12"/>AdmissionFormPanel.show();</text:p>
      <text:p text:style-name="P2"><text:s text:c="12"/>FeeDetailPanel.hide();</text:p>
      <text:p text:style-name="P2"><text:s text:c="12"/>ExamSystemPanel.hide();</text:p>
      <text:p text:style-name="P2"><text:s text:c="12"/>FinanceSystemPanel.hide();</text:p>
      <text:p text:style-name="P2"><text:s text:c="8"/>}</text:p>
      <text:p text:style-name="P2"><text:soft-page-break/>if (e.getSource()==logout){</text:p>
      <text:p text:style-name="P2"><text:s text:c="4"/>UIManager.put("OptionPane.cancelButtonText", "Cancel");</text:p>
      <text:p text:style-name="P2"/>
      <text:p text:style-name="P2"><text:s text:c="4"/>int option = JOptionPane.showOptionDialog(null, "Are you sure", "Option", JOptionPane.DEFAULT_OPTION,</text:p>
      <text:p text:style-name="P2"><text:s text:c="12"/>JOptionPane.INFORMATION_MESSAGE, null, new Object[]{"confirm", "cancel"}, "Option 1");</text:p>
      <text:p text:style-name="P2"><text:s text:c="4"/>if (option == 1) {</text:p>
      <text:p text:style-name="P2"><text:s text:c="8"/>System.out.println("in the window");</text:p>
      <text:p text:style-name="P2"><text:s text:c="4"/>} else {</text:p>
      <text:p text:style-name="P2"><text:s text:c="8"/>jFrame.dispose();</text:p>
      <text:p text:style-name="P2"><text:s text:c="8"/>try {</text:p>
      <text:p text:style-name="P2"><text:s text:c="12"/>new MyLoginGUI(1);</text:p>
      <text:p text:style-name="P2"><text:s text:c="8"/>} catch (LineUnavailableException ex) {</text:p>
      <text:p text:style-name="P2"><text:s text:c="12"/>throw new RuntimeException(ex);</text:p>
      <text:p text:style-name="P2"><text:s text:c="8"/>} catch (IOException ex) {</text:p>
      <text:p text:style-name="P2"><text:s text:c="12"/>throw new RuntimeException(ex);</text:p>
      <text:p text:style-name="P2"><text:s text:c="8"/>} catch (UnsupportedAudioFileException ex) {</text:p>
      <text:p text:style-name="P2"><text:s text:c="12"/>throw new RuntimeException(ex);</text:p>
      <text:p text:style-name="P2"><text:s text:c="8"/>}</text:p>
      <text:p text:style-name="P2"><text:s text:c="4"/>}</text:p>
      <text:p text:style-name="P2">}</text:p>
      <text:p text:style-name="P2">if (e.getSource()==changemind){</text:p>
      <text:p text:style-name="P2"><text:s text:c="4"/>UIManager.put("OptionPane.cancelButtonText", "Cancel");</text:p>
      <text:p text:style-name="P2"/>
      <text:p text:style-name="P2"><text:s text:c="4"/>int option = JOptionPane.showOptionDialog(null, "Are you sure", "Option", JOptionPane.DEFAULT_OPTION,</text:p>
      <text:p text:style-name="P2"><text:s text:c="12"/>JOptionPane.INFORMATION_MESSAGE, null, new Object[]{"confirm", "cancel"}, "Option 1");</text:p>
      <text:p text:style-name="P2"><text:s text:c="4"/>if (option == 1) {</text:p>
      <text:p text:style-name="P2"><text:s text:c="8"/>System.out.println("in the window");</text:p>
      <text:p text:style-name="P2"><text:s text:c="4"/>} else {</text:p>
      <text:p text:style-name="P2"><text:s text:c="8"/>jFrame.dispose();</text:p>
      <text:p text:style-name="P2"><text:s text:c="8"/>try {</text:p>
      <text:p text:style-name="P2"><text:s text:c="12"/>new StudentFaculty();</text:p>
      <text:p text:style-name="P2"><text:s text:c="8"/>} catch (UnsupportedAudioFileException ex) {</text:p>
      <text:p text:style-name="P2"><text:s text:c="12"/>throw new RuntimeException(ex);</text:p>
      <text:p text:style-name="P2"><text:s text:c="8"/>} catch (LineUnavailableException ex) {</text:p>
      <text:p text:style-name="P2"><text:s text:c="12"/>throw new RuntimeException(ex);</text:p>
      <text:p text:style-name="P2"><text:s text:c="8"/>} catch (IOException ex) {</text:p>
      <text:p text:style-name="P2"><text:s text:c="12"/>throw new RuntimeException(ex);</text:p>
      <text:p text:style-name="P2"><text:s text:c="8"/>}</text:p>
      <text:p text:style-name="P2"><text:s text:c="4"/>}</text:p>
      <text:p text:style-name="P2">}</text:p>
      <text:p text:style-name="P2"><text:s text:c="8"/>if (e.getSource()==nextlabel){AdmissionFormPanel.hide();FeeDetailPanel.show();}</text:p>
      <text:p text:style-name="P2"><text:s text:c="8"/>if (e.getSource()==admissionlabel){</text:p>
      <text:p text:style-name="P2"><text:s text:c="12"/>AdmissionFormPanel.show();</text:p>
      <text:p text:style-name="P2"><text:s text:c="12"/>FeeDetailPanel.hide();</text:p>
      <text:p text:style-name="P2"><text:s text:c="12"/>ExamSystemPanel.hide();</text:p>
      <text:p text:style-name="P2"><text:soft-page-break/><text:s text:c="12"/>FinanceSystemPanel.hide();</text:p>
      <text:p text:style-name="P2"><text:s text:c="8"/>}if (e.getSource()==feedetaillabel){</text:p>
      <text:p text:style-name="P2"><text:s text:c="12"/>AdmissionFormPanel.hide();</text:p>
      <text:p text:style-name="P2"><text:s text:c="12"/>FeeDetailPanel.show();</text:p>
      <text:p text:style-name="P2"><text:s text:c="12"/>ExamSystemPanel.hide();</text:p>
      <text:p text:style-name="P2"><text:s text:c="12"/>FinanceSystemPanel.hide();</text:p>
      <text:p text:style-name="P2"><text:s text:c="8"/>}if (e.getSource()==examsystemlabel){</text:p>
      <text:p text:style-name="P2"><text:s text:c="12"/>AdmissionFormPanel.hide();</text:p>
      <text:p text:style-name="P2"><text:s text:c="12"/>FeeDetailPanel.hide();</text:p>
      <text:p text:style-name="P2"><text:s text:c="12"/>ExamSystemPanel.show();</text:p>
      <text:p text:style-name="P2"><text:s text:c="12"/>FinanceSystemPanel.hide();</text:p>
      <text:p text:style-name="P2"><text:s text:c="8"/>}if (e.getSource()==financesystemlabel){</text:p>
      <text:p text:style-name="P2"><text:s text:c="12"/>AdmissionFormPanel.hide();</text:p>
      <text:p text:style-name="P2"><text:s text:c="12"/>FeeDetailPanel.hide();</text:p>
      <text:p text:style-name="P2"><text:s text:c="12"/>ExamSystemPanel.hide();</text:p>
      <text:p text:style-name="P2"><text:s text:c="12"/>FinanceSystemPanel.show();</text:p>
      <text:p text:style-name="P2"><text:s text:c="8"/>}</text:p>
      <text:p text:style-name="P2"/>
      <text:p text:style-name="P2"><text:s text:c="4"/>}</text:p>
      <text:p text:style-name="P2"><text:s text:c="4"/>@Override</text:p>
      <text:p text:style-name="P2"><text:s text:c="4"/>public void mousePressed(MouseEvent e) {</text:p>
      <text:p text:style-name="P2"><text:s text:c="8"/>clip.start();</text:p>
      <text:p text:style-name="P2"><text:s text:c="4"/>}</text:p>
      <text:p text:style-name="P2"><text:s text:c="4"/>@Override</text:p>
      <text:p text:style-name="P2"><text:s text:c="4"/>public void mouseReleased(MouseEvent e) {</text:p>
      <text:p text:style-name="P2"><text:s text:c="8"/>clip.setMicrosecondPosition(0);</text:p>
      <text:p text:style-name="P2"><text:s text:c="4"/>}</text:p>
      <text:p text:style-name="P2"><text:s text:c="4"/>@Override</text:p>
      <text:p text:style-name="P2"><text:s text:c="4"/>public void mouseEntered(MouseEvent e) {</text:p>
      <text:p text:style-name="P2"><text:s text:c="8"/>if (e.getSource()==changemind){changemind.setForeground(GREEN);}</text:p>
      <text:p text:style-name="P2"><text:s text:c="8"/>if (e.getSource()==logout){logout.setForeground(GREEN);}</text:p>
      <text:p text:style-name="P2"><text:s text:c="8"/>if (e.getSource()==nextlabel){nextlabel.setForeground(RED);}</text:p>
      <text:p text:style-name="P2"><text:s text:c="8"/>if (e.getSource()==admissionlabel){admissionlabel.setForeground(Color.GREEN);}</text:p>
      <text:p text:style-name="P2"><text:s text:c="8"/>if (e.getSource()==feedetaillabel){feedetaillabel.setForeground(Color.GREEN);}</text:p>
      <text:p text:style-name="P2"><text:s text:c="8"/>if (e.getSource()==examsystemlabel){examsystemlabel.setForeground(Color.GREEN);}</text:p>
      <text:p text:style-name="P2"><text:s text:c="8"/>if (e.getSource()==financesystemlabel){financesystemlabel.setForeground(Color.GREEN);}</text:p>
      <text:p text:style-name="P2"><text:s text:c="8"/>if (e.getSource()==exampreviouslabel){exampreviouslabel.setForeground(Color.GREEN);}</text:p>
      <text:p text:style-name="P2"><text:s text:c="8"/>if (e.getSource()==examnextlabel){examnextlabel.setForeground(Color.GREEN);}</text:p>
      <text:p text:style-name="P2"><text:s text:c="8"/>if (e.getSource()==feenextlabel){feenextlabel.setForeground(Color.GREEN);}</text:p>
      <text:p text:style-name="P2"><text:s text:c="8"/>if (e.getSource()==feepreviouslabel){feepreviouslabel.setForeground(Color.GREEN);}</text:p>
      <text:p text:style-name="P2"><text:s text:c="8"/>if (e.getSource()==prevfinance){prevfinance.setForeground(Color.GREEN);}</text:p>
      <text:p text:style-name="P2"><text:s text:c="8"/>if (e.getSource()==submitfinance){submitfinance.setForeground(Color.GREEN);}</text:p>
      <text:p text:style-name="P2"/>
      <text:p text:style-name="P2"/>
      <text:p text:style-name="P2"><text:s text:c="4"/>}</text:p>
      <text:p text:style-name="P2"><text:s text:c="4"/>@Override</text:p>
      <text:p text:style-name="P2"><text:s text:c="4"/>public void mouseExited(MouseEvent e) {</text:p>
      <text:p text:style-name="P2"><text:s text:c="8"/>if (e.getSource()==changemind){changemind.setForeground(new Color(248, 5, 33));}</text:p>
      <text:p text:style-name="P2"><text:s text:c="8"/>if (e.getSource()==logout){logout.setForeground(new Color(248, 5, 33));}</text:p>
      <text:p text:style-name="P2"><text:soft-page-break/><text:s text:c="8"/>if (e.getSource()==nextlabel){nextlabel.setForeground(new Color(6, 196, 10));}</text:p>
      <text:p text:style-name="P2"><text:s text:c="8"/>if (e.getSource()==admissionlabel){admissionlabel.setForeground(Color.RED);}</text:p>
      <text:p text:style-name="P2"><text:s text:c="8"/>if (e.getSource()==feedetaillabel){feedetaillabel.setForeground(Color.RED);}</text:p>
      <text:p text:style-name="P2"><text:s text:c="8"/>if (e.getSource()==examsystemlabel){examsystemlabel.setForeground(Color.RED);}</text:p>
      <text:p text:style-name="P2"><text:s text:c="8"/>if (e.getSource()==financesystemlabel){financesystemlabel.setForeground(Color.RED);}</text:p>
      <text:p text:style-name="P2"><text:s text:c="8"/>if (e.getSource()==exampreviouslabel){exampreviouslabel.setForeground(new Color(241, 227, 45));}</text:p>
      <text:p text:style-name="P2"><text:s text:c="8"/>if (e.getSource()==examnextlabel){examnextlabel.setForeground(new Color(241, 227, 45));}</text:p>
      <text:p text:style-name="P2"/>
      <text:p text:style-name="P2"><text:s text:c="8"/>if (e.getSource()==feenextlabel){feenextlabel.setForeground(new Color(246, 6, 6));}</text:p>
      <text:p text:style-name="P2"><text:s text:c="8"/>if (e.getSource()==feepreviouslabel){feepreviouslabel.setForeground(new Color(246, 6, 6));}</text:p>
      <text:p text:style-name="P2"/>
      <text:p text:style-name="P2"><text:s text:c="8"/>if (e.getSource()==prevfinance){prevfinance.setForeground(new Color(56, 253, 218));}</text:p>
      <text:p text:style-name="P2"><text:s text:c="8"/>if (e.getSource()==submitfinance){submitfinance.setForeground(new Color(56, 253, 218));}</text:p>
      <text:p text:style-name="P2"/>
      <text:p text:style-name="P2"/>
      <text:p text:style-name="P2"><text:s text:c="4"/>}</text:p>
      <text:p text:style-name="P2">}</text:p>
      <text:p text:style-name="P2"/>
      <text:p text:style-name="P3">Program 8:</text:p>
      <text:p text:style-name="P3"/>
      <text:p text:style-name="P2">import org.jdatepicker.JDatePicker;</text:p>
      <text:p text:style-name="P2"/>
      <text:p text:style-name="P2">import javax.sound.sampled.*;</text:p>
      <text:p text:style-name="P2">import javax.swing.*;</text:p>
      <text:p text:style-name="P2">import java.awt.*;</text:p>
      <text:p text:style-name="P2">import java.awt.event.MouseEvent;</text:p>
      <text:p text:style-name="P2">import java.awt.event.MouseListener;</text:p>
      <text:p text:style-name="P2">import java.io.File;</text:p>
      <text:p text:style-name="P2">import java.io.IOException;</text:p>
      <text:p text:style-name="P2">import java.net.URISyntaxException;</text:p>
      <text:p text:style-name="P2">import java.net.URL;</text:p>
      <text:p text:style-name="P2">import java.nio.file.Paths;</text:p>
      <text:p text:style-name="P2"/>
      <text:p text:style-name="P2">import static java.awt.Color.*;</text:p>
      <text:p text:style-name="P2">import static java.awt.Color.WHITE;</text:p>
      <text:p text:style-name="P2"/>
      <text:p text:style-name="P2">public class FACULTY <text:s/>implements MouseListener {</text:p>
      <text:p text:style-name="P2"><text:s text:c="4"/>File filedd; <text:s text:c="3"/>Clip clip;</text:p>
      <text:p text:style-name="P2"><text:s text:c="4"/>JFrame jFrame;</text:p>
      <text:p text:style-name="P2"><text:s text:c="4"/>JPanel headingpanel, listpanel, ApplyFormpanel, Workloadpanel;</text:p>
      <text:p text:style-name="P2"><text:s text:c="4"/>Container frame;</text:p>
      <text:p text:style-name="P2"><text:s text:c="4"/>FACULTY() <text:s/>{</text:p>
      <text:p text:style-name="P2"><text:s text:c="8"/>URL urll = MyLoginGUI.class.getProtectionDomain().getCodeSource().getLocation();</text:p>
      <text:p text:style-name="P2"><text:s text:c="8"/>File filed = null;</text:p>
      <text:p text:style-name="P2"><text:s text:c="8"/>try {</text:p>
      <text:p text:style-name="P2"><text:s text:c="12"/>filed = Paths.get(urll.toURI()).toFile();</text:p>
      <text:p text:style-name="P2"><text:soft-page-break/><text:s text:c="8"/>} catch (URISyntaxException ex) {</text:p>
      <text:p text:style-name="P2"><text:s text:c="12"/>throw new RuntimeException(ex);</text:p>
      <text:p text:style-name="P2"><text:s text:c="8"/>}</text:p>
      <text:p text:style-name="P2"><text:s text:c="8"/>String pathd = filed.getAbsolutePath();</text:p>
      <text:p text:style-name="P2"><text:s text:c="8"/>filedd=new File(pathd+"/Application Data");</text:p>
      <text:p text:style-name="P2"><text:s text:c="8"/>File sound=new File(filedd+"/botton.wav");</text:p>
      <text:p text:style-name="P2"><text:s text:c="8"/>AudioInputStream audioInputStream = null;</text:p>
      <text:p text:style-name="P2"><text:s text:c="8"/>try {</text:p>
      <text:p text:style-name="P2"><text:s text:c="12"/>audioInputStream = AudioSystem.getAudioInputStream(sound);</text:p>
      <text:p text:style-name="P2"><text:s text:c="8"/>} catch (UnsupportedAudioFileException e) {</text:p>
      <text:p text:style-name="P2"><text:s text:c="12"/>throw new RuntimeException(e);</text:p>
      <text:p text:style-name="P2"><text:s text:c="8"/>} catch (IOException e) {</text:p>
      <text:p text:style-name="P2"><text:s text:c="12"/>throw new RuntimeException(e);</text:p>
      <text:p text:style-name="P2"><text:s text:c="8"/>}</text:p>
      <text:p text:style-name="P2"><text:s text:c="8"/>try {</text:p>
      <text:p text:style-name="P2"><text:s text:c="12"/>clip=AudioSystem.getClip();</text:p>
      <text:p text:style-name="P2"><text:s text:c="8"/>} catch (LineUnavailableException e) {</text:p>
      <text:p text:style-name="P2"><text:s text:c="12"/>throw new RuntimeException(e);</text:p>
      <text:p text:style-name="P2"><text:s text:c="8"/>}</text:p>
      <text:p text:style-name="P2"><text:s text:c="8"/>try {</text:p>
      <text:p text:style-name="P2"><text:s text:c="12"/>clip.open(audioInputStream);</text:p>
      <text:p text:style-name="P2"><text:s text:c="8"/>} catch (LineUnavailableException e) {</text:p>
      <text:p text:style-name="P2"><text:s text:c="12"/>throw new RuntimeException(e);</text:p>
      <text:p text:style-name="P2"><text:s text:c="8"/>} catch (IOException e) {</text:p>
      <text:p text:style-name="P2"><text:s text:c="12"/>throw new RuntimeException(e);</text:p>
      <text:p text:style-name="P2"><text:s text:c="8"/>}</text:p>
      <text:p text:style-name="P2"><text:s text:c="8"/>jFrame=new JFrame();</text:p>
      <text:p text:style-name="P2"><text:s text:c="8"/>jFrame.setTitle("Faculty");</text:p>
      <text:p text:style-name="P2"><text:s text:c="8"/>jFrame.setSize(1200,1040);</text:p>
      <text:p text:style-name="P2"><text:s text:c="8"/>jFrame.setLocation(600,0);</text:p>
      <text:p text:style-name="P2"><text:s text:c="8"/>jFrame.setLocationRelativeTo(null);</text:p>
      <text:p text:style-name="P2"><text:s text:c="8"/>jFrame.setDefaultCloseOperation(JFrame.EXIT_ON_CLOSE);</text:p>
      <text:p text:style-name="P2"><text:s text:c="8"/>jFrame.setResizable(false);</text:p>
      <text:p text:style-name="P2"><text:s text:c="8"/>jFrame.getContentPane().setBackground(Color.BLACK);</text:p>
      <text:p text:style-name="P2"><text:s text:c="8"/>jFrame.setLayout(null);</text:p>
      <text:p text:style-name="P2"><text:s text:c="8"/>frame=jFrame.getContentPane();</text:p>
      <text:p text:style-name="P2"><text:s text:c="8"/>jFrame.setVisible(true);</text:p>
      <text:p text:style-name="P2"/>
      <text:p text:style-name="P2"><text:s text:c="8"/>listpanel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listfaculty.PN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listpanel.setBounds(0,100,210,900);</text:p>
      <text:p text:style-name="P2"><text:soft-page-break/><text:s text:c="8"/>listpanel.setLayout(null);</text:p>
      <text:p text:style-name="P2"><text:s text:c="8"/>setListpanel();</text:p>
      <text:p text:style-name="P2"/>
      <text:p text:style-name="P2"><text:s text:c="8"/>headingpanel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headingportal.PN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headingpanel.setBounds(0,0,1180,110);</text:p>
      <text:p text:style-name="P2"><text:s text:c="8"/>headingpanel.setBackground(Color.yellow);</text:p>
      <text:p text:style-name="P2"><text:s text:c="8"/>headingpanel.setLayout(null);</text:p>
      <text:p text:style-name="P2"><text:s text:c="8"/>setHeadingpanel();</text:p>
      <text:p text:style-name="P2"><text:s text:c="8"/>jFrame.add(headingpanel);</text:p>
      <text:p text:style-name="P2"><text:s text:c="8"/>jFrame.add(listpanel);</text:p>
      <text:p text:style-name="P2"/>
      <text:p text:style-name="P2"/>
      <text:p text:style-name="P2"><text:s text:c="8"/>ApplyFormpanel 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panel2.jp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ApplyFormpanel.setBackground(Color.black);</text:p>
      <text:p text:style-name="P2"><text:s text:c="8"/>ApplyFormpanel.setLayout(null);</text:p>
      <text:p text:style-name="P2"><text:s text:c="8"/>ApplyFormpanel.setBounds(205,105,980,900);</text:p>
      <text:p text:style-name="P2"><text:s text:c="8"/>jFrame.add(ApplyFormpanel);</text:p>
      <text:p text:style-name="P2"><text:s text:c="8"/>setApplyformPanel();</text:p>
      <text:p text:style-name="P2"/>
      <text:p text:style-name="P2"><text:s text:c="8"/>Workloadpanel 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// Draw the image on the panel</text:p>
      <text:p text:style-name="P2"><text:s text:c="16"/>ImageIcon imageIcon = new ImageIcon(filedd+"/panel3.jpg");</text:p>
      <text:p text:style-name="P2"><text:s text:c="16"/>Image image = imageIcon.getImage();</text:p>
      <text:p text:style-name="P2"><text:s text:c="16"/>g.drawImage(image, 0, 0, getWidth(), getHeight(), null);</text:p>
      <text:p text:style-name="P2"><text:s text:c="12"/>}</text:p>
      <text:p text:style-name="P2"><text:s text:c="8"/>};</text:p>
      <text:p text:style-name="P2"><text:s text:c="8"/>Workloadpanel.setBackground(Color.black);</text:p>
      <text:p text:style-name="P2"><text:s text:c="8"/>Workloadpanel.setLayout(null);</text:p>
      <text:p text:style-name="P2"><text:soft-page-break/><text:s text:c="8"/>Workloadpanel.setBounds(205,105,980,900);</text:p>
      <text:p text:style-name="P2"><text:s text:c="8"/>jFrame.add(Workloadpanel);</text:p>
      <text:p text:style-name="P2"><text:s text:c="8"/>Workloadpanel.hide();</text:p>
      <text:p text:style-name="P2"><text:s text:c="8"/>setWorkloadPanel();</text:p>
      <text:p text:style-name="P2"/>
      <text:p text:style-name="P2"/>
      <text:p text:style-name="P2"><text:s text:c="4"/>}</text:p>
      <text:p text:style-name="P2"/>
      <text:p text:style-name="P2"><text:s text:c="4"/>JTextField textField;</text:p>
      <text:p text:style-name="P2"><text:s text:c="4"/>JLabel workloadheading,workshop,officehour,conductedlectures,seminars,feedbacks;</text:p>
      <text:p text:style-name="P2"><text:s text:c="12"/>JButton teaching,head;</text:p>
      <text:p text:style-name="P2"><text:s text:c="4"/>private void setWorkloadPanel() {</text:p>
      <text:p text:style-name="P2"><text:s text:c="8"/>workloadheading=new JLabel();</text:p>
      <text:p text:style-name="P2"><text:s text:c="8"/>workloadheading.setText("WorkLoad detail");</text:p>
      <text:p text:style-name="P2"><text:s text:c="8"/>workloadheading.setFont(new Font("Georgia",Font.BOLD,30));</text:p>
      <text:p text:style-name="P2"><text:s text:c="8"/>workloadheading.setBounds(400,30,300,40);</text:p>
      <text:p text:style-name="P2"><text:s text:c="8"/>workloadheading.setForeground(new Color(255, 234, 0));</text:p>
      <text:p text:style-name="P2"><text:s text:c="8"/>Workloadpanel.add(workloadheading);</text:p>
      <text:p text:style-name="P2"><text:s text:c="8"/>Font font=new Font("Georgia",Font.PLAIN,20);</text:p>
      <text:p text:style-name="P2"><text:s text:c="8"/>Font fonttext=new Font("Elephant",Font.PLAIN,18);</text:p>
      <text:p text:style-name="P2"/>
      <text:p text:style-name="P2"><text:s text:c="8"/>teaching =new JButton("Teaching");</text:p>
      <text:p text:style-name="P2"><text:s text:c="8"/>teaching.setBounds(50,80,880,50);</text:p>
      <text:p text:style-name="P2"><text:s text:c="8"/>teaching.setFont(new Font("Georgia",Font.BOLD,30));</text:p>
      <text:p text:style-name="P2"><text:s text:c="8"/>teaching.setBackground(new Color(255, 234, 0));teaching.setForeground(WHITE);</text:p>
      <text:p text:style-name="P2"><text:s text:c="8"/>Workloadpanel.add(teaching);</text:p>
      <text:p text:style-name="P2"/>
      <text:p text:style-name="P2"><text:s text:c="8"/>workshop=new JLabel("Workshop");</text:p>
      <text:p text:style-name="P2"><text:s text:c="8"/>workshop.setBounds(50,150,135,20);</text:p>
      <text:p text:style-name="P2"><text:s text:c="8"/>workshop.setFont(font);</text:p>
      <text:p text:style-name="P2"><text:s text:c="8"/>Workloadpanel.add(workshop);</text:p>
      <text:p text:style-name="P2"><text:s text:c="8"/>textField=new JTextField();</text:p>
      <text:p text:style-name="P2"><text:s text:c="8"/>textField.setBounds(50,1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officehour=new JLabel("Office Hour:");</text:p>
      <text:p text:style-name="P2"><text:s text:c="8"/>officehour.setBounds(280,150,135,20);</text:p>
      <text:p text:style-name="P2"><text:s text:c="8"/>officehour.setFont(font);</text:p>
      <text:p text:style-name="P2"><text:s text:c="8"/>Workloadpanel.add(officehour);</text:p>
      <text:p text:style-name="P2"><text:s text:c="8"/>textField=new JTextField();</text:p>
      <text:p text:style-name="P2"><text:s text:c="8"/>textField.setBounds(280,1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conductedlectures=new JLabel("Conducted Lecture:");</text:p>
      <text:p text:style-name="P2"><text:s text:c="8"/>conductedlectures.setBounds(510,150,200,20);</text:p>
      <text:p text:style-name="P2"><text:soft-page-break/><text:s text:c="8"/>conductedlectures.setFont(font);</text:p>
      <text:p text:style-name="P2"><text:s text:c="8"/>Workloadpanel.add(conductedlectures);</text:p>
      <text:p text:style-name="P2"><text:s text:c="8"/>textField=new JTextField();</text:p>
      <text:p text:style-name="P2"><text:s text:c="8"/>textField.setBounds(510,1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seminars=new JLabel("Seminars:");</text:p>
      <text:p text:style-name="P2"><text:s text:c="8"/>seminars.setBounds(730,150,150,20);</text:p>
      <text:p text:style-name="P2"><text:s text:c="8"/>seminars.setFont(font);</text:p>
      <text:p text:style-name="P2"><text:s text:c="8"/>Workloadpanel.add(seminars);</text:p>
      <text:p text:style-name="P2"><text:s text:c="8"/>textField=new JTextField();</text:p>
      <text:p text:style-name="P2"><text:s text:c="8"/>textField.setBounds(730,1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feedbacks=new JLabel("Feebacks:");</text:p>
      <text:p text:style-name="P2"><text:s text:c="8"/>feedbacks.setBounds(50,220,135,20);</text:p>
      <text:p text:style-name="P2"><text:s text:c="8"/>feedbacks.setFont(font);</text:p>
      <text:p text:style-name="P2"><text:s text:c="8"/>Workloadpanel.add(feedbacks);</text:p>
      <text:p text:style-name="P2"><text:s text:c="8"/>textField =new JTextField();</text:p>
      <text:p text:style-name="P2"><text:s text:c="8"/>textField.setBounds(50,24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head=new JButton("Research");</text:p>
      <text:p text:style-name="P2"><text:s text:c="8"/>head.setBounds(50,290,880,50);</text:p>
      <text:p text:style-name="P2"><text:s text:c="8"/>head.setFont(new Font("Georgia",Font.BOLD,30));</text:p>
      <text:p text:style-name="P2"><text:s text:c="8"/>head.setBackground(new Color(255, 242, 0));head.setForeground(WHITE);</text:p>
      <text:p text:style-name="P2"><text:s text:c="8"/>Workloadpanel.add(head);</text:p>
      <text:p text:style-name="P2"/>
      <text:p text:style-name="P2"/>
      <text:p text:style-name="P2"><text:s text:c="8"/>workshop=new JLabel("Research Activity:");</text:p>
      <text:p text:style-name="P2"><text:s text:c="8"/>workshop.setBounds(50,360,135,20);</text:p>
      <text:p text:style-name="P2"><text:s text:c="8"/>workshop.setFont(font);</text:p>
      <text:p text:style-name="P2"><text:s text:c="8"/>Workloadpanel.add(workshop);</text:p>
      <text:p text:style-name="P2"><text:s text:c="8"/>textField=new JTextField();</text:p>
      <text:p text:style-name="P2"><text:s text:c="8"/>textField.setBounds(50,38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officehour=new JLabel("Data Anaylsis:");</text:p>
      <text:p text:style-name="P2"><text:s text:c="8"/>officehour.setBounds(280,360,135,20);</text:p>
      <text:p text:style-name="P2"><text:s text:c="8"/>officehour.setFont(font);</text:p>
      <text:p text:style-name="P2"><text:s text:c="8"/>Workloadpanel.add(officehour);</text:p>
      <text:p text:style-name="P2"><text:soft-page-break/><text:s text:c="8"/>textField=new JTextField();</text:p>
      <text:p text:style-name="P2"><text:s text:c="8"/>textField.setBounds(280,38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conductedlectures=new JLabel("Field Work:");</text:p>
      <text:p text:style-name="P2"><text:s text:c="8"/>conductedlectures.setBounds(510,360,135,20);</text:p>
      <text:p text:style-name="P2"><text:s text:c="8"/>conductedlectures.setFont(font);</text:p>
      <text:p text:style-name="P2"><text:s text:c="8"/>Workloadpanel.add(conductedlectures);</text:p>
      <text:p text:style-name="P2"><text:s text:c="8"/>textField=new JTextField();</text:p>
      <text:p text:style-name="P2"><text:s text:c="8"/>textField.setBounds(510,38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seminars=new JLabel("Research Paper:");</text:p>
      <text:p text:style-name="P2"><text:s text:c="8"/>seminars.setBounds(730,360,150,20);</text:p>
      <text:p text:style-name="P2"><text:s text:c="8"/>seminars.setFont(font);</text:p>
      <text:p text:style-name="P2"><text:s text:c="8"/>Workloadpanel.add(seminars);</text:p>
      <text:p text:style-name="P2"><text:s text:c="8"/>textField=new JTextField();</text:p>
      <text:p text:style-name="P2"><text:s text:c="8"/>textField.setBounds(730,38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feedbacks=new JLabel("Conduting Exp:");</text:p>
      <text:p text:style-name="P2"><text:s text:c="8"/>feedbacks.setBounds(50,430,200,20);</text:p>
      <text:p text:style-name="P2"><text:s text:c="8"/>feedbacks.setFont(font);</text:p>
      <text:p text:style-name="P2"><text:s text:c="8"/>Workloadpanel.add(feedbacks);</text:p>
      <text:p text:style-name="P2"><text:s text:c="8"/>textField =new JTextField();</text:p>
      <text:p text:style-name="P2"><text:s text:c="8"/>textField.setBounds(50,45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/>
      <text:p text:style-name="P2"><text:s text:c="8"/>officehour=new JLabel("Scholarly Research:");</text:p>
      <text:p text:style-name="P2"><text:s text:c="8"/>officehour.setBounds(280,430,200,20);</text:p>
      <text:p text:style-name="P2"><text:s text:c="8"/>officehour.setFont(font);</text:p>
      <text:p text:style-name="P2"><text:s text:c="8"/>Workloadpanel.add(officehour);</text:p>
      <text:p text:style-name="P2"><text:s text:c="8"/>textField=new JTextField();</text:p>
      <text:p text:style-name="P2"><text:s text:c="8"/>textField.setBounds(280,45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conductedlectures=new JLabel("Serving:");</text:p>
      <text:p text:style-name="P2"><text:s text:c="8"/>conductedlectures.setBounds(510,430,135,20);</text:p>
      <text:p text:style-name="P2"><text:soft-page-break/><text:s text:c="8"/>conductedlectures.setFont(font);</text:p>
      <text:p text:style-name="P2"><text:s text:c="8"/>Workloadpanel.add(conductedlectures);</text:p>
      <text:p text:style-name="P2"><text:s text:c="8"/>textField=new JTextField();</text:p>
      <text:p text:style-name="P2"><text:s text:c="8"/>textField.setBounds(510,45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seminars=new JLabel("Writing Research:");</text:p>
      <text:p text:style-name="P2"><text:s text:c="8"/>seminars.setBounds(730,430,200,20);</text:p>
      <text:p text:style-name="P2"><text:s text:c="8"/>seminars.setFont(font);</text:p>
      <text:p text:style-name="P2"><text:s text:c="8"/>Workloadpanel.add(seminars);</text:p>
      <text:p text:style-name="P2"><text:s text:c="8"/>textField=new JTextField();</text:p>
      <text:p text:style-name="P2"><text:s text:c="8"/>textField.setBounds(730,45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head=new JButton("Service and Outreach");</text:p>
      <text:p text:style-name="P2"><text:s text:c="8"/>head.setBounds(50,500,880,50);</text:p>
      <text:p text:style-name="P2"><text:s text:c="8"/>head.setFont(new Font("Georgia",Font.BOLD,30));</text:p>
      <text:p text:style-name="P2"><text:s text:c="8"/>head.setBackground(new Color(255, 242, 0));head.setForeground(WHITE);</text:p>
      <text:p text:style-name="P2"><text:s text:c="8"/>Workloadpanel.add(head);</text:p>
      <text:p text:style-name="P2"/>
      <text:p text:style-name="P2"><text:s text:c="8"/>workshop=new JLabel("Service Activity:");</text:p>
      <text:p text:style-name="P2"><text:s text:c="8"/>workshop.setBounds(50,580,190,20);</text:p>
      <text:p text:style-name="P2"><text:s text:c="8"/>workshop.setFont(font);</text:p>
      <text:p text:style-name="P2"><text:s text:c="8"/>Workloadpanel.add(workshop);</text:p>
      <text:p text:style-name="P2"><text:s text:c="8"/>textField=new JTextField();</text:p>
      <text:p text:style-name="P2"><text:s text:c="8"/>textField.setBounds(50,60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officehour=new JLabel("Community Service:");</text:p>
      <text:p text:style-name="P2"><text:s text:c="8"/>officehour.setBounds(280,580,200,20);</text:p>
      <text:p text:style-name="P2"><text:s text:c="8"/>officehour.setFont(font);</text:p>
      <text:p text:style-name="P2"><text:s text:c="8"/>Workloadpanel.add(officehour);</text:p>
      <text:p text:style-name="P2"><text:s text:c="8"/>textField=new JTextField();</text:p>
      <text:p text:style-name="P2"><text:s text:c="8"/>textField.setBounds(280,60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conductedlectures=new JLabel("Part in Org:");</text:p>
      <text:p text:style-name="P2"><text:s text:c="8"/>conductedlectures.setBounds(510,580,180,20);</text:p>
      <text:p text:style-name="P2"><text:s text:c="8"/>conductedlectures.setFont(font);</text:p>
      <text:p text:style-name="P2"><text:s text:c="8"/>Workloadpanel.add(conductedlectures);</text:p>
      <text:p text:style-name="P2"><text:s text:c="8"/>textField=new JTextField();</text:p>
      <text:p text:style-name="P2"><text:soft-page-break/><text:s text:c="8"/>textField.setBounds(510,60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seminars=new JLabel("Journals:");</text:p>
      <text:p text:style-name="P2"><text:s text:c="8"/>seminars.setBounds(730,580,150,20);</text:p>
      <text:p text:style-name="P2"><text:s text:c="8"/>seminars.setFont(font);</text:p>
      <text:p text:style-name="P2"><text:s text:c="8"/>Workloadpanel.add(seminars);</text:p>
      <text:p text:style-name="P2"><text:s text:c="8"/>textField=new JTextField();</text:p>
      <text:p text:style-name="P2"><text:s text:c="8"/>textField.setBounds(730,60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feedbacks=new JLabel("Expertise:");</text:p>
      <text:p text:style-name="P2"><text:s text:c="8"/>feedbacks.setBounds(50,650,200,20);</text:p>
      <text:p text:style-name="P2"><text:s text:c="8"/>feedbacks.setFont(font);</text:p>
      <text:p text:style-name="P2"><text:s text:c="8"/>Workloadpanel.add(feedbacks);</text:p>
      <text:p text:style-name="P2"><text:s text:c="8"/>textField =new JTextField();</text:p>
      <text:p text:style-name="P2"><text:s text:c="8"/>textField.setBounds(50,6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/>
      <text:p text:style-name="P2"><text:s text:c="8"/>officehour=new JLabel("Consulting Services:");</text:p>
      <text:p text:style-name="P2"><text:s text:c="8"/>officehour.setBounds(280,650,200,20);</text:p>
      <text:p text:style-name="P2"><text:s text:c="8"/>officehour.setFont(font);</text:p>
      <text:p text:style-name="P2"><text:s text:c="8"/>Workloadpanel.add(officehour);</text:p>
      <text:p text:style-name="P2"><text:s text:c="8"/>textField=new JTextField();</text:p>
      <text:p text:style-name="P2"><text:s text:c="8"/>textField.setBounds(280,6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conductedlectures=new JLabel("Serivng on Depart:");</text:p>
      <text:p text:style-name="P2"><text:s text:c="8"/>conductedlectures.setBounds(510,650,200,20);</text:p>
      <text:p text:style-name="P2"><text:s text:c="8"/>conductedlectures.setFont(font);</text:p>
      <text:p text:style-name="P2"><text:s text:c="8"/>Workloadpanel.add(conductedlectures);</text:p>
      <text:p text:style-name="P2"><text:s text:c="8"/>textField=new JTextField();</text:p>
      <text:p text:style-name="P2"><text:s text:c="8"/>textField.setBounds(510,6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><text:s text:c="8"/>seminars=new JLabel("Review Research:");</text:p>
      <text:p text:style-name="P2"><text:s text:c="8"/>seminars.setBounds(730,650,200,20);</text:p>
      <text:p text:style-name="P2"><text:s text:c="8"/>seminars.setFont(font);</text:p>
      <text:p text:style-name="P2"><text:soft-page-break/><text:s text:c="8"/>Workloadpanel.add(seminars);</text:p>
      <text:p text:style-name="P2"><text:s text:c="8"/>textField=new JTextField();</text:p>
      <text:p text:style-name="P2"><text:s text:c="8"/>textField.setBounds(730,670,200,25);</text:p>
      <text:p text:style-name="P2"><text:s text:c="8"/>textField.setForeground(new Color(6, 196, 10));</text:p>
      <text:p text:style-name="P2"><text:s text:c="8"/>textField.setFont(fonttext);</text:p>
      <text:p text:style-name="P2"><text:s text:c="8"/>Workloadpanel.add(textField);</text:p>
      <text:p text:style-name="P2"/>
      <text:p text:style-name="P2"/>
      <text:p text:style-name="P2"><text:s text:c="8"/>submitfinance=new JLabel("Submit");</text:p>
      <text:p text:style-name="P2"><text:s text:c="8"/>submitfinance.setBounds(830,800,100,30);</text:p>
      <text:p text:style-name="P2"><text:s text:c="8"/>submitfinance.setForeground(new Color(255, 242, 0));</text:p>
      <text:p text:style-name="P2"><text:s text:c="8"/>submitfinance.addMouseListener(this);</text:p>
      <text:p text:style-name="P2"><text:s text:c="8"/>submitfinance.setFont(new Font("Elephant",Font.BOLD,25));</text:p>
      <text:p text:style-name="P2"><text:s text:c="8"/>Workloadpanel.add(submitfinance);</text:p>
      <text:p text:style-name="P2"/>
      <text:p text:style-name="P2"><text:s text:c="8"/>prevfinance=new JLabel("&lt;&lt;Prev");</text:p>
      <text:p text:style-name="P2"><text:s text:c="8"/>prevfinance.setBounds(700,800,100,30);</text:p>
      <text:p text:style-name="P2"><text:s text:c="8"/>prevfinance.setForeground(new Color(255, 242, 0));</text:p>
      <text:p text:style-name="P2"><text:s text:c="8"/>prevfinance.addMouseListener(this);</text:p>
      <text:p text:style-name="P2"><text:s text:c="8"/>prevfinance.setFont(new Font("Elephant",Font.BOLD,25));</text:p>
      <text:p text:style-name="P2"><text:s text:c="8"/>Workloadpanel.add(prevfinance);</text:p>
      <text:p text:style-name="P2"/>
      <text:p text:style-name="P2"><text:s text:c="4"/>}</text:p>
      <text:p text:style-name="P2">JLabel submitfinance,prevfinance;</text:p>
      <text:p text:style-name="P2"><text:s text:c="4"/>JLabel Headingform, teachername, Contactinfo,Cnic,dateofbirth,gender,nationality, address,postaladdress,city,phonenumber,</text:p>
      <text:p text:style-name="P2"><text:s text:c="12"/>email,matricpassingyear,fscpassingyear,board,matricmarks,fscmarks,Usat,subjectselection,program1,program2,program3,nextlabel;</text:p>
      <text:p text:style-name="P2"><text:s text:c="4"/>JTextField teachernametext,fathertext,cnictext,nationalitytext,domiciletext,citytext,postaltext,phonetext,emailtext</text:p>
      <text:p text:style-name="P2"><text:s text:c="12"/>,matrictext,fsctext,matricyeartext,fscyeartext,boardtext,Usattext;</text:p>
      <text:p text:style-name="P2"><text:s text:c="4"/>JDatePicker datePicker;</text:p>
      <text:p text:style-name="P2"><text:s text:c="4"/>JButton academicheading,personalinformationheading,programofinterestheading;</text:p>
      <text:p text:style-name="P2"><text:s text:c="4"/>JRadioButton male,female;</text:p>
      <text:p text:style-name="P2"/>
      <text:p text:style-name="P2"><text:s text:c="4"/>private void setApplyformPanel() {</text:p>
      <text:p text:style-name="P2"><text:s text:c="12"/>Headingform=new JLabel();</text:p>
      <text:p text:style-name="P2"><text:s text:c="12"/>Headingform.setText("Admission Form");</text:p>
      <text:p text:style-name="P2"><text:s text:c="12"/>Headingform.setFont(new Font("Georgia",Font.BOLD,30));</text:p>
      <text:p text:style-name="P2"><text:s text:c="12"/>Headingform.setBounds(400,30,300,40);</text:p>
      <text:p text:style-name="P2"><text:s text:c="12"/>Headingform.setForeground(new Color(232, 3, 22));</text:p>
      <text:p text:style-name="P2"><text:s text:c="12"/>ApplyFormpanel.add(Headingform);</text:p>
      <text:p text:style-name="P2"><text:s text:c="12"/>Font font=new Font("Georgia",Font.PLAIN,20);</text:p>
      <text:p text:style-name="P2"><text:s text:c="12"/>Font fonttext=new Font("Elephant",Font.PLAIN,18);</text:p>
      <text:p text:style-name="P2"/>
      <text:p text:style-name="P2"><text:s text:c="12"/>personalinformationheading=new JButton("Personal Information");</text:p>
      <text:p text:style-name="P2"><text:s text:c="12"/>personalinformationheading.setBounds(50,80,880,50);</text:p>
      <text:p text:style-name="P2"><text:s text:c="12"/>personalinformationheading.setFont(new Font("Georgia",Font.BOLD,30));</text:p>
      <text:p text:style-name="P2"><text:soft-page-break/><text:s text:c="12"/>personalinformationheading.setBackground(new Color(232, 3, 22));personalinformationheading.setForeground(WHITE);</text:p>
      <text:p text:style-name="P2"><text:s text:c="12"/>ApplyFormpanel.add(personalinformationheading);</text:p>
      <text:p text:style-name="P2"/>
      <text:p text:style-name="P2"><text:s text:c="12"/>teachername =new JLabel("Full Name:");</text:p>
      <text:p text:style-name="P2"><text:s text:c="12"/>teachername.setBounds(50,150,155,20);</text:p>
      <text:p text:style-name="P2"><text:s text:c="12"/>teachername.setFont(font);</text:p>
      <text:p text:style-name="P2"><text:s text:c="12"/>ApplyFormpanel.add(teachername);</text:p>
      <text:p text:style-name="P2"><text:s text:c="12"/>teachernametext =new JTextField();</text:p>
      <text:p text:style-name="P2"><text:s text:c="12"/>teachernametext.setBounds(50,170,200,25);</text:p>
      <text:p text:style-name="P2"><text:s text:c="12"/>teachernametext.setForeground(new Color(6, 196, 10));</text:p>
      <text:p text:style-name="P2"><text:s text:c="12"/>teachernametext.setFont(fonttext);</text:p>
      <text:p text:style-name="P2"><text:s text:c="12"/>ApplyFormpanel.add(teachernametext);</text:p>
      <text:p text:style-name="P2"/>
      <text:p text:style-name="P2"><text:s text:c="12"/>Contactinfo =new JLabel("Contact Info:");</text:p>
      <text:p text:style-name="P2"><text:s text:c="12"/>Contactinfo.setBounds(280,150,135,20);</text:p>
      <text:p text:style-name="P2"><text:s text:c="12"/>Contactinfo.setFont(font);</text:p>
      <text:p text:style-name="P2"><text:s text:c="12"/>ApplyFormpanel.add(Contactinfo);</text:p>
      <text:p text:style-name="P2"><text:s text:c="12"/>fathertext=new JTextField();</text:p>
      <text:p text:style-name="P2"><text:s text:c="12"/>fathertext.setBounds(280,170,200,25);</text:p>
      <text:p text:style-name="P2"><text:s text:c="12"/>fathertext.setForeground(new Color(6, 196, 10));</text:p>
      <text:p text:style-name="P2"><text:s text:c="12"/>fathertext.setFont(fonttext);</text:p>
      <text:p text:style-name="P2"><text:s text:c="12"/>ApplyFormpanel.add(fathertext);</text:p>
      <text:p text:style-name="P2"/>
      <text:p text:style-name="P2"><text:s text:c="12"/>Cnic=new JLabel("CNIC:");</text:p>
      <text:p text:style-name="P2"><text:s text:c="12"/>Cnic.setBounds(510,150,135,20);</text:p>
      <text:p text:style-name="P2"><text:s text:c="12"/>Cnic.setFont(font);</text:p>
      <text:p text:style-name="P2"><text:s text:c="12"/>ApplyFormpanel.add(Cnic);</text:p>
      <text:p text:style-name="P2"><text:s text:c="12"/>cnictext=new JTextField();</text:p>
      <text:p text:style-name="P2"><text:s text:c="12"/>cnictext.setBounds(510,170,200,25);</text:p>
      <text:p text:style-name="P2"><text:s text:c="12"/>cnictext.setForeground(new Color(6, 196, 10));</text:p>
      <text:p text:style-name="P2"><text:s text:c="12"/>cnictext.setFont(fonttext);</text:p>
      <text:p text:style-name="P2"><text:s text:c="12"/>ApplyFormpanel.add(cnictext);</text:p>
      <text:p text:style-name="P2"/>
      <text:p text:style-name="P2"><text:s text:c="12"/>dateofbirth=new JLabel("Date of Birth:");</text:p>
      <text:p text:style-name="P2"><text:s text:c="12"/>dateofbirth.setBounds(730,150,135,20);</text:p>
      <text:p text:style-name="P2"><text:s text:c="12"/>dateofbirth.setFont(font);</text:p>
      <text:p text:style-name="P2"><text:s text:c="12"/>ApplyFormpanel.add(dateofbirth);</text:p>
      <text:p text:style-name="P2"><text:s text:c="12"/>datePicker = new JDatePicker();</text:p>
      <text:p text:style-name="P2"><text:s text:c="12"/>datePicker.setForeground(new Color(6, 196, 10));</text:p>
      <text:p text:style-name="P2"><text:s text:c="12"/>datePicker.setBounds(730,170,200,25);</text:p>
      <text:p text:style-name="P2"><text:s text:c="12"/>ApplyFormpanel.add(datePicker);</text:p>
      <text:p text:style-name="P2"/>
      <text:p text:style-name="P2"><text:s text:c="12"/>gender=new JLabel("Gender:");</text:p>
      <text:p text:style-name="P2"><text:s text:c="12"/>gender.setBounds(50,220,135,20);</text:p>
      <text:p text:style-name="P2"><text:s text:c="12"/>gender.setFont(font);</text:p>
      <text:p text:style-name="P2"><text:s text:c="12"/>ApplyFormpanel.add(gender);</text:p>
      <text:p text:style-name="P2"/>
      <text:p text:style-name="P2"><text:s text:c="12"/>male=new JRadioButton("Male");</text:p>
      <text:p text:style-name="P2"><text:soft-page-break/><text:s text:c="12"/>male.setBounds(50,240,60,30);</text:p>
      <text:p text:style-name="P2"><text:s text:c="12"/>male.setForeground(black);male.setBackground(WHITE);</text:p>
      <text:p text:style-name="P2"><text:s text:c="12"/>ApplyFormpanel.add(male);</text:p>
      <text:p text:style-name="P2"/>
      <text:p text:style-name="P2"><text:s text:c="12"/>female=new JRadioButton("Female");</text:p>
      <text:p text:style-name="P2"><text:s text:c="12"/>female.setBounds(120,240,70,30);</text:p>
      <text:p text:style-name="P2"><text:s text:c="12"/>female.setForeground(black);female.setBackground(WHITE);</text:p>
      <text:p text:style-name="P2"><text:s text:c="12"/>ApplyFormpanel.add(female);</text:p>
      <text:p text:style-name="P2"/>
      <text:p text:style-name="P2"><text:s text:c="12"/>ButtonGroup gender=new ButtonGroup();</text:p>
      <text:p text:style-name="P2"><text:s text:c="12"/>gender.add(male);</text:p>
      <text:p text:style-name="P2"><text:s text:c="12"/>gender.add(female);</text:p>
      <text:p text:style-name="P2"/>
      <text:p text:style-name="P2"><text:s text:c="12"/>nationality=new JLabel("Nationality:");</text:p>
      <text:p text:style-name="P2"><text:s text:c="12"/>nationality.setBounds(280,220,135,20);</text:p>
      <text:p text:style-name="P2"><text:s text:c="12"/>nationality.setFont(font);</text:p>
      <text:p text:style-name="P2"><text:s text:c="12"/>ApplyFormpanel.add(nationality);</text:p>
      <text:p text:style-name="P2"><text:s text:c="12"/>nationalitytext=new JTextField();</text:p>
      <text:p text:style-name="P2"><text:s text:c="12"/>nationalitytext.setBounds(280,240,200,25);</text:p>
      <text:p text:style-name="P2"><text:s text:c="12"/>nationalitytext.setForeground(new Color(6, 196, 10));</text:p>
      <text:p text:style-name="P2"><text:s text:c="12"/>nationalitytext.setFont(fonttext);</text:p>
      <text:p text:style-name="P2"><text:s text:c="12"/>ApplyFormpanel.add(nationalitytext);</text:p>
      <text:p text:style-name="P2"/>
      <text:p text:style-name="P2"><text:s text:c="12"/>address =new JLabel("Address:");</text:p>
      <text:p text:style-name="P2"><text:s text:c="12"/>address.setBounds(510,220,135,20);</text:p>
      <text:p text:style-name="P2"><text:s text:c="12"/>address.setFont(font);</text:p>
      <text:p text:style-name="P2"><text:s text:c="12"/>ApplyFormpanel.add(address);</text:p>
      <text:p text:style-name="P2"><text:s text:c="12"/>domiciletext=new JTextField();</text:p>
      <text:p text:style-name="P2"><text:s text:c="12"/>domiciletext.setBounds(510,240,200,25);</text:p>
      <text:p text:style-name="P2"><text:s text:c="12"/>domiciletext.setForeground(new Color(6, 196, 10));</text:p>
      <text:p text:style-name="P2"><text:s text:c="12"/>domiciletext.setFont(fonttext);</text:p>
      <text:p text:style-name="P2"><text:s text:c="12"/>ApplyFormpanel.add(domiciletext);</text:p>
      <text:p text:style-name="P2"/>
      <text:p text:style-name="P2"><text:s text:c="12"/>postaladdress=new JLabel("Postal Address:");</text:p>
      <text:p text:style-name="P2"><text:s text:c="12"/>postaladdress.setBounds(730,220,150,20);</text:p>
      <text:p text:style-name="P2"><text:s text:c="12"/>postaladdress.setFont(font);</text:p>
      <text:p text:style-name="P2"><text:s text:c="12"/>ApplyFormpanel.add(postaladdress);</text:p>
      <text:p text:style-name="P2"><text:s text:c="12"/>postaltext=new JTextField();</text:p>
      <text:p text:style-name="P2"><text:s text:c="12"/>postaltext.setBounds(730,240,200,25);</text:p>
      <text:p text:style-name="P2"><text:s text:c="12"/>postaltext.setForeground(new Color(6, 196, 10));</text:p>
      <text:p text:style-name="P2"><text:s text:c="12"/>postaltext.setFont(fonttext);</text:p>
      <text:p text:style-name="P2"><text:s text:c="12"/>ApplyFormpanel.add(postaltext);</text:p>
      <text:p text:style-name="P2"/>
      <text:p text:style-name="P2"><text:s text:c="12"/>city=new JLabel("City:");</text:p>
      <text:p text:style-name="P2"><text:s text:c="12"/>city.setBounds(50,290,135,20);</text:p>
      <text:p text:style-name="P2"><text:s text:c="12"/>city.setFont(font);</text:p>
      <text:p text:style-name="P2"><text:s text:c="12"/>ApplyFormpanel.add(city);</text:p>
      <text:p text:style-name="P2"><text:s text:c="12"/>citytext=new JTextField();</text:p>
      <text:p text:style-name="P2"><text:s text:c="12"/>citytext.setBounds(50,310,200,25);</text:p>
      <text:p text:style-name="P2"><text:soft-page-break/><text:s text:c="12"/>citytext.setForeground(new Color(6, 196, 10));</text:p>
      <text:p text:style-name="P2"><text:s text:c="12"/>citytext.setFont(fonttext);</text:p>
      <text:p text:style-name="P2"><text:s text:c="12"/>ApplyFormpanel.add(citytext);</text:p>
      <text:p text:style-name="P2"/>
      <text:p text:style-name="P2"><text:s text:c="12"/>phonenumber=new JLabel("Phone Number:");</text:p>
      <text:p text:style-name="P2"><text:s text:c="12"/>phonenumber.setBounds(280,290,155,20);</text:p>
      <text:p text:style-name="P2"><text:s text:c="12"/>phonenumber.setFont(font);</text:p>
      <text:p text:style-name="P2"><text:s text:c="12"/>ApplyFormpanel.add(phonenumber);</text:p>
      <text:p text:style-name="P2"><text:s text:c="12"/>phonetext=new JTextField();</text:p>
      <text:p text:style-name="P2"><text:s text:c="12"/>phonetext.setBounds(280,310,200,25);</text:p>
      <text:p text:style-name="P2"><text:s text:c="12"/>phonetext.setForeground(new Color(6, 196, 10));</text:p>
      <text:p text:style-name="P2"><text:s text:c="12"/>phonetext.setFont(fonttext);</text:p>
      <text:p text:style-name="P2"><text:s text:c="12"/>ApplyFormpanel.add(phonetext);</text:p>
      <text:p text:style-name="P2"/>
      <text:p text:style-name="P2"><text:s text:c="12"/>email=new JLabel("Email:");</text:p>
      <text:p text:style-name="P2"><text:s text:c="12"/>email.setBounds(510,290,135,20);</text:p>
      <text:p text:style-name="P2"><text:s text:c="12"/>email.setFont(font);</text:p>
      <text:p text:style-name="P2"><text:s text:c="12"/>ApplyFormpanel.add(email);</text:p>
      <text:p text:style-name="P2"><text:s text:c="12"/>emailtext=new JTextField();</text:p>
      <text:p text:style-name="P2"><text:s text:c="12"/>emailtext.setBounds(510,310,200,25);</text:p>
      <text:p text:style-name="P2"><text:s text:c="12"/>emailtext.setForeground(new Color(6, 196, 10));</text:p>
      <text:p text:style-name="P2"><text:s text:c="12"/>emailtext.setFont(fonttext);</text:p>
      <text:p text:style-name="P2"><text:s text:c="12"/>ApplyFormpanel.add(emailtext);</text:p>
      <text:p text:style-name="P2"/>
      <text:p text:style-name="P2"><text:s text:c="12"/>academicheading=new JButton("Educational Background");</text:p>
      <text:p text:style-name="P2"><text:s text:c="12"/>academicheading.setBounds(50,360,880,50);</text:p>
      <text:p text:style-name="P2"><text:s text:c="12"/>academicheading.setFont(new Font("Georgia",Font.BOLD,30));</text:p>
      <text:p text:style-name="P2"><text:s text:c="12"/>academicheading.setBackground(new Color(232, 3, 22));academicheading.setForeground(WHITE);</text:p>
      <text:p text:style-name="P2"><text:s text:c="12"/>ApplyFormpanel.add(academicheading);</text:p>
      <text:p text:style-name="P2"/>
      <text:p text:style-name="P2"><text:s text:c="12"/>matricmarks=new JLabel("Highest Degree:");</text:p>
      <text:p text:style-name="P2"><text:s text:c="12"/>matricmarks.setBounds(50,430,180,20);</text:p>
      <text:p text:style-name="P2"><text:s text:c="12"/>matricmarks.setFont(font);</text:p>
      <text:p text:style-name="P2"><text:s text:c="12"/>ApplyFormpanel.add(matricmarks);</text:p>
      <text:p text:style-name="P2"><text:s text:c="12"/>matrictext=new JTextField();</text:p>
      <text:p text:style-name="P2"><text:s text:c="12"/>matrictext.setBounds(50,450,200,25);</text:p>
      <text:p text:style-name="P2"><text:s text:c="12"/>matrictext.setForeground(new Color(6, 196, 10));</text:p>
      <text:p text:style-name="P2"><text:s text:c="12"/>matrictext.setFont(fonttext);</text:p>
      <text:p text:style-name="P2"><text:s text:c="12"/>ApplyFormpanel.add(matrictext);</text:p>
      <text:p text:style-name="P2"/>
      <text:p text:style-name="P2"><text:s text:c="12"/>fscmarks=new JLabel("Field Of Study:");</text:p>
      <text:p text:style-name="P2"><text:s text:c="12"/>fscmarks.setBounds(280,430,155,20);</text:p>
      <text:p text:style-name="P2"><text:s text:c="12"/>fscmarks.setFont(font);</text:p>
      <text:p text:style-name="P2"><text:s text:c="12"/>ApplyFormpanel.add(fscmarks);</text:p>
      <text:p text:style-name="P2"><text:s text:c="12"/>fsctext=new JTextField();</text:p>
      <text:p text:style-name="P2"><text:s text:c="12"/>fsctext.setBounds(280,450,200,25);</text:p>
      <text:p text:style-name="P2"><text:s text:c="12"/>fsctext.setForeground(new Color(6, 196, 10));</text:p>
      <text:p text:style-name="P2"><text:s text:c="12"/>fsctext.setFont(fonttext);</text:p>
      <text:p text:style-name="P2"><text:soft-page-break/><text:s text:c="12"/>ApplyFormpanel.add(fsctext);</text:p>
      <text:p text:style-name="P2"/>
      <text:p text:style-name="P2"><text:s text:c="12"/>matricpassingyear=new JLabel("Year of Graduation:");</text:p>
      <text:p text:style-name="P2"><text:s text:c="12"/>matricpassingyear.setBounds(510,430,200,20);</text:p>
      <text:p text:style-name="P2"><text:s text:c="12"/>matricpassingyear.setFont(font);</text:p>
      <text:p text:style-name="P2"><text:s text:c="12"/>ApplyFormpanel.add(matricpassingyear);</text:p>
      <text:p text:style-name="P2"><text:s text:c="12"/>matricyeartext=new JTextField();</text:p>
      <text:p text:style-name="P2"><text:s text:c="12"/>matricyeartext.setBounds(510,450,200,25);</text:p>
      <text:p text:style-name="P2"><text:s text:c="12"/>matricyeartext.setForeground(new Color(6, 196, 10));</text:p>
      <text:p text:style-name="P2"><text:s text:c="12"/>matricyeartext.setFont(fonttext);</text:p>
      <text:p text:style-name="P2"><text:s text:c="12"/>ApplyFormpanel.add(matricyeartext);</text:p>
      <text:p text:style-name="P2"/>
      <text:p text:style-name="P2"><text:s text:c="12"/>fscpassingyear=new JLabel("GPA Performance:");</text:p>
      <text:p text:style-name="P2"><text:s text:c="12"/>fscpassingyear.setBounds(730,430,200,20);</text:p>
      <text:p text:style-name="P2"><text:s text:c="12"/>fscpassingyear.setFont(font);</text:p>
      <text:p text:style-name="P2"><text:s text:c="12"/>ApplyFormpanel.add(fscpassingyear);</text:p>
      <text:p text:style-name="P2"><text:s text:c="12"/>fscyeartext=new JTextField();</text:p>
      <text:p text:style-name="P2"><text:s text:c="12"/>fscyeartext.setBounds(730,450,200,25);</text:p>
      <text:p text:style-name="P2"><text:s text:c="12"/>fscyeartext.setForeground(new Color(6, 196, 10));</text:p>
      <text:p text:style-name="P2"><text:s text:c="12"/>fscyeartext.setFont(fonttext);</text:p>
      <text:p text:style-name="P2"><text:s text:c="12"/>ApplyFormpanel.add(fscyeartext);</text:p>
      <text:p text:style-name="P2"/>
      <text:p text:style-name="P2"><text:s text:c="12"/>board=new JLabel("Name of institute:");</text:p>
      <text:p text:style-name="P2"><text:s text:c="12"/>board.setBounds(50,490,180,20);</text:p>
      <text:p text:style-name="P2"><text:s text:c="12"/>board.setFont(font);</text:p>
      <text:p text:style-name="P2"><text:s text:c="12"/>ApplyFormpanel.add(board);</text:p>
      <text:p text:style-name="P2"><text:s text:c="12"/>boardtext=new JTextField();</text:p>
      <text:p text:style-name="P2"><text:s text:c="12"/>boardtext.setBounds(50,510,200,25);</text:p>
      <text:p text:style-name="P2"><text:s text:c="12"/>boardtext.setForeground(new Color(6, 196, 10));</text:p>
      <text:p text:style-name="P2"><text:s text:c="12"/>boardtext.setFont(fonttext);</text:p>
      <text:p text:style-name="P2"><text:s text:c="12"/>ApplyFormpanel.add(boardtext);</text:p>
      <text:p text:style-name="P2"/>
      <text:p text:style-name="P2"><text:s text:c="12"/>Usat=new JLabel("Main Subject:");</text:p>
      <text:p text:style-name="P2"><text:s text:c="12"/>Usat.setBounds(280,490,155,20);</text:p>
      <text:p text:style-name="P2"><text:s text:c="12"/>Usat.setFont(font);</text:p>
      <text:p text:style-name="P2"><text:s text:c="12"/>ApplyFormpanel.add(Usat);</text:p>
      <text:p text:style-name="P2"><text:s text:c="12"/>Usattext=new JTextField();</text:p>
      <text:p text:style-name="P2"><text:s text:c="12"/>Usattext.setBounds(280,510,200,25);</text:p>
      <text:p text:style-name="P2"><text:s text:c="12"/>Usattext.setForeground(new Color(6, 196, 10));</text:p>
      <text:p text:style-name="P2"><text:s text:c="12"/>Usattext.setFont(fonttext);</text:p>
      <text:p text:style-name="P2"><text:s text:c="12"/>ApplyFormpanel.add(Usattext);</text:p>
      <text:p text:style-name="P2"/>
      <text:p text:style-name="P2"><text:s text:c="12"/>programofinterestheading=new JButton("Professional Experience in Subjects");</text:p>
      <text:p text:style-name="P2"><text:s text:c="12"/>programofinterestheading.setBounds(50,560,880,50);</text:p>
      <text:p text:style-name="P2"><text:s text:c="12"/>programofinterestheading.setFont(new Font("Georgia",Font.BOLD,30));</text:p>
      <text:p text:style-name="P2"><text:s text:c="12"/>programofinterestheading.setBackground(new Color(232, 3, 22));programofinterestheading.setForeground(WHITE);</text:p>
      <text:p text:style-name="P2"><text:s text:c="12"/>ApplyFormpanel.add(programofinterestheading);</text:p>
      <text:p text:style-name="P2"/>
      <text:p text:style-name="P2"><text:soft-page-break/><text:s text:c="12"/>subjectselection=new JLabel("Select upto 3 Subjects");</text:p>
      <text:p text:style-name="P2"><text:s text:c="12"/>subjectselection.setBounds(370,630,300,20);</text:p>
      <text:p text:style-name="P2"><text:s text:c="12"/>subjectselection.setForeground(new Color(232, 3, 22));</text:p>
      <text:p text:style-name="P2"><text:s text:c="12"/>subjectselection.setFont(new Font("Georgia",Font.BOLD,20));</text:p>
      <text:p text:style-name="P2"><text:s text:c="12"/>ApplyFormpanel.add(subjectselection);</text:p>
      <text:p text:style-name="P2"/>
      <text:p text:style-name="P2"/>
      <text:p text:style-name="P2"><text:s text:c="12"/>String[] progrram1=new String[]{"Select a Subject","Computer Science","Physics","Mathematics"};</text:p>
      <text:p text:style-name="P2"><text:s text:c="12"/>String[] progrram2=new String[]{"Select a Subject","Agriculture","MicroBiology","Arts"};</text:p>
      <text:p text:style-name="P2"><text:s text:c="12"/>String[] progrram3=new String[]{"Select a Subject","Urdu","English","Pharmacy"};</text:p>
      <text:p text:style-name="P2"/>
      <text:p text:style-name="P2"><text:s text:c="12"/>program1=new JLabel("Program 1:");</text:p>
      <text:p text:style-name="P2"><text:s text:c="12"/>program1.setBounds(50,670,180,25);</text:p>
      <text:p text:style-name="P2"><text:s text:c="12"/>program1.setFont(font);</text:p>
      <text:p text:style-name="P2"><text:s text:c="12"/>ApplyFormpanel.add(program1);</text:p>
      <text:p text:style-name="P2"><text:s text:c="12"/>JComboBox box1=new JComboBox&lt;&gt;(progrram1);</text:p>
      <text:p text:style-name="P2"><text:s text:c="12"/>box1.setBounds(50,693,200,25);</text:p>
      <text:p text:style-name="P2"><text:s text:c="12"/>ApplyFormpanel.add(box1);</text:p>
      <text:p text:style-name="P2"/>
      <text:p text:style-name="P2"><text:s text:c="12"/>program2=new JLabel("Program 2:");</text:p>
      <text:p text:style-name="P2"><text:s text:c="12"/>program2.setBounds(280,670,180,25);</text:p>
      <text:p text:style-name="P2"><text:s text:c="12"/>program2.setFont(font);</text:p>
      <text:p text:style-name="P2"><text:s text:c="12"/>ApplyFormpanel.add(program2);</text:p>
      <text:p text:style-name="P2"><text:s text:c="12"/>JComboBox box2=new JComboBox&lt;&gt;(progrram2);</text:p>
      <text:p text:style-name="P2"><text:s text:c="12"/>box2.setBounds(280,693,200,25);</text:p>
      <text:p text:style-name="P2"><text:s text:c="12"/>ApplyFormpanel.add(box2);</text:p>
      <text:p text:style-name="P2"/>
      <text:p text:style-name="P2"><text:s text:c="12"/>program3=new JLabel("Program 3:");</text:p>
      <text:p text:style-name="P2"><text:s text:c="12"/>program3.setBounds(510,670,180,25);</text:p>
      <text:p text:style-name="P2"><text:s text:c="12"/>program3.setFont(font);</text:p>
      <text:p text:style-name="P2"><text:s text:c="12"/>ApplyFormpanel.add(program3);</text:p>
      <text:p text:style-name="P2"><text:s text:c="12"/>JComboBox box3=new JComboBox&lt;&gt;(progrram3);</text:p>
      <text:p text:style-name="P2"><text:s text:c="12"/>box3.setBounds(510,693,200,25);</text:p>
      <text:p text:style-name="P2"><text:s text:c="12"/>ApplyFormpanel.add(box3);</text:p>
      <text:p text:style-name="P2"/>
      <text:p text:style-name="P2"><text:s text:c="12"/>nextlabel=new JLabel("Next&gt;&gt;");</text:p>
      <text:p text:style-name="P2"><text:s text:c="12"/>nextlabel.setBounds(830,800,100,30);</text:p>
      <text:p text:style-name="P2"><text:s text:c="12"/>nextlabel.setForeground(new Color(232, 3, 22));</text:p>
      <text:p text:style-name="P2"><text:s text:c="12"/>nextlabel.addMouseListener(this);</text:p>
      <text:p text:style-name="P2"><text:s text:c="12"/>nextlabel.setFont(new Font("Elephant",Font.BOLD,25));</text:p>
      <text:p text:style-name="P2"><text:s text:c="12"/>ApplyFormpanel.add(nextlabel);</text:p>
      <text:p text:style-name="P2"/>
      <text:p text:style-name="P2"/>
      <text:p text:style-name="P2"><text:s text:c="4"/>}</text:p>
      <text:p text:style-name="P2">JLabel headinLabel,changemind,logout;</text:p>
      <text:p text:style-name="P2"><text:s text:c="4"/>private void setHeadingpanel() {</text:p>
      <text:p text:style-name="P2"><text:s text:c="8"/>headinLabel=new JLabel("FacultY Portal");</text:p>
      <text:p text:style-name="P2"><text:s text:c="8"/>headinLabel.setFont(new Font("Georgia",Font.ITALIC,90));</text:p>
      <text:p text:style-name="P2"><text:soft-page-break/><text:s text:c="8"/>headinLabel.setBounds(300,10,600,90);</text:p>
      <text:p text:style-name="P2"><text:s text:c="8"/>headinLabel.setForeground(new Color(248, 5, 33));</text:p>
      <text:p text:style-name="P2"><text:s text:c="8"/>headingpanel.add(headinLabel);</text:p>
      <text:p text:style-name="P2"><text:s text:c="8"/>JPanel logo=new JPanel(){</text:p>
      <text:p text:style-name="P2"><text:s text:c="12"/>@Override</text:p>
      <text:p text:style-name="P2"><text:s text:c="12"/>protected void paintComponent(Graphics g) {</text:p>
      <text:p text:style-name="P2"><text:s text:c="16"/>super.paintComponent(g);</text:p>
      <text:p text:style-name="P2"><text:s text:c="16"/>ImageIcon imageIcon=new ImageIcon(filedd+"/logofoo.png");</text:p>
      <text:p text:style-name="P2"><text:s text:c="16"/>Image image=imageIcon.getImage();</text:p>
      <text:p text:style-name="P2"><text:s text:c="16"/>g.drawImage(image,0,0,getWidth(),getHeight(),null);</text:p>
      <text:p text:style-name="P2"><text:s text:c="12"/>}</text:p>
      <text:p text:style-name="P2"><text:s text:c="8"/>};</text:p>
      <text:p text:style-name="P2"/>
      <text:p text:style-name="P2"><text:s text:c="8"/>logo.setBounds(60,8,90,90);</text:p>
      <text:p text:style-name="P2"><text:s text:c="8"/>headingpanel.add(logo);</text:p>
      <text:p text:style-name="P2"/>
      <text:p text:style-name="P2"><text:s text:c="8"/>changemind=new JLabel("Change of Mind");</text:p>
      <text:p text:style-name="P2"><text:s text:c="8"/>changemind.setFont(new Font("Georgia",Font.PLAIN,20));</text:p>
      <text:p text:style-name="P2"><text:s text:c="8"/>changemind.setForeground(new Color(248, 5, 33));</text:p>
      <text:p text:style-name="P2"><text:s text:c="8"/>changemind.setBounds(1000,60,200,30);</text:p>
      <text:p text:style-name="P2"><text:s text:c="8"/>changemind.addMouseListener(this);</text:p>
      <text:p text:style-name="P2"><text:s text:c="8"/>headingpanel.add(changemind);</text:p>
      <text:p text:style-name="P2"/>
      <text:p text:style-name="P2"><text:s text:c="8"/>logout=new JLabel("Logout");</text:p>
      <text:p text:style-name="P2"><text:s text:c="8"/>logout.setFont(new Font("Georgia",Font.PLAIN,20));</text:p>
      <text:p text:style-name="P2"><text:s text:c="8"/>logout.setForeground(new Color(248, 5, 33));</text:p>
      <text:p text:style-name="P2"><text:s text:c="8"/>logout.addMouseListener(this);</text:p>
      <text:p text:style-name="P2"><text:s text:c="8"/>logout.setBounds(1080,30,100,30);</text:p>
      <text:p text:style-name="P2"><text:s text:c="8"/>headingpanel.add(logout);</text:p>
      <text:p text:style-name="P2"><text:s text:c="4"/>}</text:p>
      <text:p text:style-name="P2">JLabel applyformlabel,workloadlabel;</text:p>
      <text:p text:style-name="P2"><text:s text:c="4"/>private void setListpanel() {</text:p>
      <text:p text:style-name="P2"><text:s text:c="8"/>applyformlabel=new JLabel("Apply Form");</text:p>
      <text:p text:style-name="P2"><text:s text:c="8"/>applyformlabel.setFont(new Font("Courier New",Font.ITALIC,20));</text:p>
      <text:p text:style-name="P2"><text:s text:c="8"/>applyformlabel.setBounds(38,320,180,30);</text:p>
      <text:p text:style-name="P2"><text:s text:c="7"/>applyformlabel.setForeground(Color.RED);</text:p>
      <text:p text:style-name="P2"><text:s text:c="8"/>applyformlabel.addMouseListener(this);</text:p>
      <text:p text:style-name="P2"><text:s text:c="8"/>listpanel.add(applyformlabel);</text:p>
      <text:p text:style-name="P2"/>
      <text:p text:style-name="P2"><text:s text:c="8"/>workloadlabel=new JLabel("Work Detail");</text:p>
      <text:p text:style-name="P2"><text:s text:c="8"/>workloadlabel.setFont(new Font("Courier New",Font.ITALIC,20));</text:p>
      <text:p text:style-name="P2"><text:s text:c="8"/>workloadlabel.setBounds(38,515,180,30);</text:p>
      <text:p text:style-name="P2"><text:s text:c="8"/>workloadlabel.setForeground(Color.RED);</text:p>
      <text:p text:style-name="P2"><text:s text:c="8"/>workloadlabel.addMouseListener(this);</text:p>
      <text:p text:style-name="P2"><text:s text:c="8"/>listpanel.add(workloadlabel);</text:p>
      <text:p text:style-name="P2"><text:s text:c="4"/>}</text:p>
      <text:p text:style-name="P2"><text:s text:c="4"/>public static void main(String[] args) {</text:p>
      <text:p text:style-name="P2"><text:s text:c="8"/>new FACULTY();</text:p>
      <text:p text:style-name="P2"><text:s text:c="4"/>}</text:p>
      <text:p text:style-name="P2"><text:soft-page-break/></text:p>
      <text:p text:style-name="P2"><text:s text:c="4"/>@Override</text:p>
      <text:p text:style-name="P2"><text:s text:c="4"/>public void mouseClicked(MouseEvent e) {</text:p>
      <text:p text:style-name="P2"/>
      <text:p text:style-name="P2"><text:s text:c="8"/>if (e.getSource()==prevfinance){</text:p>
      <text:p text:style-name="P2"><text:s text:c="12"/>ApplyFormpanel.show();</text:p>
      <text:p text:style-name="P2"><text:s text:c="12"/>Workloadpanel.hide();}</text:p>
      <text:p text:style-name="P2"/>
      <text:p text:style-name="P2"><text:s text:c="8"/>if (e.getSource()==submitfinance){</text:p>
      <text:p text:style-name="P2"><text:s text:c="12"/>JOptionPane.showMessageDialog(null,"Your Application submitted");</text:p>
      <text:p text:style-name="P2"><text:s text:c="8"/>}</text:p>
      <text:p text:style-name="P2"><text:s text:c="8"/>if (e.getSource()==nextlabel){</text:p>
      <text:p text:style-name="P2"><text:s text:c="12"/>ApplyFormpanel.hide();</text:p>
      <text:p text:style-name="P2"><text:s text:c="12"/>Workloadpanel.show();</text:p>
      <text:p text:style-name="P2"><text:s text:c="8"/>}</text:p>
      <text:p text:style-name="P2"><text:s text:c="8"/>if (e.getSource()==logout){</text:p>
      <text:p text:style-name="P2"><text:s text:c="12"/>UIManager.put("OptionPane.cancelButtonText", "Cancel");</text:p>
      <text:p text:style-name="P2"/>
      <text:p text:style-name="P2"><text:s text:c="12"/>int option = JOptionPane.showOptionDialog(null, "Are you sure", "Option", JOptionPane.DEFAULT_OPTION,</text:p>
      <text:p text:style-name="P2"><text:s text:c="20"/>JOptionPane.INFORMATION_MESSAGE, null, new Object[]{"confirm", "cancel"}, "Option 1");</text:p>
      <text:p text:style-name="P2"><text:s text:c="12"/>if (option == 1) {</text:p>
      <text:p text:style-name="P2"><text:s text:c="16"/>System.out.println("in the window");</text:p>
      <text:p text:style-name="P2"><text:s text:c="12"/>} else {</text:p>
      <text:p text:style-name="P2"><text:s text:c="16"/>jFrame.dispose();</text:p>
      <text:p text:style-name="P2"><text:s text:c="16"/>try {</text:p>
      <text:p text:style-name="P2"><text:s text:c="20"/>new MyLoginGUI(1);</text:p>
      <text:p text:style-name="P2"><text:s text:c="16"/>} catch (LineUnavailableException ex) {</text:p>
      <text:p text:style-name="P2"><text:s text:c="20"/>throw new RuntimeException(ex);</text:p>
      <text:p text:style-name="P2"><text:s text:c="16"/>} catch (IOException ex) {</text:p>
      <text:p text:style-name="P2"><text:s text:c="20"/>throw new RuntimeException(ex);</text:p>
      <text:p text:style-name="P2"><text:s text:c="16"/>} catch (UnsupportedAudioFileException ex) {</text:p>
      <text:p text:style-name="P2"><text:s text:c="20"/>throw new RuntimeException(ex);</text:p>
      <text:p text:style-name="P2"><text:s text:c="16"/>}</text:p>
      <text:p text:style-name="P2"><text:s text:c="12"/>}</text:p>
      <text:p text:style-name="P2"><text:s text:c="8"/>}</text:p>
      <text:p text:style-name="P2"><text:s text:c="8"/>if (e.getSource()==changemind){</text:p>
      <text:p text:style-name="P2"><text:s text:c="12"/>UIManager.put("OptionPane.cancelButtonText", "Cancel");</text:p>
      <text:p text:style-name="P2"/>
      <text:p text:style-name="P2"><text:s text:c="12"/>int option = JOptionPane.showOptionDialog(null, "Are you sure", "Option", JOptionPane.DEFAULT_OPTION,</text:p>
      <text:p text:style-name="P2"><text:s text:c="20"/>JOptionPane.INFORMATION_MESSAGE, null, new Object[]{"confirm", "cancel"}, "Option 1");</text:p>
      <text:p text:style-name="P2"><text:s text:c="12"/>if (option == 1) {</text:p>
      <text:p text:style-name="P2"><text:s text:c="16"/>System.out.println("in the window");</text:p>
      <text:p text:style-name="P2"><text:s text:c="12"/>} else {</text:p>
      <text:p text:style-name="P2"><text:s text:c="16"/>jFrame.dispose();</text:p>
      <text:p text:style-name="P2"><text:s text:c="16"/>try {</text:p>
      <text:p text:style-name="P2"><text:soft-page-break/><text:s text:c="20"/>new StudentFaculty();</text:p>
      <text:p text:style-name="P2"><text:s text:c="16"/>} catch (UnsupportedAudioFileException ex) {</text:p>
      <text:p text:style-name="P2"><text:s text:c="20"/>throw new RuntimeException(ex);</text:p>
      <text:p text:style-name="P2"><text:s text:c="16"/>} catch (LineUnavailableException ex) {</text:p>
      <text:p text:style-name="P2"><text:s text:c="20"/>throw new RuntimeException(ex);</text:p>
      <text:p text:style-name="P2"><text:s text:c="16"/>} catch (IOException ex) {</text:p>
      <text:p text:style-name="P2"><text:s text:c="20"/>throw new RuntimeException(ex);</text:p>
      <text:p text:style-name="P2"><text:s text:c="16"/>}</text:p>
      <text:p text:style-name="P2"><text:s text:c="12"/>}</text:p>
      <text:p text:style-name="P2"><text:s text:c="8"/>}</text:p>
      <text:p text:style-name="P2"><text:s text:c="8"/>if (e.getSource()==applyformlabel){ApplyFormpanel.show();Workloadpanel.hide();}</text:p>
      <text:p text:style-name="P2"><text:s text:c="8"/>if (e.getSource()==workloadlabel){ApplyFormpanel.hide();Workloadpanel.show();}</text:p>
      <text:p text:style-name="P2"><text:s text:c="4"/>}</text:p>
      <text:p text:style-name="P2"/>
      <text:p text:style-name="P2"><text:s text:c="4"/>@Override</text:p>
      <text:p text:style-name="P2"><text:s text:c="4"/>public void mousePressed(MouseEvent e) {</text:p>
      <text:p text:style-name="P2"><text:s text:c="8"/>clip.start();</text:p>
      <text:p text:style-name="P2"><text:s text:c="4"/>}</text:p>
      <text:p text:style-name="P2"/>
      <text:p text:style-name="P2"><text:s text:c="4"/>@Override</text:p>
      <text:p text:style-name="P2"><text:s text:c="4"/>public void mouseReleased(MouseEvent e) {</text:p>
      <text:p text:style-name="P2"><text:s text:c="8"/>clip.setMicrosecondPosition(0);</text:p>
      <text:p text:style-name="P2"><text:s text:c="4"/>}</text:p>
      <text:p text:style-name="P2"/>
      <text:p text:style-name="P2"><text:s text:c="4"/>@Override</text:p>
      <text:p text:style-name="P2"><text:s text:c="4"/>public void mouseEntered(MouseEvent e) {</text:p>
      <text:p text:style-name="P2"><text:s text:c="8"/>if(e.getSource()==nextlabel){nextlabel.setForeground(GREEN);}</text:p>
      <text:p text:style-name="P2"><text:s text:c="8"/>if (e.getSource()==submitfinance){submitfinance.setForeground(GREEN);}</text:p>
      <text:p text:style-name="P2"><text:s text:c="8"/>if(e.getSource()==prevfinance){prevfinance.setForeground(GREEN);}</text:p>
      <text:p text:style-name="P2"><text:s text:c="8"/>if (e.getSource()==applyformlabel){applyformlabel.setForeground(GREEN);}</text:p>
      <text:p text:style-name="P2"><text:s text:c="8"/>if (e.getSource()==workloadlabel){workloadlabel.setForeground(GREEN);}</text:p>
      <text:p text:style-name="P2"><text:s text:c="8"/>if (e.getSource()==changemind){changemind.setForeground(GREEN);}</text:p>
      <text:p text:style-name="P2"><text:s text:c="8"/>if (e.getSource()==logout){logout.setForeground(GREEN);}</text:p>
      <text:p text:style-name="P2"><text:s text:c="4"/>}</text:p>
      <text:p text:style-name="P2"/>
      <text:p text:style-name="P2"><text:s text:c="4"/>@Override</text:p>
      <text:p text:style-name="P2"><text:s text:c="4"/>public void mouseExited(MouseEvent e) {</text:p>
      <text:p text:style-name="P2"><text:s text:c="8"/>if (e.getSource()==applyformlabel){applyformlabel.setForeground(Color.RED);}</text:p>
      <text:p text:style-name="P2"><text:s text:c="8"/>if (e.getSource()==workloadlabel){workloadlabel.setForeground(Color.RED);}</text:p>
      <text:p text:style-name="P2"><text:s text:c="8"/>if (e.getSource()==changemind){changemind.setForeground(new Color(248, 5, 33));}</text:p>
      <text:p text:style-name="P2"><text:s text:c="8"/>if (e.getSource()==logout){logout.setForeground(new Color(248, 5, 33));}</text:p>
      <text:p text:style-name="P2"/>
      <text:p text:style-name="P2"><text:s text:c="8"/>if(e.getSource()==nextlabel){nextlabel.setForeground(new Color(232, 3, 22));}</text:p>
      <text:p text:style-name="P2"><text:s text:c="8"/>if (e.getSource()==submitfinance){submitfinance.setForeground(new Color(255, 242, 0));}</text:p>
      <text:p text:style-name="P2"><text:s text:c="8"/>if(e.getSource()==prevfinance){prevfinance.setForeground(new Color(255, 242, 0));}</text:p>
      <text:p text:style-name="P2"><text:s text:c="4"/>}</text:p>
      <text:p text:style-name="P2">}</text:p>
      <text:p text:style-name="P2"><text:tab/><text:tab/><text:tab/><text:span text:style-name="T1">The En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5T01:15:09.789000000</dc:date>
    <meta:editing-duration>PT6M42S</meta:editing-duration>
    <meta:editing-cycles>1</meta:editing-cycles>
    <meta:document-statistic meta:table-count="0" meta:image-count="0" meta:object-count="0" meta:page-count="61" meta:paragraph-count="2543" meta:word-count="5325" meta:character-count="112881" meta:non-whitespace-character-count="86989"/>
    <meta:generator>LibreOffice/7.4.4.2$Windows_X86_64 LibreOffice_project/85569322deea74ec9134968a29af2df5663baa21</meta:generator>
  </office:meta>
</office:document-meta>
</file>